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6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e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f62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77b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f19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64f5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1b8f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cb18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6501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c9d7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63fe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c12a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836c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b618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de04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16dc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11b5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13b1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1c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b13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82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f4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7cc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19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27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090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da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560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36d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62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69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7a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6a2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30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9d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4f441" officeooo:paragraph-rsid="4a34f4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571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ef54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53e8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89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6c47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6af6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49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6eda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87f5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72b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a7b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d9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e7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8984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81d1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33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471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a49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403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1b8f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820c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b80c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a654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cb18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ce99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ab1e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e4c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e8fd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6c5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6fa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b7d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ab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e182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bd2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c9fb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072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eb1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67ed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656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53ae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6501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c9d7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d8db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6300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a928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ff92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db52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003f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78a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2c7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3a6a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1d08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0597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381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2001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25ff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28c2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2a30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cb41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aafa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a79c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b73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b618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de04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10b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14e3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411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370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503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fb93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6ebe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1e7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fd9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7aa6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7c71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7cc8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7dd0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faf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4cf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62b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86f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3104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250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2c9e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3185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303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1d5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8cc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1c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2f4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32c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379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a2f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b91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85b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287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3c5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2d3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af2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d11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5a3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93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857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8d5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d72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fe5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59d8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519c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59cc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609b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ae3c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4d8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ada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6b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c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db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8f2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a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26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3f4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b4f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04cc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a34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d6b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39e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632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4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5a5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58a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82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7b3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4d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6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3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b1dbb9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ad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bb4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164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f0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cdc4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db0e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ec3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2f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71c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883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5c5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37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44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97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c45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cb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812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d8a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1ec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ee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41f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f50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08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3e1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437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3c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3cc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c4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d04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e05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56c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299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ae3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4a0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40b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bd5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e1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472f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46f50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4ad9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4571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4760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3c30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3de5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18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b49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eca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202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27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67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b722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8f9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754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20c5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25e9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0db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cc2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5b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9e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bc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d8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093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2cd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935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cd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74e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fa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f2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381a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57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708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4bf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df2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1c7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02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b1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26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c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7cd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197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d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cd0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1e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481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2b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4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423a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466c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47fb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4f5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2cf6c" officeooo:paragraph-rsid="4bc2cf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a5b51" officeooo:paragraph-rsid="4be297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049a0e" officeooo:paragraph-rsid="4c074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ffbce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ff9d1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55b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4f5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6572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5bd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62d3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6043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5e9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416cc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63b25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63dd2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63de5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65074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526af6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3c92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322b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70b9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301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960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993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a69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9df0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a53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88d4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9ac4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9c83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d47235" officeooo:paragraph-rsid="5567ef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d47235" officeooo:paragraph-rsid="556300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1533d7" officeooo:paragraph-rsid="563364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1533d7" officeooo:paragraph-rsid="561533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1533d7" officeooo:paragraph-rsid="561a3c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1533d7" officeooo:paragraph-rsid="5616bf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31e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54212707" officeooo:paragraph-rsid="54287e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83a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ed7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d2c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3b25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fa3e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0942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ffd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4aa3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ff02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2651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276c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4f68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1c4b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3d1d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f27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6c47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33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6300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a79c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10c4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7e52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802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3ae2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905d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944d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b33e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b354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c642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9496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97ca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95b1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b62c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ae3c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b20e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b9a6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d897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dcf3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f033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f067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e0e1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2562082" officeooo:paragraph-rsid="5256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2562082" officeooo:paragraph-rsid="525831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49971a7" officeooo:paragraph-rsid="549971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49971a7" officeooo:paragraph-rsid="549c0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style:font-name-asian="標楷體1"/>
    </style:style>
    <style:style style:name="T2" style:family="text">
      <style:text-properties style:text-position="super 58%" style:font-name="標楷體1" officeooo:rsid="4ba56d92" style:font-name-asian="標楷體1"/>
    </style:style>
    <style:style style:name="T3" style:family="text">
      <style:text-properties style:text-position="super 58%" style:font-name="標楷體1" officeooo:rsid="4bb4c830" style:font-name-asian="標楷體1"/>
    </style:style>
    <style:style style:name="T4" style:family="text">
      <style:text-properties style:text-position="super 58%" style:font-name="標楷體1" officeooo:rsid="4cd75442" style:font-name-asian="標楷體1"/>
    </style:style>
    <style:style style:name="T5" style:family="text">
      <style:text-properties style:text-position="super 58%" style:font-name="標楷體1" officeooo:rsid="4b57a3db"/>
    </style:style>
    <style:style style:name="T6" style:family="text">
      <style:text-properties style:text-position="super 58%" style:font-name="標楷體1" officeooo:rsid="4b969c3d"/>
    </style:style>
    <style:style style:name="T7" style:family="text">
      <style:text-properties style:text-position="super 58%" style:font-name="標楷體1" officeooo:rsid="4bb4c830"/>
    </style:style>
    <style:style style:name="T8" style:family="text">
      <style:text-properties style:text-position="super 58%" style:font-name="標楷體1" officeooo:rsid="54535e71"/>
    </style:style>
    <style:style style:name="T9" style:family="text">
      <style:text-properties style:text-position="super 58%" style:font-name="標楷體1" officeooo:rsid="543ae2b8"/>
    </style:style>
    <style:style style:name="T10" style:family="text">
      <style:text-properties style:text-position="super 58%" style:font-name="標楷體1" officeooo:rsid="5434983c"/>
    </style:style>
    <style:style style:name="T11" style:family="text">
      <style:text-properties style:text-position="super 58%" style:font-name="標楷體1" officeooo:rsid="54303b1f"/>
    </style:style>
    <style:style style:name="T12" style:family="text">
      <style:text-properties style:text-position="super 58%" style:font-name="標楷體1" officeooo:rsid="553287d3"/>
    </style:style>
    <style:style style:name="T13" style:family="text">
      <style:text-properties style:text-position="super 58%" style:font-name="標楷體1" officeooo:rsid="5532d396"/>
    </style:style>
    <style:style style:name="T14" style:family="text">
      <style:text-properties style:text-position="super 58%" style:font-name="標楷體1" officeooo:rsid="561a3c92"/>
    </style:style>
    <style:style style:name="T15" style:family="text">
      <style:text-properties style:text-position="super 58%" style:font-name="標楷體1" officeooo:rsid="53b618fd"/>
    </style:style>
    <style:style style:name="T16" style:family="text">
      <style:text-properties style:text-position="super 58%" style:font-name="標楷體" officeooo:rsid="548d01c2"/>
    </style:style>
    <style:style style:name="T17" style:family="text">
      <style:text-properties style:font-name="標楷體1"/>
    </style:style>
    <style:style style:name="T18" style:family="text">
      <style:text-properties style:font-name="標楷體1" style:font-name-asian="標楷體1"/>
    </style:style>
    <style:style style:name="T19" style:family="text">
      <style:text-properties style:font-name="標楷體1" officeooo:rsid="49a35660" style:font-name-asian="標楷體1"/>
    </style:style>
    <style:style style:name="T20" style:family="text">
      <style:text-properties style:font-name="標楷體1" officeooo:rsid="4a34f441" style:font-name-asian="標楷體1"/>
    </style:style>
    <style:style style:name="T21" style:family="text">
      <style:text-properties style:font-name="標楷體1" officeooo:rsid="4ab05865" style:font-name-asian="標楷體1"/>
    </style:style>
    <style:style style:name="T22" style:family="text">
      <style:text-properties style:font-name="標楷體1" officeooo:rsid="4ae8b1da" style:font-name-asian="標楷體1"/>
    </style:style>
    <style:style style:name="T23" style:family="text">
      <style:text-properties style:font-name="標楷體1" officeooo:rsid="4aeae601" style:font-name-asian="標楷體1"/>
    </style:style>
    <style:style style:name="T24" style:family="text">
      <style:text-properties style:font-name="標楷體1" officeooo:rsid="4aeae7eb" style:font-name-asian="標楷體1"/>
    </style:style>
    <style:style style:name="T25" style:family="text">
      <style:text-properties style:font-name="標楷體1" officeooo:rsid="4aeb34d7" style:font-name-asian="標楷體1"/>
    </style:style>
    <style:style style:name="T26" style:family="text">
      <style:text-properties style:font-name="標楷體1" officeooo:rsid="4aeb9eb5" style:font-name-asian="標楷體1"/>
    </style:style>
    <style:style style:name="T27" style:family="text">
      <style:text-properties style:font-name="標楷體1" officeooo:rsid="4aed8a3e" style:font-name-asian="標楷體1"/>
    </style:style>
    <style:style style:name="T28" style:family="text">
      <style:text-properties style:font-name="標楷體1" officeooo:rsid="4aed8cac" style:font-name-asian="標楷體1"/>
    </style:style>
    <style:style style:name="T29" style:family="text">
      <style:text-properties style:font-name="標楷體1" officeooo:rsid="4af3f40d" style:font-name-asian="標楷體1"/>
    </style:style>
    <style:style style:name="T30" style:family="text">
      <style:text-properties style:font-name="標楷體1" officeooo:rsid="4af9990b" style:font-name-asian="標楷體1"/>
    </style:style>
    <style:style style:name="T31" style:family="text">
      <style:text-properties style:font-name="標楷體1" officeooo:rsid="4afadb9f" style:font-name-asian="標楷體1"/>
    </style:style>
    <style:style style:name="T32" style:family="text">
      <style:text-properties style:font-name="標楷體1" officeooo:rsid="4aff9c3d" style:font-name-asian="標楷體1"/>
    </style:style>
    <style:style style:name="T33" style:family="text">
      <style:text-properties style:font-name="標楷體1" officeooo:rsid="4b04ccdd" style:font-name-asian="標楷體1"/>
    </style:style>
    <style:style style:name="T34" style:family="text">
      <style:text-properties style:font-name="標楷體1" officeooo:rsid="4b196553" style:font-name-asian="標楷體1"/>
    </style:style>
    <style:style style:name="T35" style:family="text">
      <style:text-properties style:font-name="標楷體1" officeooo:rsid="4b1a34ff" style:font-name-asian="標楷體1"/>
    </style:style>
    <style:style style:name="T36" style:family="text">
      <style:text-properties style:font-name="標楷體1" officeooo:rsid="4b1ea214" style:font-name-asian="標楷體1"/>
    </style:style>
    <style:style style:name="T37" style:family="text">
      <style:text-properties style:font-name="標楷體1" officeooo:rsid="4b21d5de" style:font-name-asian="標楷體1"/>
    </style:style>
    <style:style style:name="T38" style:family="text">
      <style:text-properties style:font-name="標楷體1" officeooo:rsid="4b2ee462" style:font-name-asian="標楷體1"/>
    </style:style>
    <style:style style:name="T39" style:family="text">
      <style:text-properties style:font-name="標楷體1" officeooo:rsid="4b3c4d64" style:font-name-asian="標楷體1"/>
    </style:style>
    <style:style style:name="T40" style:family="text">
      <style:text-properties style:font-name="標楷體1" officeooo:rsid="4b531256" style:font-name-asian="標楷體1"/>
    </style:style>
    <style:style style:name="T41" style:family="text">
      <style:text-properties style:font-name="標楷體1" officeooo:rsid="4b536d71" style:font-name-asian="標楷體1"/>
    </style:style>
    <style:style style:name="T42" style:family="text">
      <style:text-properties style:font-name="標楷體1" officeooo:rsid="4b555047" style:font-name-asian="標楷體1"/>
    </style:style>
    <style:style style:name="T43" style:family="text">
      <style:text-properties style:font-name="標楷體1" officeooo:rsid="4b57a3db" style:font-name-asian="標楷體1"/>
    </style:style>
    <style:style style:name="T44" style:family="text">
      <style:text-properties style:font-name="標楷體1" officeooo:rsid="4b969c3d" style:font-name-asian="標楷體1"/>
    </style:style>
    <style:style style:name="T45" style:family="text">
      <style:text-properties style:font-name="標楷體1" officeooo:rsid="4ba813d5" style:font-name-asian="標楷體1"/>
    </style:style>
    <style:style style:name="T46" style:family="text">
      <style:text-properties style:font-name="標楷體1" officeooo:rsid="4ba56d92" style:font-name-asian="標楷體1"/>
    </style:style>
    <style:style style:name="T47" style:family="text">
      <style:text-properties style:font-name="標楷體1" officeooo:rsid="4bafbc6a" style:font-name-asian="標楷體1"/>
    </style:style>
    <style:style style:name="T48" style:family="text">
      <style:text-properties style:font-name="標楷體1" officeooo:rsid="4bbfd365" style:font-name-asian="標楷體1"/>
    </style:style>
    <style:style style:name="T49" style:family="text">
      <style:text-properties style:font-name="標楷體1" officeooo:rsid="4bc691fc" style:font-name-asian="標楷體1"/>
    </style:style>
    <style:style style:name="T50" style:family="text">
      <style:text-properties style:font-name="標楷體1" officeooo:rsid="4bef50f2" style:font-name-asian="標楷體1"/>
    </style:style>
    <style:style style:name="T51" style:family="text">
      <style:text-properties style:font-name="標楷體1" officeooo:rsid="4bf5e3e3" style:font-name-asian="標楷體1"/>
    </style:style>
    <style:style style:name="T52" style:family="text">
      <style:text-properties style:font-name="標楷體1" officeooo:rsid="4bfeff24" style:font-name-asian="標楷體1"/>
    </style:style>
    <style:style style:name="T53" style:family="text">
      <style:text-properties style:font-name="標楷體1" officeooo:rsid="4c0110c3" style:font-name-asian="標楷體1"/>
    </style:style>
    <style:style style:name="T54" style:family="text">
      <style:text-properties style:font-name="標楷體1" officeooo:rsid="4c0262fc" style:font-name-asian="標楷體1"/>
    </style:style>
    <style:style style:name="T55" style:family="text">
      <style:text-properties style:font-name="標楷體1" officeooo:rsid="4c70e875" style:font-name-asian="標楷體1"/>
    </style:style>
    <style:style style:name="T56" style:family="text">
      <style:text-properties style:font-name="標楷體1" officeooo:rsid="4c7cc251" style:font-name-asian="標楷體1"/>
    </style:style>
    <style:style style:name="T57" style:family="text">
      <style:text-properties style:font-name="標楷體1" officeooo:rsid="4c855bcb" style:font-name-asian="標楷體1"/>
    </style:style>
    <style:style style:name="T58" style:family="text">
      <style:text-properties style:font-name="標楷體1" officeooo:rsid="4c8ee699" style:font-name-asian="標楷體1"/>
    </style:style>
    <style:style style:name="T59" style:family="text">
      <style:text-properties style:font-name="標楷體1" officeooo:rsid="4c93a889" style:font-name-asian="標楷體1"/>
    </style:style>
    <style:style style:name="T60" style:family="text">
      <style:text-properties style:font-name="標楷體1" officeooo:rsid="4c93a889" style:font-name-asian="標楷體1" style:font-name-complex="標楷體"/>
    </style:style>
    <style:style style:name="T61" style:family="text">
      <style:text-properties style:font-name="標楷體1" officeooo:rsid="4cab639c" style:font-name-asian="標楷體1"/>
    </style:style>
    <style:style style:name="T62" style:family="text">
      <style:text-properties style:font-name="標楷體1" officeooo:rsid="4cb14fac" style:font-name-asian="標楷體1"/>
    </style:style>
    <style:style style:name="T63" style:family="text">
      <style:text-properties style:font-name="標楷體1" officeooo:rsid="4c991ddd" style:font-name-asian="標楷體1"/>
    </style:style>
    <style:style style:name="T64" style:family="text">
      <style:text-properties style:font-name="標楷體1" officeooo:rsid="4cc38040" style:font-name-asian="標楷體1"/>
    </style:style>
    <style:style style:name="T65" style:family="text">
      <style:text-properties style:font-name="標楷體1" officeooo:rsid="4ccd3da4" style:font-name-asian="標楷體1"/>
    </style:style>
    <style:style style:name="T66" style:family="text">
      <style:text-properties style:font-name="標楷體1" officeooo:rsid="4cd75442" style:font-name-asian="標楷體1"/>
    </style:style>
    <style:style style:name="T67" style:family="text">
      <style:text-properties style:font-name="標楷體1" officeooo:rsid="4ce8f976" style:font-name-asian="標楷體1"/>
    </style:style>
    <style:style style:name="T68" style:family="text">
      <style:text-properties style:font-name="標楷體1" officeooo:rsid="4d4b0db0" style:font-name-asian="標楷體1"/>
    </style:style>
    <style:style style:name="T69" style:family="text">
      <style:text-properties style:font-name="標楷體1" officeooo:rsid="4d6f203b" style:font-name-asian="標楷體1"/>
    </style:style>
    <style:style style:name="T70" style:family="text">
      <style:text-properties style:font-name="標楷體1" officeooo:rsid="4d770443" style:font-name-asian="標楷體1"/>
    </style:style>
    <style:style style:name="T71" style:family="text">
      <style:text-properties style:font-name="標楷體1" officeooo:rsid="4d3c2f4e" style:font-name-asian="標楷體1"/>
    </style:style>
    <style:style style:name="T72" style:family="text">
      <style:text-properties style:font-name="標楷體1" officeooo:rsid="4dae5276" style:font-name-asian="標楷體1"/>
    </style:style>
    <style:style style:name="T73" style:family="text">
      <style:text-properties style:font-name="標楷體1" officeooo:rsid="4dbf1947" style:font-name-asian="標楷體1"/>
    </style:style>
    <style:style style:name="T74" style:family="text">
      <style:text-properties style:font-name="標楷體1" officeooo:rsid="4dabc75d" style:font-name-asian="標楷體1"/>
    </style:style>
    <style:style style:name="T75" style:family="text">
      <style:text-properties style:font-name="標楷體1" officeooo:rsid="5228545c" style:font-name-asian="標楷體1"/>
    </style:style>
    <style:style style:name="T76" style:family="text">
      <style:text-properties style:font-name="標楷體1" officeooo:rsid="5438faf7" style:font-name-asian="標楷體1"/>
    </style:style>
    <style:style style:name="T77" style:family="text">
      <style:text-properties style:font-name="標楷體1" officeooo:rsid="4ab05865" style:font-name-asian="Liberation Serif1" style:font-name-complex="Liberation Serif1"/>
    </style:style>
    <style:style style:name="T78" style:family="text">
      <style:text-properties style:font-name="標楷體1" officeooo:rsid="54267400" style:font-name-asian="Liberation Serif1" style:font-name-complex="Liberation Serif1"/>
    </style:style>
    <style:style style:name="T79" style:family="text">
      <style:text-properties style:font-name="標楷體1" style:text-underline-style="solid" style:text-underline-width="auto" style:text-underline-color="font-color" officeooo:rsid="17cb7444"/>
    </style:style>
    <style:style style:name="T80" style:family="text">
      <style:text-properties style:font-name="標楷體1" officeooo:rsid="4ab05865"/>
    </style:style>
    <style:style style:name="T81" style:family="text">
      <style:text-properties style:font-name="標楷體1" officeooo:rsid="4ae7655e"/>
    </style:style>
    <style:style style:name="T82" style:family="text">
      <style:text-properties style:font-name="標楷體1" officeooo:rsid="4b281999"/>
    </style:style>
    <style:style style:name="T83" style:family="text">
      <style:text-properties style:font-name="標楷體1" officeooo:rsid="4aed8a3e"/>
    </style:style>
    <style:style style:name="T84" style:family="text">
      <style:text-properties style:font-name="標楷體1" officeooo:rsid="4b2d6b21"/>
    </style:style>
    <style:style style:name="T85" style:family="text">
      <style:text-properties style:font-name="標楷體1" officeooo:rsid="4b2f8ae5"/>
    </style:style>
    <style:style style:name="T86" style:family="text">
      <style:text-properties style:font-name="標楷體1" officeooo:rsid="4aeae601"/>
    </style:style>
    <style:style style:name="T87" style:family="text">
      <style:text-properties style:font-name="標楷體1" officeooo:rsid="4afb970f"/>
    </style:style>
    <style:style style:name="T88" style:family="text">
      <style:text-properties style:font-name="標楷體1" officeooo:rsid="4b0777e9"/>
    </style:style>
    <style:style style:name="T89" style:family="text">
      <style:text-properties style:font-name="標楷體1" officeooo:rsid="4b057410"/>
    </style:style>
    <style:style style:name="T90" style:family="text">
      <style:text-properties style:font-name="標楷體1" officeooo:rsid="4b358acd"/>
    </style:style>
    <style:style style:name="T91" style:family="text">
      <style:text-properties style:font-name="標楷體1" officeooo:rsid="4b35b65f"/>
    </style:style>
    <style:style style:name="T92" style:family="text">
      <style:text-properties style:font-name="標楷體1" officeooo:rsid="4aada004"/>
    </style:style>
    <style:style style:name="T93" style:family="text">
      <style:text-properties style:font-name="標楷體1" officeooo:rsid="4aed8cac"/>
    </style:style>
    <style:style style:name="T94" style:family="text">
      <style:text-properties style:font-name="標楷體1" officeooo:rsid="4b2482fd"/>
    </style:style>
    <style:style style:name="T95" style:family="text">
      <style:text-properties style:font-name="標楷體1" officeooo:rsid="4b35c48d"/>
    </style:style>
    <style:style style:name="T96" style:family="text">
      <style:text-properties style:font-name="標楷體1" officeooo:rsid="4b5164f2"/>
    </style:style>
    <style:style style:name="T97" style:family="text">
      <style:text-properties style:font-name="標楷體1" officeooo:rsid="4b595183"/>
    </style:style>
    <style:style style:name="T98" style:family="text">
      <style:text-properties style:font-name="標楷體1" officeooo:rsid="4b5f0e09"/>
    </style:style>
    <style:style style:name="T99" style:family="text">
      <style:text-properties style:font-name="標楷體1" officeooo:rsid="4ba56d92"/>
    </style:style>
    <style:style style:name="T100" style:family="text">
      <style:text-properties style:font-name="標楷體1" officeooo:rsid="4baa3d38"/>
    </style:style>
    <style:style style:name="T101" style:family="text">
      <style:text-properties style:font-name="標楷體1" officeooo:rsid="4baf6da7"/>
    </style:style>
    <style:style style:name="T102" style:family="text">
      <style:text-properties style:font-name="標楷體1" officeooo:rsid="4bb5c5f1"/>
    </style:style>
    <style:style style:name="T103" style:family="text">
      <style:text-properties style:font-name="標楷體1" officeooo:rsid="4bb4c830"/>
    </style:style>
    <style:style style:name="T104" style:family="text">
      <style:text-properties style:font-name="標楷體1" officeooo:rsid="4be8640f"/>
    </style:style>
    <style:style style:name="T105" style:family="text">
      <style:text-properties style:font-name="標楷體1" officeooo:rsid="4b4ad8aa"/>
    </style:style>
    <style:style style:name="T106" style:family="text">
      <style:text-properties style:font-name="標楷體1" officeooo:rsid="4c07cfda"/>
    </style:style>
    <style:style style:name="T107" style:family="text">
      <style:text-properties style:font-name="標楷體1" officeooo:rsid="4c115fc6"/>
    </style:style>
    <style:style style:name="T108" style:family="text">
      <style:text-properties style:font-name="標楷體1" officeooo:rsid="4c2f0299"/>
    </style:style>
    <style:style style:name="T109" style:family="text">
      <style:text-properties style:font-name="標楷體1" officeooo:rsid="4c4763b5"/>
    </style:style>
    <style:style style:name="T110" style:family="text">
      <style:text-properties style:font-name="標楷體1" officeooo:rsid="4be8f062"/>
    </style:style>
    <style:style style:name="T111" style:family="text">
      <style:text-properties style:font-name="標楷體1" officeooo:rsid="4bfeff24"/>
    </style:style>
    <style:style style:name="T112" style:family="text">
      <style:text-properties style:font-name="標楷體1" officeooo:rsid="4c0110c3"/>
    </style:style>
    <style:style style:name="T113" style:family="text">
      <style:text-properties style:font-name="標楷體1" officeooo:rsid="4c0d8ac8"/>
    </style:style>
    <style:style style:name="T114" style:family="text">
      <style:text-properties style:font-name="標楷體1" officeooo:rsid="4c390e48"/>
    </style:style>
    <style:style style:name="T115" style:family="text">
      <style:text-properties style:font-name="標楷體1" officeooo:rsid="4c440ba6"/>
    </style:style>
    <style:style style:name="T116" style:family="text">
      <style:text-properties style:font-name="標楷體1" officeooo:rsid="4c45248e"/>
    </style:style>
    <style:style style:name="T117" style:family="text">
      <style:text-properties style:font-name="標楷體1" officeooo:rsid="4c52adf5"/>
    </style:style>
    <style:style style:name="T118" style:family="text">
      <style:text-properties style:font-name="標楷體1" officeooo:rsid="4c54622c"/>
    </style:style>
    <style:style style:name="T119" style:family="text">
      <style:text-properties style:font-name="標楷體1" officeooo:rsid="4c55d2ab"/>
    </style:style>
    <style:style style:name="T120" style:family="text">
      <style:text-properties style:font-name="標楷體1" officeooo:rsid="4c7ae97c"/>
    </style:style>
    <style:style style:name="T121" style:family="text">
      <style:text-properties style:font-name="標楷體1" officeooo:rsid="4c7cc251"/>
    </style:style>
    <style:style style:name="T122" style:family="text">
      <style:text-properties style:font-name="標楷體1" officeooo:rsid="4c8d8fa4"/>
    </style:style>
    <style:style style:name="T123" style:family="text">
      <style:text-properties style:font-name="標楷體1" officeooo:rsid="4cb14fac"/>
    </style:style>
    <style:style style:name="T124" style:family="text">
      <style:text-properties style:font-name="標楷體1" officeooo:rsid="4d4642f1"/>
    </style:style>
    <style:style style:name="T125" style:family="text">
      <style:text-properties style:font-name="標楷體1" officeooo:rsid="4ddbd579"/>
    </style:style>
    <style:style style:name="T126" style:family="text">
      <style:text-properties style:font-name="標楷體1" officeooo:rsid="4dde1ab1"/>
    </style:style>
    <style:style style:name="T127" style:family="text">
      <style:text-properties style:font-name="標楷體1" officeooo:rsid="4dbf1947"/>
    </style:style>
    <style:style style:name="T128" style:family="text">
      <style:text-properties style:font-name="標楷體1" officeooo:rsid="527d93c6"/>
    </style:style>
    <style:style style:name="T129" style:family="text">
      <style:text-properties style:font-name="標楷體1" officeooo:rsid="54212707"/>
    </style:style>
    <style:style style:name="T130" style:family="text">
      <style:text-properties style:font-name="標楷體1" officeooo:rsid="54267400"/>
    </style:style>
    <style:style style:name="T131" style:family="text">
      <style:text-properties style:font-name="標楷體1" officeooo:rsid="54310488"/>
    </style:style>
    <style:style style:name="T132" style:family="text">
      <style:text-properties style:font-name="標楷體1" officeooo:rsid="5438faf7"/>
    </style:style>
    <style:style style:name="T133" style:family="text">
      <style:text-properties style:font-name="標楷體1" officeooo:rsid="2b6f314a"/>
    </style:style>
    <style:style style:name="T134" style:family="text">
      <style:text-properties style:font-name="標楷體1" officeooo:rsid="5459eea4"/>
    </style:style>
    <style:style style:name="T135" style:family="text">
      <style:text-properties style:font-name="標楷體1" officeooo:rsid="54717ea8"/>
    </style:style>
    <style:style style:name="T136" style:family="text">
      <style:text-properties style:font-name="標楷體1" officeooo:rsid="5472f0ef"/>
    </style:style>
    <style:style style:name="T137" style:family="text">
      <style:text-properties style:font-name="標楷體1" officeooo:rsid="5476cd68"/>
    </style:style>
    <style:style style:name="T138" style:family="text">
      <style:text-properties style:font-name="標楷體1" officeooo:rsid="547e525a"/>
    </style:style>
    <style:style style:name="T139" style:family="text">
      <style:text-properties style:font-name="標楷體1" officeooo:rsid="547ea042"/>
    </style:style>
    <style:style style:name="T140" style:family="text">
      <style:text-properties style:font-name="標楷體1" officeooo:rsid="54905d15"/>
    </style:style>
    <style:style style:name="T141" style:family="text">
      <style:text-properties style:font-name="標楷體1" officeooo:rsid="54924af9"/>
    </style:style>
    <style:style style:name="T142" style:family="text">
      <style:text-properties style:font-name="標楷體1" officeooo:rsid="54944d49"/>
    </style:style>
    <style:style style:name="T143" style:family="text">
      <style:text-properties style:font-name="標楷體1" officeooo:rsid="54a6d624"/>
    </style:style>
    <style:style style:name="T144" style:family="text">
      <style:text-properties style:font-name="標楷體1" officeooo:rsid="5434983c"/>
    </style:style>
    <style:style style:name="T145" style:family="text">
      <style:text-properties style:font-name="標楷體1" officeooo:rsid="54ade61f"/>
    </style:style>
    <style:style style:name="T146" style:family="text">
      <style:text-properties style:font-name="標楷體1" officeooo:rsid="54b16b00"/>
    </style:style>
    <style:style style:name="T147" style:family="text">
      <style:text-properties style:font-name="標楷體1" officeooo:rsid="54b20e5a"/>
    </style:style>
    <style:style style:name="T148" style:family="text">
      <style:text-properties style:font-name="標楷體1" officeooo:rsid="54b55299"/>
    </style:style>
    <style:style style:name="T149" style:family="text">
      <style:text-properties style:font-name="標楷體1" officeooo:rsid="54dcf3fa"/>
    </style:style>
    <style:style style:name="T150" style:family="text">
      <style:text-properties style:font-name="標楷體1" officeooo:rsid="54e4f949"/>
    </style:style>
    <style:style style:name="T151" style:family="text">
      <style:text-properties style:font-name="標楷體1" officeooo:rsid="545d939d"/>
    </style:style>
    <style:style style:name="T152" style:family="text">
      <style:text-properties style:font-name="標楷體1" officeooo:rsid="5443543e"/>
    </style:style>
    <style:style style:name="T153" style:family="text">
      <style:text-properties style:font-name="標楷體1" officeooo:rsid="5443fbb9"/>
    </style:style>
    <style:style style:name="T154" style:family="text">
      <style:text-properties style:font-name="標楷體1" officeooo:rsid="541f743d"/>
    </style:style>
    <style:style style:name="T155" style:family="text">
      <style:text-properties style:font-name="標楷體1" officeooo:rsid="54303b1f"/>
    </style:style>
    <style:style style:name="T156" style:family="text">
      <style:text-properties style:font-name="標楷體1" officeooo:rsid="54330ca6"/>
    </style:style>
    <style:style style:name="T157" style:family="text">
      <style:text-properties style:font-name="標楷體1" officeooo:rsid="5510c495"/>
    </style:style>
    <style:style style:name="T158" style:family="text">
      <style:text-properties style:font-name="標楷體1" officeooo:rsid="55148fd9"/>
    </style:style>
    <style:style style:name="T159" style:family="text">
      <style:text-properties style:font-name="標楷體1" officeooo:rsid="553287d3"/>
    </style:style>
    <style:style style:name="T160" style:family="text">
      <style:text-properties style:font-name="標楷體1" officeooo:rsid="5532d396"/>
    </style:style>
    <style:style style:name="T161" style:family="text">
      <style:text-properties style:font-name="標楷體1" officeooo:rsid="553d1122"/>
    </style:style>
    <style:style style:name="T162" style:family="text">
      <style:text-properties style:font-name="標楷體1" officeooo:rsid="5545a3c3"/>
    </style:style>
    <style:style style:name="T163" style:family="text">
      <style:text-properties style:font-name="標楷體1" officeooo:rsid="554b4d8d"/>
    </style:style>
    <style:style style:name="T164" style:family="text">
      <style:text-properties style:font-name="標楷體1" officeooo:rsid="554fe572"/>
    </style:style>
    <style:style style:name="T165" style:family="text">
      <style:text-properties style:font-name="標楷體1" officeooo:rsid="5511b5a9"/>
    </style:style>
    <style:style style:name="T166" style:family="text">
      <style:text-properties style:font-name="標楷體1" officeooo:rsid="5522f4be"/>
    </style:style>
    <style:style style:name="T167" style:family="text">
      <style:text-properties style:font-name="標楷體1" officeooo:rsid="55232cde"/>
    </style:style>
    <style:style style:name="T168" style:family="text">
      <style:text-properties style:font-name="標楷體1" officeooo:rsid="552b91e8"/>
    </style:style>
    <style:style style:name="T169" style:family="text">
      <style:text-properties style:font-name="標楷體1" officeooo:rsid="561d084d"/>
    </style:style>
    <style:style style:name="T170" style:family="text">
      <style:text-properties style:font-name="標楷體1" officeooo:rsid="526eda21"/>
    </style:style>
    <style:style style:name="T171" style:family="text">
      <style:text-properties style:font-name="標楷體1" officeooo:rsid="531ecd01"/>
    </style:style>
    <style:style style:name="T172" style:family="text">
      <style:text-properties style:font-name="標楷體1" officeooo:rsid="539c830e"/>
    </style:style>
    <style:style style:name="T173" style:family="text">
      <style:text-properties style:font-name="標楷體1" officeooo:rsid="56381b1e"/>
    </style:style>
    <style:style style:name="T174" style:family="text">
      <style:text-properties style:font-name="標楷體1" officeooo:rsid="53d47235"/>
    </style:style>
    <style:style style:name="T175" style:family="text">
      <style:text-properties style:font-name="標楷體1" officeooo:rsid="5469c205"/>
    </style:style>
    <style:style style:name="T176" style:family="text">
      <style:text-properties style:font-name="標楷體1" officeooo:rsid="546cbe98"/>
    </style:style>
    <style:style style:name="T177" style:family="text">
      <style:text-properties style:font-name="標楷體1" officeooo:rsid="54778799"/>
    </style:style>
    <style:style style:name="T178" style:family="text">
      <style:text-properties style:font-name="標楷體1" officeooo:rsid="5478b3c1"/>
    </style:style>
    <style:style style:name="T179" style:family="text">
      <style:text-properties style:font-name="標楷體1" officeooo:rsid="54250664"/>
    </style:style>
    <style:style style:name="T180" style:family="text">
      <style:text-properties style:font-name="標楷體1" officeooo:rsid="551ec71d"/>
    </style:style>
    <style:style style:name="T181" style:family="text">
      <style:text-properties style:font-name="標楷體1" officeooo:rsid="551d5d01"/>
    </style:style>
    <style:style style:name="T182" style:family="text">
      <style:text-properties style:font-name="標楷體1" officeooo:rsid="552379d6"/>
    </style:style>
    <style:style style:name="T183" style:family="text">
      <style:text-properties style:font-name="標楷體1" officeooo:rsid="543ae2b8"/>
    </style:style>
    <style:style style:name="T184" style:family="text">
      <style:text-properties style:font-name="標楷體1" officeooo:rsid="548e9471"/>
    </style:style>
    <style:style style:name="T185" style:family="text">
      <style:text-properties style:font-name="標楷體1" officeooo:rsid="5497ca64"/>
    </style:style>
    <style:style style:name="T186" style:family="text">
      <style:text-properties style:font-name="標楷體1" officeooo:rsid="54b13fa1"/>
    </style:style>
    <style:style style:name="T187" style:family="text">
      <style:text-properties fo:color="#333333"/>
    </style:style>
    <style:style style:name="T188" style:family="text">
      <style:text-properties fo:color="#333333" officeooo:rsid="496f7bbc"/>
    </style:style>
    <style:style style:name="T189" style:family="text">
      <style:text-properties fo:color="#333333" style:font-name="標楷體1"/>
    </style:style>
    <style:style style:name="T190" style:family="text">
      <style:text-properties fo:color="#333333" style:font-name="標楷體1" style:font-name-asian="標楷體1"/>
    </style:style>
    <style:style style:name="T191" style:family="text">
      <style:text-properties fo:color="#333333" style:font-name="標楷體1" officeooo:rsid="4c991ddd" style:font-name-asian="標楷體1"/>
    </style:style>
    <style:style style:name="T192" style:family="text">
      <style:text-properties fo:color="#333333" style:font-name="標楷體1" officeooo:rsid="4cc38040" style:font-name-asian="標楷體1"/>
    </style:style>
    <style:style style:name="T193" style:family="text">
      <style:text-properties fo:color="#333333" style:font-name="標楷體1" officeooo:rsid="55148fd9"/>
    </style:style>
    <style:style style:name="T194" style:family="text">
      <style:text-properties fo:color="#333333" style:font-name="標楷體1" officeooo:rsid="54310488"/>
    </style:style>
    <style:style style:name="T195" style:family="text">
      <style:text-properties fo:color="#333333" style:font-name="標楷體1" officeooo:rsid="541f743d"/>
    </style:style>
    <style:style style:name="T196" style:family="text">
      <style:text-properties fo:color="#333333" style:font-name="標楷體1" officeooo:rsid="5511b5a9"/>
    </style:style>
    <style:style style:name="T197" style:family="text">
      <style:text-properties fo:color="#333333" style:font-name="標楷體1" officeooo:rsid="5513b1a2"/>
    </style:style>
    <style:style style:name="T198" style:family="text">
      <style:text-properties fo:color="#333333" style:font-name="標楷體1" officeooo:rsid="553eb4bc"/>
    </style:style>
    <style:style style:name="T199" style:family="text">
      <style:text-properties fo:color="#333333" officeooo:rsid="4d3c2f4e"/>
    </style:style>
    <style:style style:name="T200" style:family="text">
      <style:text-properties fo:color="#333333" officeooo:rsid="362b5268"/>
    </style:style>
    <style:style style:name="T201" style:family="text">
      <style:text-properties fo:color="#333333" style:font-name="Arial1" officeooo:rsid="4d3c2f4e" style:font-name-asian="Arial1"/>
    </style:style>
    <style:style style:name="T202" style:family="text">
      <style:text-properties fo:color="#333333" style:font-name="Arial1" officeooo:rsid="5511b5a9" style:font-name-asian="Arial1"/>
    </style:style>
    <style:style style:name="T203" style:family="text">
      <style:text-properties fo:color="#333333" style:font-name="Arial1" officeooo:rsid="5511b5a9"/>
    </style:style>
    <style:style style:name="T204" style:family="text">
      <style:text-properties fo:color="#333333" officeooo:rsid="529a4416"/>
    </style:style>
    <style:style style:name="T205" style:family="text">
      <style:text-properties fo:color="#333333" officeooo:rsid="5511b5a9"/>
    </style:style>
    <style:style style:name="T206" style:family="text">
      <style:text-properties fo:color="#333333" officeooo:rsid="541f743d"/>
    </style:style>
    <style:style style:name="T207" style:family="text">
      <style:text-properties fo:color="#333333" style:font-name="標楷體1"/>
    </style:style>
    <style:style style:name="T208" style:family="text">
      <style:text-properties fo:color="#333333" style:font-name="標楷體1" officeooo:rsid="4b4ad8aa"/>
    </style:style>
    <style:style style:name="T209" style:family="text">
      <style:text-properties style:text-underline-style="solid" style:text-underline-width="auto" style:text-underline-color="font-color"/>
    </style:style>
    <style:style style:name="T210" style:family="text">
      <style:text-properties style:text-underline-style="solid" style:text-underline-width="auto" style:text-underline-color="font-color" officeooo:rsid="48782837"/>
    </style:style>
    <style:style style:name="T211" style:family="text">
      <style:text-properties style:text-underline-style="solid" style:text-underline-width="auto" style:text-underline-color="font-color" officeooo:rsid="53226882"/>
    </style:style>
    <style:style style:name="T212" style:family="text">
      <style:text-properties officeooo:rsid="362b5268"/>
    </style:style>
    <style:style style:name="T213" style:family="text">
      <style:text-properties officeooo:rsid="48fdd2e9"/>
    </style:style>
    <style:style style:name="T214" style:family="text">
      <style:text-properties officeooo:rsid="49032c72"/>
    </style:style>
    <style:style style:name="T215" style:family="text">
      <style:text-properties officeooo:rsid="2b6f314a"/>
    </style:style>
    <style:style style:name="T216" style:family="text">
      <style:text-properties officeooo:rsid="49a35660"/>
    </style:style>
    <style:style style:name="T217" style:family="text">
      <style:text-properties officeooo:rsid="4a119482"/>
    </style:style>
    <style:style style:name="T218" style:family="text">
      <style:text-properties officeooo:rsid="4a330b3c"/>
    </style:style>
    <style:style style:name="T219" style:family="text">
      <style:text-properties officeooo:rsid="4ab05865"/>
    </style:style>
    <style:style style:name="T220" style:family="text">
      <style:text-properties officeooo:rsid="4ae7655e"/>
    </style:style>
    <style:style style:name="T221" style:family="text">
      <style:text-properties officeooo:rsid="4ae8b1da"/>
    </style:style>
    <style:style style:name="T222" style:family="text">
      <style:text-properties officeooo:rsid="4aed8a3e"/>
    </style:style>
    <style:style style:name="T223" style:family="text">
      <style:text-properties officeooo:rsid="4b2482fd"/>
    </style:style>
    <style:style style:name="T224" style:family="text">
      <style:text-properties officeooo:rsid="4b3c4d64"/>
    </style:style>
    <style:style style:name="T225" style:family="text">
      <style:text-properties officeooo:rsid="4aada004"/>
    </style:style>
    <style:style style:name="T226" style:family="text">
      <style:text-properties officeooo:rsid="4b531256"/>
    </style:style>
    <style:style style:name="T227" style:family="text">
      <style:text-properties officeooo:rsid="4b536d71"/>
    </style:style>
    <style:style style:name="T228" style:family="text">
      <style:text-properties officeooo:rsid="4b555047"/>
    </style:style>
    <style:style style:name="T229" style:family="text">
      <style:text-properties officeooo:rsid="4b57a3db"/>
    </style:style>
    <style:style style:name="T230" style:family="text">
      <style:text-properties officeooo:rsid="4ba56d92"/>
    </style:style>
    <style:style style:name="T231" style:family="text">
      <style:text-properties style:text-position="sub 58%" style:font-name="標楷體1" officeooo:rsid="4baf6da7"/>
    </style:style>
    <style:style style:name="T232" style:family="text">
      <style:text-properties style:text-position="sub 58%" style:font-name="標楷體1" officeooo:rsid="4bb380ef"/>
    </style:style>
    <style:style style:name="T233" style:family="text">
      <style:text-properties style:text-position="sub 58%" style:font-name="標楷體1" officeooo:rsid="4beb5dd0"/>
    </style:style>
    <style:style style:name="T234" style:family="text">
      <style:text-properties style:text-position="sub 58%" style:font-name="標楷體1" officeooo:rsid="4c115fc6"/>
    </style:style>
    <style:style style:name="T235" style:family="text">
      <style:text-properties style:text-position="sub 58%" style:font-name="標楷體1" officeooo:rsid="4c5ab634"/>
    </style:style>
    <style:style style:name="T236" style:family="text">
      <style:text-properties style:text-position="sub 58%" style:font-name="標楷體1" officeooo:rsid="4bef50f2" style:font-name-asian="標楷體1"/>
    </style:style>
    <style:style style:name="T237" style:family="text">
      <style:text-properties style:text-position="sub 58%" style:font-name="標楷體1" officeooo:rsid="4bf1bad6" style:font-name-asian="標楷體1"/>
    </style:style>
    <style:style style:name="T238" style:family="text">
      <style:text-properties style:text-position="sub 58%" style:font-name="標楷體1" officeooo:rsid="4bf43781" style:font-name-asian="標楷體1"/>
    </style:style>
    <style:style style:name="T239" style:family="text">
      <style:text-properties style:text-position="sub 58%" style:font-name="標楷體1" officeooo:rsid="4bfaadc1" style:font-name-asian="標楷體1"/>
    </style:style>
    <style:style style:name="T240" style:family="text">
      <style:text-properties style:text-position="sub 58%" style:font-name="標楷體1" officeooo:rsid="4c456c42" style:font-name-asian="標楷體1"/>
    </style:style>
    <style:style style:name="T241" style:family="text">
      <style:text-properties style:text-position="sub 58%" style:font-name="標楷體1" officeooo:rsid="4c5bfa0d" style:font-name-asian="標楷體1"/>
    </style:style>
    <style:style style:name="T242" style:family="text">
      <style:text-properties style:text-position="sub 58%" style:font-name="標楷體1" officeooo:rsid="4c62496f" style:font-name-asian="標楷體1"/>
    </style:style>
    <style:style style:name="T243" style:family="text">
      <style:text-properties style:text-position="sub 58%" style:font-name="標楷體1" officeooo:rsid="4c631a53" style:font-name-asian="標楷體1"/>
    </style:style>
    <style:style style:name="T244" style:family="text">
      <style:text-properties style:text-position="sub 58%" style:font-name="標楷體1" officeooo:rsid="4c63c2ca" style:font-name-asian="標楷體1"/>
    </style:style>
    <style:style style:name="T245" style:family="text">
      <style:text-properties style:text-position="sub 58%" style:font-name="標楷體1" officeooo:rsid="4c64e522" style:font-name-asian="標楷體1"/>
    </style:style>
    <style:style style:name="T246" style:family="text">
      <style:text-properties style:text-position="sub 58%" style:font-name="標楷體1" officeooo:rsid="4c0d8ac8"/>
    </style:style>
    <style:style style:name="T247" style:family="text">
      <style:text-properties style:text-position="sub 58%" style:font-name="標楷體1" officeooo:rsid="4c3fda5c"/>
    </style:style>
    <style:style style:name="T248" style:family="text">
      <style:text-properties style:text-position="sub 58%" style:font-name="標楷體1" officeooo:rsid="54924af9"/>
    </style:style>
    <style:style style:name="T249" style:family="text">
      <style:text-properties style:text-position="sub 58%" style:font-name="標楷體1" officeooo:rsid="54944d49"/>
    </style:style>
    <style:style style:name="T250" style:family="text">
      <style:text-properties style:text-position="sub 58%" style:font-name="標楷體1" officeooo:rsid="554fe572"/>
    </style:style>
    <style:style style:name="T251" style:family="text">
      <style:text-properties style:text-position="sub 58%" style:font-name="標楷體1" officeooo:rsid="5559cc15"/>
    </style:style>
    <style:style style:name="T252" style:family="text">
      <style:text-properties style:text-position="sub 58%" style:font-name="標楷體1" officeooo:rsid="552379d6"/>
    </style:style>
    <style:style style:name="T253" style:family="text">
      <style:text-properties style:text-position="sub 58%" style:font-name="標楷體" officeooo:rsid="548d01c2"/>
    </style:style>
    <style:style style:name="T254" style:family="text">
      <style:text-properties officeooo:rsid="4baf6da7"/>
    </style:style>
    <style:style style:name="T255" style:family="text">
      <style:text-properties fo:color="#1c1c1c"/>
    </style:style>
    <style:style style:name="T256" style:family="text">
      <style:text-properties fo:color="#1c1c1c" style:font-name="標楷體1"/>
    </style:style>
    <style:style style:name="T257" style:family="text">
      <style:text-properties fo:color="#1c1c1c" style:font-name="標楷體1" officeooo:rsid="4baa3d38"/>
    </style:style>
    <style:style style:name="T258" style:family="text">
      <style:text-properties fo:color="#1c1c1c" style:font-name="標楷體1" officeooo:rsid="4ba56d92"/>
    </style:style>
    <style:style style:name="T259" style:family="text">
      <style:text-properties fo:color="#1c1c1c" style:font-name="標楷體1" officeooo:rsid="4baf6da7"/>
    </style:style>
    <style:style style:name="T260" style:family="text">
      <style:text-properties fo:color="#1c1c1c" style:font-name="標楷體1" officeooo:rsid="4bb4c830"/>
    </style:style>
    <style:style style:name="T261" style:family="text">
      <style:text-properties fo:color="#1c1c1c" style:font-name="標楷體1" officeooo:rsid="5434983c"/>
    </style:style>
    <style:style style:name="T262" style:family="text">
      <style:text-properties fo:color="#1c1c1c" style:font-name="標楷體1" officeooo:rsid="54ae3c25"/>
    </style:style>
    <style:style style:name="T263" style:family="text">
      <style:text-properties fo:color="#1c1c1c" officeooo:rsid="4ba56d92"/>
    </style:style>
    <style:style style:name="T264" style:family="text">
      <style:text-properties fo:color="#1c1c1c" style:text-position="super 58%" style:font-name="標楷體1" officeooo:rsid="4bb4c830"/>
    </style:style>
    <style:style style:name="T265" style:family="text">
      <style:text-properties fo:color="#1c1c1c" style:text-position="super 58%" style:font-name="標楷體1" officeooo:rsid="5434983c"/>
    </style:style>
    <style:style style:name="T266" style:family="text">
      <style:text-properties fo:color="#1c1c1c" officeooo:rsid="5253e8a9"/>
    </style:style>
    <style:style style:name="T267" style:family="text">
      <style:text-properties officeooo:rsid="4bbfd365"/>
    </style:style>
    <style:style style:name="T268" style:family="text">
      <style:text-properties officeooo:rsid="4bc2cf6c"/>
    </style:style>
    <style:style style:name="T269" style:family="text">
      <style:text-properties officeooo:rsid="4bc691fc"/>
    </style:style>
    <style:style style:name="T270" style:family="text">
      <style:text-properties officeooo:rsid="4b4ad8aa"/>
    </style:style>
    <style:style style:name="T271" style:family="text">
      <style:text-properties officeooo:rsid="4bef50f2"/>
    </style:style>
    <style:style style:name="T272" style:family="text">
      <style:text-properties officeooo:rsid="4bf5e3e3"/>
    </style:style>
    <style:style style:name="T273" style:family="text">
      <style:text-properties officeooo:rsid="4c049a0e"/>
    </style:style>
    <style:style style:name="T274" style:family="text">
      <style:text-properties officeooo:rsid="4c7cc251"/>
    </style:style>
    <style:style style:name="T275" style:family="text">
      <style:text-properties officeooo:rsid="4c8d8fa4"/>
    </style:style>
    <style:style style:name="T276" style:family="text">
      <style:text-properties officeooo:rsid="4c991ddd"/>
    </style:style>
    <style:style style:name="T277" style:family="text">
      <style:text-properties officeooo:rsid="4cab639c"/>
    </style:style>
    <style:style style:name="T278" style:family="text">
      <style:text-properties officeooo:rsid="4cb14fac"/>
    </style:style>
    <style:style style:name="T279" style:family="text">
      <style:text-properties officeooo:rsid="4cc38040"/>
    </style:style>
    <style:style style:name="T280" style:family="text">
      <style:text-properties officeooo:rsid="4cdae852"/>
    </style:style>
    <style:style style:name="T281" style:family="text">
      <style:text-properties fo:color="#808080"/>
    </style:style>
    <style:style style:name="T282" style:family="text">
      <style:text-properties officeooo:rsid="4cff6225"/>
    </style:style>
    <style:style style:name="T283" style:family="text">
      <style:text-properties officeooo:rsid="4d3c2f4e"/>
    </style:style>
    <style:style style:name="T284" style:family="text">
      <style:text-properties officeooo:rsid="4d4642f1"/>
    </style:style>
    <style:style style:name="T285" style:family="text">
      <style:text-properties officeooo:rsid="4dabc75d"/>
    </style:style>
    <style:style style:name="T286" style:family="text">
      <style:text-properties officeooo:rsid="4dae5276"/>
    </style:style>
    <style:style style:name="T287" style:family="text">
      <style:text-properties officeooo:rsid="523d1d57"/>
    </style:style>
    <style:style style:name="T288" style:family="text">
      <style:text-properties officeooo:rsid="5253e8a9"/>
    </style:style>
    <style:style style:name="T289" style:family="text">
      <style:text-properties fo:color="#010101" style:font-name="標楷體1" style:font-name-asian="標楷體1"/>
    </style:style>
    <style:style style:name="T290" style:family="text">
      <style:text-properties fo:color="#010101" style:font-name="標楷體1" officeooo:rsid="4b4ad8aa" style:font-name-asian="標楷體1"/>
    </style:style>
    <style:style style:name="T291" style:family="text">
      <style:text-properties fo:color="#010101" style:font-name="標楷體1" officeooo:rsid="4c956006" style:font-name-asian="標楷體1"/>
    </style:style>
    <style:style style:name="T292" style:family="text">
      <style:text-properties fo:color="#010101" style:font-name="標楷體1" fo:font-size="11pt" style:font-size-asian="11pt" style:font-size-complex="11pt"/>
    </style:style>
    <style:style style:name="T293" style:family="text">
      <style:text-properties fo:color="#010101" style:font-name="標楷體1" fo:font-size="11pt" officeooo:rsid="5347401f" style:font-size-asian="11pt" style:font-size-complex="11pt"/>
    </style:style>
    <style:style style:name="T294" style:family="text">
      <style:text-properties fo:color="#010101" style:font-name="標楷體1" officeooo:rsid="55148fd9"/>
    </style:style>
    <style:style style:name="T295" style:family="text">
      <style:text-properties fo:color="#010101" style:font-name="標楷體1" fo:font-size="8pt" style:font-size-asian="8pt" style:font-size-complex="8pt"/>
    </style:style>
    <style:style style:name="T296" style:family="text">
      <style:text-properties fo:color="#010101" style:font-name="標楷體1" fo:font-size="8pt" officeooo:rsid="2b6f314a" style:font-size-asian="8pt" style:font-size-complex="8pt"/>
    </style:style>
    <style:style style:name="T297" style:family="text">
      <style:text-properties fo:color="#010101" style:font-name="標楷體1" officeooo:rsid="53604aef"/>
    </style:style>
    <style:style style:name="T298" style:family="text">
      <style:text-properties fo:color="#010101" style:font-name="Arial1" officeooo:rsid="4c9457da" style:font-name-asian="Arial1"/>
    </style:style>
    <style:style style:name="T299" style:family="text">
      <style:text-properties fo:color="#010101" style:font-name="標楷體1" style:font-name-asian="標楷體1"/>
    </style:style>
    <style:style style:name="T300" style:family="text">
      <style:text-properties fo:color="#010101" style:font-name="標楷體1" officeooo:rsid="5650741c" style:font-name-asian="標楷體1"/>
    </style:style>
    <style:style style:name="T301" style:family="text">
      <style:text-properties officeooo:rsid="40b326dd"/>
    </style:style>
    <style:style style:name="T302" style:family="text">
      <style:text-properties officeooo:rsid="526eda21"/>
    </style:style>
    <style:style style:name="T303" style:family="text">
      <style:text-properties style:font-name="Liberation Serif1" officeooo:rsid="52c75ffd" style:font-name-asian="Liberation Serif1" style:font-name-complex="Liberation Serif1"/>
    </style:style>
    <style:style style:name="T304" style:family="text">
      <style:text-properties style:font-name="Liberation Serif1" officeooo:rsid="52e4cef4" style:font-name-asian="Liberation Serif1" style:font-name-complex="Liberation Serif1"/>
    </style:style>
    <style:style style:name="T305" style:family="text">
      <style:text-properties style:font-name="Liberation Serif1" officeooo:rsid="52fe158f" style:font-name-asian="Liberation Serif1" style:font-name-complex="Liberation Serif1"/>
    </style:style>
    <style:style style:name="T306" style:family="text">
      <style:text-properties style:font-name="Liberation Serif1" officeooo:rsid="544b972c" style:font-name-asian="Liberation Serif1" style:font-name-complex="Liberation Serif1"/>
    </style:style>
    <style:style style:name="T307" style:family="text">
      <style:text-properties style:font-name="Liberation Serif1" officeooo:rsid="52b3ba2e" style:font-name-complex="Liberation Serif1"/>
    </style:style>
    <style:style style:name="T308" style:family="text">
      <style:text-properties style:font-name="Liberation Serif1" officeooo:rsid="52fe158f" style:font-name-complex="Liberation Serif1"/>
    </style:style>
    <style:style style:name="T309" style:family="text">
      <style:text-properties style:font-name="Liberation Serif1" officeooo:rsid="544b972c" style:font-name-complex="Liberation Serif1"/>
    </style:style>
    <style:style style:name="T310" style:family="text">
      <style:text-properties officeooo:rsid="527d93c6"/>
    </style:style>
    <style:style style:name="T311" style:family="text">
      <style:text-properties officeooo:rsid="529a4416"/>
    </style:style>
    <style:style style:name="T312" style:family="text">
      <style:text-properties style:font-name="Arial1" style:font-name-asian="Arial1"/>
    </style:style>
    <style:style style:name="T313" style:family="text">
      <style:text-properties style:font-name="Arial1" officeooo:rsid="49032c72" style:font-name-asian="Arial1"/>
    </style:style>
    <style:style style:name="T314" style:family="text">
      <style:text-properties style:font-name="Arial1" officeooo:rsid="4b2482fd" style:font-name-asian="Arial1"/>
    </style:style>
    <style:style style:name="T315" style:family="text">
      <style:text-properties style:font-name="Arial1" officeooo:rsid="4bc691fc" style:font-name-asian="Arial1"/>
    </style:style>
    <style:style style:name="T316" style:family="text">
      <style:text-properties style:font-name="Arial1" officeooo:rsid="4c9457da" style:font-name-asian="Arial1"/>
    </style:style>
    <style:style style:name="T317" style:family="text">
      <style:text-properties style:font-name="Arial1" officeooo:rsid="4cff6225" style:font-name-asian="Arial1"/>
    </style:style>
    <style:style style:name="T318" style:family="text">
      <style:text-properties style:font-name="Arial1" officeooo:rsid="4c8d8fa4" style:font-name-asian="Arial1"/>
    </style:style>
    <style:style style:name="T319" style:family="text">
      <style:text-properties style:font-name="Arial1" officeooo:rsid="4d3c2f4e" style:font-name-asian="Arial1"/>
    </style:style>
    <style:style style:name="T320" style:family="text">
      <style:text-properties style:font-name="Arial1" officeooo:rsid="529a4416" style:font-name-asian="Arial1"/>
    </style:style>
    <style:style style:name="T321" style:family="text">
      <style:text-properties style:font-name="Arial1" officeooo:rsid="4b4ad8aa" style:font-name-asian="Arial1"/>
    </style:style>
    <style:style style:name="T322" style:family="text">
      <style:text-properties style:font-name="Arial1" officeooo:rsid="547c2a9a" style:font-name-asian="Arial1"/>
    </style:style>
    <style:style style:name="T323" style:family="text">
      <style:text-properties style:font-name="Arial1" officeooo:rsid="5511b5a9" style:font-name-asian="Arial1"/>
    </style:style>
    <style:style style:name="T324" style:family="text">
      <style:text-properties style:font-name="Liberation Serif" style:font-name-asian="Liberation Serif" style:font-name-complex="Liberation Serif1"/>
    </style:style>
    <style:style style:name="T325" style:family="text">
      <style:text-properties style:font-name="Liberation Serif" officeooo:rsid="4b595183" style:font-name-asian="Liberation Serif" style:font-name-complex="Liberation Serif1"/>
    </style:style>
    <style:style style:name="T326" style:family="text">
      <style:text-properties officeooo:rsid="531ecd01"/>
    </style:style>
    <style:style style:name="T327" style:family="text">
      <style:text-properties officeooo:rsid="5347401f"/>
    </style:style>
    <style:style style:name="T328" style:family="text">
      <style:text-properties officeooo:rsid="535694b1"/>
    </style:style>
    <style:style style:name="T329" style:family="text">
      <style:text-properties officeooo:rsid="53d47235"/>
    </style:style>
    <style:style style:name="T330" style:family="text">
      <style:text-properties officeooo:rsid="541f743d"/>
    </style:style>
    <style:style style:name="T331" style:family="text">
      <style:text-properties officeooo:rsid="54212707"/>
    </style:style>
    <style:style style:name="T332" style:family="text">
      <style:text-properties officeooo:rsid="54267400"/>
    </style:style>
    <style:style style:name="T333" style:family="text">
      <style:text-properties officeooo:rsid="541f743d" style:font-name-asian="Arial1"/>
    </style:style>
    <style:style style:name="T334" style:family="text">
      <style:text-properties officeooo:rsid="547c2a9a" style:font-name-asian="Arial1"/>
    </style:style>
    <style:style style:name="T335" style:family="text">
      <style:text-properties officeooo:rsid="5511b5a9" style:font-name-asian="Arial1"/>
    </style:style>
    <style:style style:name="T336" style:family="text">
      <style:text-properties officeooo:rsid="5438faf7"/>
    </style:style>
    <style:style style:name="T337" style:family="text">
      <style:text-properties officeooo:rsid="5443543e"/>
    </style:style>
    <style:style style:name="T338" style:family="text">
      <style:text-properties officeooo:rsid="54535e71"/>
    </style:style>
    <style:style style:name="T339" style:family="text">
      <style:text-properties officeooo:rsid="545d939d"/>
    </style:style>
    <style:style style:name="T340" style:family="text">
      <style:text-properties officeooo:rsid="547c2a9a"/>
    </style:style>
    <style:style style:name="T341" style:family="text">
      <style:text-properties officeooo:rsid="547ea042"/>
    </style:style>
    <style:style style:name="T342" style:family="text">
      <style:text-properties style:font-name="標楷體" officeooo:rsid="548d01c2"/>
    </style:style>
    <style:style style:name="T343" style:family="text">
      <style:text-properties officeooo:rsid="5511b5a9"/>
    </style:style>
    <style:style style:name="T344" style:family="text">
      <style:text-properties officeooo:rsid="551d5d01"/>
    </style:style>
    <style:style style:name="T345" style:family="text">
      <style:text-properties officeooo:rsid="5522f4be"/>
    </style:style>
    <style:style style:name="T346" style:family="text">
      <style:text-properties officeooo:rsid="52785bb1" style:font-name-asian="Liberation Serif" style:font-name-complex="Liberation Serif1"/>
    </style:style>
    <style:style style:name="T347" style:family="text">
      <style:text-properties officeooo:rsid="52b3ba2e" style:font-name-asian="Liberation Serif" style:font-name-complex="Liberation Serif1"/>
    </style:style>
    <style:style style:name="T348" style:family="text">
      <style:text-properties officeooo:rsid="5648c538"/>
    </style:style>
    <style:style style:name="T349" style:family="text">
      <style:text-properties style:font-name="標楷體1"/>
    </style:style>
    <style:style style:name="T350" style:family="text">
      <style:text-properties style:font-name="標楷體1" officeooo:rsid="5648c538"/>
    </style:style>
    <style:style style:name="T351" style:family="text">
      <style:text-properties style:font-name="標楷體1" officeooo:rsid="4b4ad8aa"/>
    </style:style>
    <style:style style:name="T352" style:family="text">
      <style:text-properties style:font-name="標楷體1" officeooo:rsid="5650741c"/>
    </style:style>
    <style:style style:name="T353" style:family="text">
      <style:text-properties style:font-name="標楷體1" style:font-name-asian="標楷體1"/>
    </style:style>
    <style:style style:name="T354" style:family="text">
      <style:text-properties style:font-name="標楷體1" officeooo:rsid="5650741c" style:font-name-asian="標楷體1"/>
    </style:style>
    <style:style style:name="T355" style:family="text">
      <style:text-properties style:font-name="Arial1" officeooo:rsid="4c9457da" style:font-name-asian="Arial1"/>
    </style:style>
    <style:style style:name="T356" style:family="text">
      <style:text-properties fo:color="#666666"/>
    </style:style>
    <style:style style:name="T357" style:family="text">
      <style:text-properties fo:color="#666666" style:font-name="標楷體1"/>
    </style:style>
    <style:style style:name="T358" style:family="text">
      <style:text-properties fo:color="#666666" style:font-name="標楷體1" officeooo:rsid="5648c538"/>
    </style:style>
    <style:style style:name="T359" style:family="text">
      <style:text-properties fo:color="#666666" officeooo:rsid="5648c538"/>
    </style:style>
    <style:style style:name="T360" style:family="text">
      <style:text-properties fo:color="#666666" style:font-name="Arial1" officeooo:rsid="4c9457da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69140340" text:style-name="L1">
        <text:list-item>
          <text:p text:style-name="P1"><text:bookmark-start text:name="時間、空間"/>時間、空間<text:bookmark-end text:name="時間、空間"/></text:p>
          <text:list>
            <text:list-item>
              <text:p text:style-name="P28">時間、空間。</text:p>
              <text:list>
                <text:list-item>
                  <text:p text:style-name="P2">時間<text:span text:style-name="T213"> </text:span><text:span text:style-name="T313">↔</text:span><text:span text:style-name="T214"> 變化</text:span><text:span text:style-name="T187">、個體</text:span><text:span text:style-name="T188">的變化</text:span>。</text:p>
                </text:list-item>
                <text:list-item>
                  <text:p text:style-name="P3">空間<text:span text:style-name="T213"> </text:span><text:span text:style-name="T313">↔</text:span><text:span text:style-name="T214"> 存在</text:span><text:span text:style-name="T187">、個體</text:span><text:span text:style-name="T188">的存在</text:span><text:span text:style-name="T187">、個體</text:span>。</text:p>
                </text:list-item>
              </text:list>
            </text:list-item>
            <text:list-item>
              <text:p text:style-name="P29">時間、空間。</text:p>
              <text:list>
                <text:list-item>
                  <text:p text:style-name="P29">時間<text:span text:style-name="T213"> </text:span><text:span text:style-name="T313">↔</text:span><text:span text:style-name="T214"> </text:span>波、連綿不斷的個體。</text:p>
                </text:list-item>
                <text:list-item>
                  <text:p text:style-name="P29">空間<text:span text:style-name="T213"> </text:span><text:span text:style-name="T313">↔</text:span><text:span text:style-name="T214"> </text:span>粒子、多個粒子（組成的 個體）。</text:p>
                  <text:list>
                    <text:list-item>
                      <text:p text:style-name="P325">（波、粒子 的 相關描述在 <text:span text:style-name="T209">世界學</text:span> 文件群的 <text:span text:style-name="T209">波、粒子</text:span>）</text:p>
                    </text:list-item>
                  </text:list>
                </text:list-item>
              </text:list>
            </text:list-item>
            <text:list-item>
              <text:p text:style-name="P30">時間、空間。</text:p>
              <text:list>
                <text:list-item>
                  <text:p text:style-name="P30">明顯例子，某一特定個體 有機率 看不到、感測不<text:span text:style-name="T18">到（時間）</text:span><text:span text:style-name="T19">1世紀之後的 </text:span><text:span text:style-name="T216">景象</text:span>。</text:p>
                  <text:list>
                    <text:list-item>
                      <text:p text:style-name="P30">某一特定遙視個體 有機率 看得到、感測得到（下游的）其他<text:span text:style-name="T17">&lt;?3&gt;</text:span>個體。</text:p>
                    </text:list-item>
                    <text:list-item>
                      <text:p text:style-name="P31">某一特定遙視個體 有機率 看得到、感測得到（等效於）<text:span text:style-name="T17">&lt;_?3_&gt;</text:span>個體 <text:span text:style-name="T19">1世紀之後的 </text:span><text:span text:style-name="T216">景象</text:span>。</text:p>
                    </text:list-item>
                  </text:list>
                </text:list-item>
                <text:list-item>
                  <text:p text:style-name="P30">明顯例子，某一特定個體 有機率 看得到、感測得<text:span text:style-name="T18">到（空間）</text:span><text:span text:style-name="T19">1公尺之後的 </text:span><text:span text:style-name="T216">景象</text:span>。</text:p>
                </text:list-item>
              </text:list>
            </text:list-item>
            <text:list-item>
              <text:p text:style-name="P30">時間 相依於 密度。</text:p>
              <text:list>
                <text:list-item>
                  <text:p text:style-name="P30">密度 越高，時間 越慢。</text:p>
                </text:list-item>
                <text:list-item>
                  <text:p text:style-name="P30">明顯例子，時間 相依於 空間節點密度。</text:p>
                </text:list-item>
                <text:list-item>
                  <text:p text:style-name="P30">明顯例子，假定，空間 蘊含 某一特定個體。</text:p>
                  <text:list>
                    <text:list-item>
                      <text:p text:style-name="P30">假定，空間 密度 增加。</text:p>
                      <text:list>
                        <text:list-item>
                          <text:p text:style-name="P30">空間的 變化、時間、密度的增加速度 變慢。</text:p>
                        </text:list-item>
                        <text:list-item>
                          <text:p text:style-name="P30">該個體的 變化、時間 變慢。</text:p>
                        </text:list-item>
                        <text:list-item>
                          <text:p text:style-name="P30">該個體 折射。</text:p>
                        </text:list-item>
                        <text:list-item>
                          <text:p text:style-name="P30">空間、該個體 紫移。</text:p>
                        </text:list-item>
                      </text:list>
                    </text:list-item>
                    <text:list-item>
                      <text:p text:style-name="P30">假定，該個體 從 低密度的空間 進入 高密度的空間。</text:p>
                      <text:list>
                        <text:list-item>
                          <text:p text:style-name="P32">該個體（在 前進方向）的 變化、時間、進入速度 變慢。</text:p>
                          <text:list>
                            <text:list-item>
                              <text:p text:style-name="P30">已知，宗速 是 最高速度、最低速度、唯一速度。</text:p>
                              <text:list>
                                <text:list-item>
                                  <text:p text:style-name="P326">（宗速 的 相關描述在 <text:span text:style-name="T209">世界學</text:span> 文件群的 <text:span text:style-name="T209">宗速</text:span>）</text:p>
                                </text:list-item>
                                <text:list-item>
                                  <text:p text:style-name="P30">該個體的 其他方向的速度 變快。</text:p>
                                  <text:list>
                                    <text:list-item>
                                      <text:p text:style-name="P30">抽象例子，氣球。</text:p>
                                      <text:list>
                                        <text:list-item>
                                          <text:p text:style-name="P30">前後方向 擠壓 氣球。</text:p>
                                        </text:list-item>
                                        <text:list-item>
                                          <text:p text:style-name="P30">氣球 從 其他方向 膨脹。</text:p>
                                          <text:list>
                                            <text:list-item>
                                              <text:p text:style-name="P30">其他方向 的 明顯例子，上下方向、左右方向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">該個體 折射。</text:p>
                        </text:list-item>
                        <text:list-item>
                          <text:p text:style-name="P30">該個體 紫移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假定，空間 是<text:span text:style-name="T18"> </text:span><text:span text:style-name="T20">n</text:span><text:span text:style-name="T217">維個體。</text:span></text:p>
              <text:list>
                <text:list-item>
                  <text:p text:style-name="P33">時間 是 <text:span text:style-name="T20">n</text:span><text:span text:style-name="T217">維個體（以下）。</text:span></text:p>
                </text:list-item>
                <text:list-item>
                  <text:p text:style-name="P34">假定，空間 蘊含<text:span text:style-name="T18"> 某一特定</text:span><text:span text:style-name="T218">個體。</text:span></text:p>
                  <text:list>
                    <text:list-item>
                      <text:p text:style-name="P43"><text:span text:style-name="T18">假定，該個體 是 </text:span><text:span text:style-name="T20">m</text:span>維個體、<text:span text:style-name="T20">m</text:span>維存在<text:span text:style-name="T18">。</text:span></text:p>
                      <text:list>
                        <text:list-item>
                          <text:p text:style-name="P46"><text:span text:style-name="T18">n </text:span><text:span text:style-name="T324">≥</text:span><text:span text:style-name="T18"> m。</text:span></text:p>
                        </text:list-item>
                        <text:list-item>
                          <text:p text:style-name="P44"><text:span text:style-name="T18">該</text:span>個體的 時間、變化 是 <text:span text:style-name="T20">m</text:span>維個體（以下）。</text:p>
                          <text:list>
                            <text:list-item>
                              <text:p text:style-name="P45"><text:span text:style-name="T18">（基於、根基是 該</text:span>個體 的）時間、變化 是 <text:span text:style-name="T20">m</text:span>維個體（以下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4"><text:bookmark-start text:name="宗速"/>宗速<text:bookmark-end text:name="宗速"/></text:p>
          <text:list>
            <text:list-item>
              <text:p text:style-name="P327">（宗速 的 相關描述在 <text:span text:style-name="T209">新生之書</text:span>的 <text:span text:style-name="T209">能量、儲量</text:span> 文件群的 <text:span text:style-name="T209">宗速</text:span>）</text:p>
            </text:list-item>
            <text:list-item>
              <text:p text:style-name="P35">明顯例子，假定，第一個個體 蘊含 第二個個體。</text:p>
              <text:list>
                <text:list-item>
                  <text:p text:style-name="P35">假定，當下、某一特定時間座標，第二個個體 在 某一特定空間座標。</text:p>
                </text:list-item>
                <text:list-item>
                  <text:p text:style-name="P36">第二個個體的 速度 是 宗速。</text:p>
                  <text:list>
                    <text:list-item>
                      <text:p text:style-name="P37">宗速 相依於 第一個個體、第二個個體 的 材料特性。</text:p>
                      <text:list>
                        <text:list-item>
                          <text:p text:style-name="P36">宗速 是 第一個個體的 傳遞（第二個個體的）速度。</text:p>
                        </text:list-item>
                        <text:list-item>
                          <text:p text:style-name="P36">宗速 是 第二個個體的 變化速度。</text:p>
                        </text:list-item>
                        <text:list-item>
                          <text:p text:style-name="P36">宗速 是（該空間座標、該時間座標 的）最高速度、最低速度、唯一速度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明顯例子。</text:p>
              <text:list>
                <text:list-item>
                  <text:p text:style-name="P38">假定，古典尺度，<text:span text:style-name="T18">第</text:span><text:span text:style-name="T40">1個個</text:span><text:span text:style-name="T226">體 是 靜止不動。</text:span></text:p>
                  <text:list>
                    <text:list-item>
                      <text:p text:style-name="P36">微觀尺度<text:span text:style-name="T18">，第</text:span><text:span text:style-name="T40">1個個體 繞著 第2個</text:span><text:span text:style-name="T226">個體 運動。</text:span></text:p>
                      <text:list>
                        <text:list-item>
                          <text:p text:style-name="P36"><text:span text:style-name="T18">第</text:span><text:span text:style-name="T41">1個</text:span><text:span text:style-name="T227">個體的 存在越大、變化越小，繞行的軌跡 越穩定、越週期性</text:span>。</text:p>
                          <text:list>
                            <text:list-item>
                              <text:p text:style-name="P36">明顯例子，行星的 公轉（橢圓）。</text:p>
                            </text:list-item>
                          </text:list>
                        </text:list-item>
                        <text:list-item>
                          <text:p text:style-name="P39"><text:span text:style-name="T18">第</text:span><text:span text:style-name="T41">1個</text:span><text:span text:style-name="T227">個體的 存在越小、變化越大，繞行的軌跡 越不穩定、越非週期性</text:span>。</text:p>
                          <text:list>
                            <text:list-item>
                              <text:p text:style-name="P39">明顯例子，電子的 公轉（機率雲）。</text:p>
                            </text:list-item>
                          </text:list>
                        </text:list-item>
                        <text:list-item>
                          <text:p text:style-name="P40"><text:span text:style-name="T40">第2個</text:span><text:span text:style-name="T226">個體 有機率是 靜止不動</text:span>。</text:p>
                          <text:list>
                            <text:list-item>
                              <text:p text:style-name="P39">第<text:span text:style-name="T42">2個個體 有機率是 n體系</text:span><text:span text:style-name="T228">統。</text:span></text:p>
                              <text:list>
                                <text:list-item>
                                  <text:p text:style-name="P39"><text:span text:style-name="T97">n </text:span><text:span text:style-name="T325">≥</text:span><text:span text:style-name="T97"> 0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1">假定，微觀尺度，<text:span text:style-name="T18">第</text:span><text:span text:style-name="T44">2</text:span><text:span text:style-name="T40">個個</text:span><text:span text:style-name="T226">體 是 靜止不動</text:span>。</text:p>
                  <text:list>
                    <text:list-item>
                      <text:p text:style-name="P42">（微觀尺度）<text:span text:style-name="T5">2</text:span><text:span text:style-name="T229">，</text:span><text:span text:style-name="T40">第2個</text:span><text:span text:style-name="T226">個體</text:span><text:span text:style-name="T40"> 繞著 第</text:span><text:span text:style-name="T43">3</text:span><text:span text:style-name="T40">個</text:span><text:span text:style-name="T226">個體 運動</text:span>。</text:p>
                    </text:list-item>
                  </text:list>
                </text:list-item>
                <text:list-item>
                  <text:p text:style-name="P41">假定，（微觀尺度）<text:span text:style-name="T5">i-</text:span><text:span text:style-name="T6">1</text:span>，<text:span text:style-name="T18">第</text:span><text:span text:style-name="T44">i</text:span><text:span text:style-name="T40">個個</text:span><text:span text:style-name="T226">體 是 靜止不動</text:span>。</text:p>
                  <text:list>
                    <text:list-item>
                      <text:p text:style-name="P42">（微觀尺度）<text:span text:style-name="T5">i</text:span><text:span text:style-name="T229">，</text:span><text:span text:style-name="T40">第</text:span><text:span text:style-name="T43">i</text:span><text:span text:style-name="T40">個</text:span><text:span text:style-name="T226">個體</text:span><text:span text:style-name="T40"> 繞著 第</text:span><text:span text:style-name="T43">（i+1）</text:span><text:span text:style-name="T40">個</text:span><text:span text:style-name="T226">個體 運動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宗疊</text:p>
          <text:list>
            <text:list-item>
              <text:p text:style-name="P328">（<text:span text:style-name="T215">宗疊</text:span> 的 相關描述在 <text:span text:style-name="T209">新生之書</text:span>的 <text:span text:style-name="T79">_</text:span> 文件群的 <text:span text:style-name="T210">擁有、包覆、蘊含、宗疊</text:span>）</text:p>
            </text:list-item>
            <text:list-item>
              <text:p text:style-name="P159">明顯例子，假定，某一特定畫面的 某一特定像素點 擁有 顏色（存在、變化）。</text:p>
              <text:list>
                <text:list-item>
                  <text:p text:style-name="P160"><text:span text:style-name="T17">RGB</text:span>，紅色值個體、綠色值個體、藍色值個體 宗疊。</text:p>
                  <text:list>
                    <text:list-item>
                      <text:p text:style-name="P160">紅色值個體 有機率無法直接 感測、交互作用 綠色值個體、藍色值個體。</text:p>
                      <text:list>
                        <text:list-item>
                          <text:p text:style-name="P186">紅色值個體 有機率認定，綠色值個體 <text:span text:style-name="T18">是 完全</text:span><text:span text:style-name="T219">宗疊個體</text:span><text:span text:style-name="T18">、100%的宗</text:span>疊個體。</text:p>
                        </text:list-item>
                      </text:list>
                    </text:list-item>
                  </text:list>
                </text:list-item>
                <text:list-item>
                  <text:p text:style-name="P160"><text:span text:style-name="T17">ESL</text:span>，色調值個體、濃度值個體、亮度值個體 宗疊。</text:p>
                  <text:list>
                    <text:list-item>
                      <text:p text:style-name="P160">紅色值個體 有機率直接 感測、交互作用 色調值個體、濃度值個體、亮度值個體。</text:p>
                      <text:list>
                        <text:list-item>
                          <text:p text:style-name="P161">紅色值個體 有機率認定，色調值個體 是<text:span text:style-name="T18"> 部分</text:span><text:span text:style-name="T219">宗疊個體</text:span><text:span text:style-name="T18">、</text:span><text:span text:style-name="T21">x%的</text:span><text:span text:style-name="T219">宗疊個體</text:span>。</text:p>
                          <text:list>
                            <text:list-item>
                              <text:p text:style-name="P160"><text:span text:style-name="T80">100% </text:span><text:span text:style-name="T77">&gt;</text:span><text:span text:style-name="T80"> x% </text:span><text:span text:style-name="T77">&gt;</text:span><text:span text:style-name="T80"> 0%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0">紅色值個體 有機率間接 感測、交互作用 綠色值個體、藍色值個體。</text:p>
                    </text:list-item>
                    <text:list-item>
                      <text:p text:style-name="P162">色調值個體、濃度值個體、亮度值個體 有機率是 假想個體。</text:p>
                    </text:list-item>
                  </text:list>
                </text:list-item>
              </text:list>
            </text:list-item>
            <text:list-item>
              <text:p text:style-name="P162">明顯例子，程式語言。</text:p>
              <text:list>
                <text:list-item>
                  <text:p text:style-name="P162">假定，某一特定電腦 擁有 <text:span text:style-name="T81">n個</text:span><text:span text:style-name="T220">處理器</text:span>。</text:p>
                  <text:list>
                    <text:list-item>
                      <text:p text:style-name="P162">假定，該電腦 跑 某一特定程式碼。</text:p>
                    </text:list-item>
                    <text:list-item>
                      <text:p text:style-name="P162">假定，<text:span text:style-name="T22">n個</text:span><text:span text:style-name="T221">處理器 同時跑 該程式碼</text:span>。</text:p>
                      <text:list>
                        <text:list-item>
                          <text:p text:style-name="P163">該電腦 同時跑<text:span text:style-name="T18"> </text:span><text:span text:style-name="T22">n</text:span><text:span text:style-name="T221">個 該程式碼。</text:span></text:p>
                        </text:list-item>
                        <text:list-item>
                          <text:p text:style-name="P164">該電腦 有 <text:span text:style-name="T22">n</text:span><text:span text:style-name="T221">個 宗疊世界</text:span><text:span text:style-name="T18">。</text:span></text:p>
                          <text:list>
                            <text:list-item>
                              <text:p text:style-name="P165"><text:span text:style-name="T18">明顯例子，第</text:span><text:span text:style-name="T27">1</text:span><text:span text:style-name="T222">個處理器</text:span>、<text:span text:style-name="T17">第</text:span><text:span text:style-name="T93">2</text:span><text:span text:style-name="T222">個處理器 執行的 程式碼</text:span><text:span text:style-name="T17">程序</text:span><text:span text:style-name="T222"> 宗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6">假定，該程式碼 <text:span text:style-name="T18">在 第</text:span><text:span text:style-name="T23">10000行，宣告 變數i</text:span><text:span text:style-name="T25">=0、</text:span><text:span text:style-name="T30">變數j=0</text:span>。</text:p>
                    </text:list-item>
                    <text:list-item>
                      <text:p text:style-name="P167">假定，<text:span text:style-name="T18">第</text:span><text:span text:style-name="T27">1</text:span><text:span text:style-name="T222">個處理器 執行到 </text:span><text:span text:style-name="T18">第</text:span><text:span text:style-name="T23">1000</text:span><text:span text:style-name="T34">0</text:span><text:span text:style-name="T23">行</text:span><text:span text:style-name="T222">。</text:span></text:p>
                    </text:list-item>
                    <text:list-item>
                      <text:p text:style-name="P167">假定，<text:span text:style-name="T18">第</text:span><text:span text:style-name="T27">2</text:span><text:span text:style-name="T222">個處理器 執行到 </text:span><text:span text:style-name="T18">第</text:span><text:span text:style-name="T23">1000</text:span><text:span text:style-name="T34">0</text:span><text:span text:style-name="T23">行</text:span>。</text:p>
                    </text:list-item>
                    <text:list-item>
                      <text:p text:style-name="P168">在 同一個時間、同一個空間（<text:span text:style-name="T18">第</text:span><text:span text:style-name="T23">1000</text:span><text:span text:style-name="T34">0</text:span><text:span text:style-name="T23">行</text:span>）。</text:p>
                      <text:list>
                        <text:list-item>
                          <text:p text:style-name="P168"><text:span text:style-name="T18">第</text:span><text:span text:style-name="T27">1個處理器的i</text:span><text:span text:style-name="T18">、第</text:span><text:span text:style-name="T28">2</text:span><text:span text:style-name="T27">個處理器的i 同時存在</text:span>。</text:p>
                          <text:list>
                            <text:list-item>
                              <text:p text:style-name="P169"><text:span text:style-name="T18">第</text:span><text:span text:style-name="T27">1個處理器的i、</text:span><text:span text:style-name="T18">第</text:span><text:span text:style-name="T29">2</text:span><text:span text:style-name="T27">個處理器的i 是 不同個體</text:span><text:span text:style-name="T18">。</text:span></text:p>
                            </text:list-item>
                            <text:list-item>
                              <text:p text:style-name="P170"><text:span text:style-name="T18">第</text:span><text:span text:style-name="T27">1個處理器的i、</text:span><text:span text:style-name="T18">第</text:span><text:span text:style-name="T29">2</text:span><text:span text:style-name="T27">個處理器的i 的 數值 相同</text:span><text:span text:style-name="T18">。</text:span></text:p>
                            </text:list-item>
                          </text:list>
                        </text:list-item>
                        <text:list-item>
                          <text:p text:style-name="P171"><text:span text:style-name="T18">第</text:span><text:span text:style-name="T27">1個處理器的</text:span><text:span text:style-name="T33">j</text:span><text:span text:style-name="T18">、第</text:span><text:span text:style-name="T28">2</text:span><text:span text:style-name="T27">個處理器的</text:span><text:span text:style-name="T33">j</text:span><text:span text:style-name="T27"> 同時存在</text:span><text:span text:style-name="T18">。</text:span></text:p>
                          <text:list>
                            <text:list-item>
                              <text:p text:style-name="P172"><text:span text:style-name="T18">第</text:span><text:span text:style-name="T27">1個處理器的</text:span><text:span text:style-name="T32">j</text:span><text:span text:style-name="T27">、</text:span><text:span text:style-name="T18">第</text:span><text:span text:style-name="T29">2</text:span><text:span text:style-name="T27">個處理器的</text:span><text:span text:style-name="T32">j</text:span><text:span text:style-name="T27"> 是 不同個體</text:span>。</text:p>
                            </text:list-item>
                            <text:list-item>
                              <text:p text:style-name="P170"><text:span text:style-name="T18">第</text:span><text:span text:style-name="T27">1個處理器的</text:span><text:span text:style-name="T32">j</text:span><text:span text:style-name="T27">、</text:span><text:span text:style-name="T18">第</text:span><text:span text:style-name="T29">2</text:span><text:span text:style-name="T27">個處理器的</text:span><text:span text:style-name="T32">j</text:span><text:span text:style-name="T27"> 的 數值 相同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2">假定，該程式碼 <text:span text:style-name="T18">在 第</text:span><text:span text:style-name="T23">1000</text:span><text:span text:style-name="T26">1</text:span><text:span text:style-name="T23">行，讓 變數i</text:span><text:span text:style-name="T24">=</text:span><text:span text:style-name="T31">1</text:span>。</text:p>
                    </text:list-item>
                    <text:list-item>
                      <text:p text:style-name="P172">假定，該程式碼 <text:span text:style-name="T18">在 第</text:span><text:span text:style-name="T23">1000</text:span><text:span text:style-name="T31">2</text:span><text:span text:style-name="T23">行，讓 變數</text:span><text:span text:style-name="T31">j</text:span><text:span text:style-name="T24">=處理器的編號</text:span>。</text:p>
                    </text:list-item>
                    <text:list-item>
                      <text:p text:style-name="P172">假定，<text:span text:style-name="T18">第</text:span><text:span text:style-name="T27">1</text:span><text:span text:style-name="T222">個處理器 執行到 </text:span><text:span text:style-name="T18">第</text:span><text:span text:style-name="T23">1000</text:span><text:span text:style-name="T36">2</text:span><text:span text:style-name="T23">行</text:span><text:span text:style-name="T222">。</text:span></text:p>
                    </text:list-item>
                    <text:list-item>
                      <text:p text:style-name="P172">假定，<text:span text:style-name="T18">第</text:span><text:span text:style-name="T27">2</text:span><text:span text:style-name="T222">個處理器 執行到 </text:span><text:span text:style-name="T18">第</text:span><text:span text:style-name="T23">1000</text:span><text:span text:style-name="T35">2</text:span><text:span text:style-name="T23">行</text:span>。</text:p>
                    </text:list-item>
                    <text:list-item>
                      <text:p text:style-name="P172"><text:span text:style-name="T18">第</text:span><text:span text:style-name="T27">1個處理器的</text:span><text:span text:style-name="T35">j</text:span><text:span text:style-name="T27">、</text:span><text:span text:style-name="T18">第</text:span><text:span text:style-name="T29">2</text:span><text:span text:style-name="T27">個處理器的</text:span><text:span text:style-name="T35">j</text:span><text:span text:style-name="T27"> 的 數值 不同</text:span>。</text:p>
                    </text:list-item>
                    <text:list-item>
                      <text:p text:style-name="P173">假定<text:span text:style-name="T18">，物件a 是 第一個類別的 物件。</text:span></text:p>
                      <text:list>
                        <text:list-item>
                          <text:p text:style-name="P321">物件 是（程式語言、C++ 的）物件。</text:p>
                          <text:list>
                            <text:list-item>
                              <text:p text:style-name="P321">物件 是 使用 類別 宣告的 物件。</text:p>
                            </text:list-item>
                          </text:list>
                        </text:list-item>
                        <text:list-item>
                          <text:p text:style-name="P173"><text:span text:style-name="T17">類別 是（程式語言、C++ 的）</text:span><text:span text:style-name="T82">class</text:span><text:span text:style-name="T17">。</text:span></text:p>
                        </text:list-item>
                      </text:list>
                    </text:list-item>
                    <text:list-item>
                      <text:p text:style-name="P174">假定，第二個類別 繼承 第一個類別。</text:p>
                      <text:list>
                        <text:list-item>
                          <text:p text:style-name="P174">繼承 是（程<text:span text:style-name="T18">式語言、C++ 的）</text:span><text:span text:style-name="T38">extend</text:span>。</text:p>
                        </text:list-item>
                      </text:list>
                    </text:list-item>
                    <text:list-item>
                      <text:p text:style-name="P175">假定<text:span text:style-name="T17">，物件</text:span><text:span text:style-name="T84">b</text:span><text:span text:style-name="T17"> 是 第二個類別的 物件。</text:span></text:p>
                    </text:list-item>
                    <text:list-item>
                      <text:p text:style-name="P175">假<text:span text:style-name="T17">定，</text:span><text:span text:style-name="T83">n個</text:span><text:span text:style-name="T222">處理器的 效率、速率 不同。</text:span></text:p>
                    </text:list-item>
                    <text:list-item>
                      <text:p text:style-name="P175">假定，<text:span text:style-name="T17">第</text:span><text:span text:style-name="T83">1</text:span><text:span text:style-name="T222">個處理器 執行到 </text:span><text:span text:style-name="T17">第</text:span><text:span text:style-name="T86">100</text:span><text:span text:style-name="T89">1</text:span><text:span text:style-name="T88">0</text:span><text:span text:style-name="T86">行</text:span>。</text:p>
                    </text:list-item>
                    <text:list-item>
                      <text:p text:style-name="P175"><text:span text:style-name="T17">假定，第</text:span><text:span text:style-name="T83">2個處理器 執行到 </text:span><text:span text:style-name="T17">第</text:span><text:span text:style-name="T86">100</text:span><text:span text:style-name="T87">2</text:span><text:span text:style-name="T88">0</text:span><text:span text:style-name="T86">行</text:span><text:span text:style-name="T17">。</text:span></text:p>
                    </text:list-item>
                    <text:list-item>
                      <text:p text:style-name="P322">假定，第1個處理器、第2個處理器 能夠 感測、交互作用。</text:p>
                      <text:list>
                        <text:list-item>
                          <text:p text:style-name="P322">第1個處理器、第2個處理器 能夠 通訊。</text:p>
                        </text:list-item>
                      </text:list>
                    </text:list-item>
                    <text:list-item>
                      <text:p text:style-name="P176">第<text:span text:style-name="T18">1個處理器的 物件</text:span><text:span text:style-name="T85">b</text:span><text:span text:style-name="T18"> 有機率 感測、知道 第2個處理器的 物件</text:span><text:span text:style-name="T85">b</text:span><text:span text:style-name="T18">的 成員、狀態</text:span>。</text:p>
                      <text:list>
                        <text:list-item>
                          <text:p text:style-name="P176">第<text:span text:style-name="T18">1個處理器的物件</text:span><text:span text:style-name="T85">b</text:span><text:span text:style-name="T18"> 有機率通訊 第2個處理器的 物件</text:span><text:span text:style-name="T85">b</text:span>。</text:p>
                        </text:list-item>
                        <text:list-item>
                          <text:p text:style-name="P177"><text:span text:style-name="T17">第</text:span><text:span text:style-name="T83">1</text:span><text:span text:style-name="T222">個處理器的</text:span><text:span text:style-name="T17">物件</text:span><text:span text:style-name="T85">b</text:span><text:span text:style-name="T83"> 有機率觀測、知道 自己的 未來、可能性、有可能發生的未來</text:span>。</text:p>
                        </text:list-item>
                        <text:list-item>
                          <text:p text:style-name="P178">第<text:span text:style-name="T17">1個處理器的 物件</text:span><text:span text:style-name="T85">b</text:span><text:span text:style-name="T17"> 有機率，使用 方法 通訊 第2個處理器。</text:span></text:p>
                          <text:list>
                            <text:list-item>
                              <text:p text:style-name="P323">方法 是（程式語言的）函數。</text:p>
                            </text:list-item>
                            <text:list-item>
                              <text:p text:style-name="P179"><text:span text:style-name="T17">通訊</text:span><text:span text:style-name="T94"> </text:span><text:span text:style-name="T314">↔</text:span><text:span text:style-name="T94"> </text:span><text:span text:style-name="T17">遙視、感測、交互作用。</text:span></text:p>
                            </text:list-item>
                            <text:list-item>
                              <text:p text:style-name="P178"><text:span text:style-name="T17">反推出 </text:span><text:span text:style-name="T83">自己、其他個體 的 過去、當下、未來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6">第<text:span text:style-name="T18">1個處理器的 物件</text:span><text:span text:style-name="T85">b</text:span><text:span text:style-name="T18"> 有機率 感測、知道 第2個處理器的 其他變數、程式執行狀態</text:span>。</text:p>
                    </text:list-item>
                    <text:list-item>
                      <text:p text:style-name="P176">第<text:span text:style-name="T18">1個處理器的 物件</text:span><text:span text:style-name="T85">b</text:span><text:span text:style-name="T18"> 有機率 感測、知道 該程式碼、第2個處理器、該電腦</text:span>。</text:p>
                      <text:list>
                        <text:list-item>
                          <text:p text:style-name="P176">第<text:span text:style-name="T18">1個處理器的 物件</text:span><text:span text:style-name="T85">b</text:span><text:span text:style-name="T18"> 有機率，使用 該程式碼，反推出 </text:span><text:span text:style-name="T27">自己、其他個體 的 未來</text:span>。</text:p>
                        </text:list-item>
                        <text:list-item>
                          <text:p text:style-name="P176">第<text:span text:style-name="T18">1個處理器的 物件</text:span><text:span text:style-name="T85">b</text:span><text:span text:style-name="T18"> 有機率，使用 該程式碼，反推出 </text:span><text:span text:style-name="T27">自己、其他個體 的 當下</text:span>。</text:p>
                        </text:list-item>
                        <text:list-item>
                          <text:p text:style-name="P174">第<text:span text:style-name="T17">1個處理器的 物件</text:span><text:span text:style-name="T85">b</text:span><text:span text:style-name="T17"> 有機率，使用 該程式碼，反推出 </text:span><text:span text:style-name="T83">自己、其他個體 的 過去</text:span>。</text:p>
                        </text:list-item>
                      </text:list>
                    </text:list-item>
                    <text:list-item>
                      <text:p text:style-name="P180">假定，<text:span text:style-name="T17">物件</text:span><text:span text:style-name="T85">b</text:span><text:span text:style-name="T18"> 擁有（</text:span><text:span text:style-name="T17">物件</text:span><text:span text:style-name="T91">a</text:span><text:span text:style-name="T37"> 沒有的）某一特定權限</text:span>。</text:p>
                      <text:list>
                        <text:list-item>
                          <text:p text:style-name="P180"><text:span text:style-name="T17">物件</text:span><text:span text:style-name="T90">a</text:span><text:span text:style-name="T18"> </text:span>有機率認定，該權限 是 超能力。</text:p>
                        </text:list-item>
                      </text:list>
                    </text:list-item>
                    <text:list-item>
                      <text:p text:style-name="P181"><text:span text:style-name="T91">第一個類別</text:span><text:span text:style-name="T223"> </text:span><text:span text:style-name="T314">↔</text:span><text:span text:style-name="T223"> 人類物種、沒有超能力的人類物種。</text:span></text:p>
                      <text:list>
                        <text:list-item>
                          <text:p text:style-name="P181"><text:span text:style-name="T91">第二個類別</text:span><text:span text:style-name="T223"> </text:span><text:span text:style-name="T314">↔</text:span><text:span text:style-name="T223"> 人類物種、擁有超能力的人類物種</text:span>。</text:p>
                        </text:list-item>
                        <text:list-item>
                          <text:p text:style-name="P182"><text:span text:style-name="T223">物件</text:span><text:span text:style-name="T94">a </text:span><text:span text:style-name="T314">↔</text:span><text:span text:style-name="T94"> </text:span><text:span text:style-name="T223">沒有超能力的人類個體</text:span>。</text:p>
                        </text:list-item>
                        <text:list-item>
                          <text:p text:style-name="P183"><text:span text:style-name="T95">物件b</text:span><text:span text:style-name="T94"> </text:span><text:span text:style-name="T314">↔</text:span><text:span text:style-name="T94"> </text:span><text:span text:style-name="T223">擁有超能力的人類個體</text:span>。</text:p>
                          <text:list>
                            <text:list-item>
                              <text:p text:style-name="P184"><text:span text:style-name="T18">第一個類別、物件</text:span><text:span text:style-name="T39">a 沒有的 </text:span><text:span text:style-name="T224">成員、方法</text:span><text:span text:style-name="T94"> </text:span><text:span text:style-name="T314">↔</text:span><text:span text:style-name="T94"> </text:span>超能力<text:span text:style-name="T224">。</text:span></text:p>
                              <text:list>
                                <text:list-item>
                                  <text:p text:style-name="P183">成員 是（程式語言的）變數。</text:p>
                                </text:list-item>
                                <text:list-item>
                                  <text:p text:style-name="P185">方法 是（程式語言的）函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7"><text:span text:style-name="T225">該電腦 擁有 第</text:span><text:span text:style-name="T92">1個處理器、</text:span><text:span text:style-name="T225">第</text:span><text:span text:style-name="T17">2</text:span><text:span text:style-name="T92">個處理器</text:span>。</text:p>
                        </text:list-item>
                        <text:list-item>
                          <text:p text:style-name="P188"><text:span text:style-name="T225">第</text:span><text:span text:style-name="T92">1個處理器執行的程式碼程序、</text:span><text:span text:style-name="T225">第</text:span><text:span text:style-name="T17">2</text:span><text:span text:style-name="T92">個處理器執行的程式碼程序 宗疊</text:span>。</text:p>
                          <text:list>
                            <text:list-item>
                              <text:p text:style-name="P188">宗疊層級。</text:p>
                              <text:list>
                                <text:list-item>
                                  <text:p text:style-name="P189">明顯例子，<text:span text:style-name="T92">處理器執行的程式碼程序</text:span><text:span text:style-name="T94"> </text:span><text:span text:style-name="T314">↔</text:span><text:span text:style-name="T94"> 第</text:span><text:span text:style-name="T96">1層級宗疊</text:span>。</text:p>
                                </text:list-item>
                                <text:list-item>
                                  <text:p text:style-name="P189">明顯例子，電腦<text:span text:style-name="T92">執行的程式碼程序</text:span><text:span text:style-name="T94"> </text:span><text:span text:style-name="T314">↔</text:span><text:span text:style-name="T94"> 第</text:span><text:span text:style-name="T96">2層級宗疊</text:span>。</text:p>
                                  <text:list>
                                    <text:list-item>
                                      <text:p text:style-name="P189">不同電腦 之間 有機率 沒有網路連線、區域網路連線、網際網路連線。</text:p>
                                    </text:list-item>
                                    <text:list-item>
                                      <text:p text:style-name="P189">不同電腦 之間 有機率 無線網路連線、有線網路連線。</text:p>
                                    </text:list-item>
                                    <text:list-item>
                                      <text:p text:style-name="P189">不同電腦 之間 有機率 藍芽連線、紅外線連線<text:span text:style-name="T18">、WIFI</text:span>連線、光纖連線。</text:p>
                                    </text:list-item>
                                  </text:list>
                                </text:list-item>
                                <text:list-item>
                                  <text:p text:style-name="P190">明顯例子，分散式系統<text:span text:style-name="T92">執行的程式碼程序</text:span><text:span text:style-name="T94"> </text:span><text:span text:style-name="T314">↔</text:span><text:span text:style-name="T94"> 第</text:span><text:span text:style-name="T98">3</text:span><text:span text:style-name="T96">層級宗疊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0"><text:bookmark-start text:name="平方"/>平方<text:bookmark-end text:name="平方"/></text:p>
          <text:list>
            <text:list-item>
              <text:p text:style-name="P191">平方 <text:span text:style-name="T315">↔</text:span><text:span text:style-name="T269">（</text:span><text:span text:style-name="T48">3</text:span><text:span text:style-name="T267">維運動 投影到）</text:span><text:span text:style-name="T48">2</text:span><text:span text:style-name="T267">維存在</text:span>。</text:p>
              <text:list>
                <text:list-item>
                  <text:p text:style-name="P192">平方 <text:span text:style-name="T315">↔</text:span><text:span text:style-name="T269">（</text:span><text:span text:style-name="T49">(粒子群的)</text:span><text:span text:style-name="T48">3</text:span><text:span text:style-name="T267">維運動 投影到）（粒子群的）</text:span><text:span text:style-name="T48">2</text:span><text:span text:style-name="T267">維存在</text:span><text:span text:style-name="T48">、（粒子的）1維</text:span><text:span text:style-name="T267">運動。</text:span></text:p>
                  <text:list>
                    <text:list-item>
                      <text:p text:style-name="P284"><text:span text:style-name="T18">2維</text:span>存在 的 明顯例子，<text:span text:style-name="T18">2維平面、2維曲面</text:span>。</text:p>
                    </text:list-item>
                    <text:list-item>
                      <text:p text:style-name="P285"><text:span text:style-name="T18">1維運動</text:span> <text:span text:style-name="T268">的 明顯例子，</text:span>直線運動、切線運動。</text:p>
                    </text:list-item>
                  </text:list>
                </text:list-item>
                <text:list-item>
                  <text:p text:style-name="P190">明顯例子，某一特定個體 在 空間，以 同心圓 發射 粒子群。</text:p>
                  <text:list>
                    <text:list-item>
                      <text:p text:style-name="P190">明顯例子，蠟燭 在 空間座標系，以 同心圓 發射 光。</text:p>
                    </text:list-item>
                    <text:list-item>
                      <text:p text:style-name="P193">假定，第<text:span text:style-name="T101">t</text:span><text:span text:style-name="T231">1</text:span><text:span text:style-name="T254">秒</text:span>，該個體、某一特定粒子群 之間的 距離 是<text:span text:style-name="T18"> S公</text:span>尺。</text:p>
                    </text:list-item>
                    <text:list-item>
                      <text:p text:style-name="P190">假定，第<text:span text:style-name="T101">t</text:span><text:span text:style-name="T231">1</text:span><text:span text:style-name="T254">秒</text:span>，該粒子群 佔據的 面積 是（<text:span text:style-name="T17">L</text:span><text:span text:style-name="T99"> * L</text:span><text:span text:style-name="T230">）</text:span><text:span text:style-name="T46">(公尺</text:span><text:span text:style-name="T2">2</text:span><text:span text:style-name="T47">)</text:span>。</text:p>
                    </text:list-item>
                    <text:list-item>
                      <text:p text:style-name="P193">假定，第<text:span text:style-name="T101">t</text:span><text:span text:style-name="T231">2</text:span><text:span text:style-name="T254">秒</text:span>，該個體、某一特定粒子群 之間的 距離 是<text:span text:style-name="T17"> </text:span><text:span text:style-name="T18">(</text:span><text:span text:style-name="T45">r * </text:span><text:span text:style-name="T17">S)</text:span><text:span text:style-name="T18">公</text:span>尺。</text:p>
                    </text:list-item>
                    <text:list-item>
                      <text:p text:style-name="P194">第<text:span text:style-name="T101">t</text:span><text:span text:style-name="T231">2</text:span><text:span text:style-name="T254">秒</text:span>，該粒子群 佔據的 面積 是（<text:span text:style-name="T100">r*L * r*L</text:span>）<text:span text:style-name="T46">(公尺</text:span><text:span text:style-name="T2">2</text:span><text:span text:style-name="T47">)</text:span>。</text:p>
                    </text:list-item>
                    <text:list-item>
                      <text:p text:style-name="P195">第<text:span text:style-name="T101">t</text:span><text:span text:style-name="T232">2</text:span><text:span text:style-name="T254">秒的面積、</text:span>第<text:span text:style-name="T101">t</text:span><text:span text:style-name="T231">1</text:span><text:span text:style-name="T254">秒的面積 的 比值</text:span><text:span text:style-name="T101"> =</text:span><text:span text:style-name="T255">（</text:span><text:span text:style-name="T257">r*L * r*L</text:span><text:span text:style-name="T255">）/（</text:span><text:span text:style-name="T256">L</text:span><text:span text:style-name="T258"> * L</text:span><text:span text:style-name="T263">）</text:span><text:span text:style-name="T259">= </text:span><text:span text:style-name="T260">r</text:span><text:span text:style-name="T264">2</text:span><text:span text:style-name="T257"> </text:span><text:span text:style-name="T259">=</text:span><text:span text:style-name="T101"> </text:span><text:span text:style-name="T103">距離比值</text:span><text:span text:style-name="T7">2</text:span>。</text:p>
                    </text:list-item>
                    <text:list-item>
                      <text:p text:style-name="P195">第<text:span text:style-name="T17">(</text:span><text:span text:style-name="T120">r*</text:span><text:span text:style-name="T17">S)公尺</text:span><text:span text:style-name="T254">的面積、</text:span>第<text:span text:style-name="T17">S公尺</text:span><text:span text:style-name="T254">的面積 的比值</text:span><text:span text:style-name="T101">=</text:span><text:span text:style-name="T255">（</text:span><text:span text:style-name="T257">r*L * r*L</text:span><text:span text:style-name="T255">）/（</text:span><text:span text:style-name="T256">L</text:span><text:span text:style-name="T258">*L</text:span><text:span text:style-name="T263">）</text:span><text:span text:style-name="T259">=</text:span><text:span text:style-name="T260">r</text:span><text:span text:style-name="T264">2</text:span><text:span text:style-name="T259">=</text:span><text:span text:style-name="T101"> </text:span><text:span text:style-name="T103">距離比值</text:span><text:span text:style-name="T7">2</text:span>。</text:p>
                    </text:list-item>
                    <text:list-item>
                      <text:p text:style-name="P196">前進距離 越增加，粒子群佔據的面積 越大，粒子群 越被稀釋，粒子群的 密度 越低。</text:p>
                    </text:list-item>
                    <text:list-item>
                      <text:p text:style-name="P286">相同面積，<text:span text:style-name="T270">第</text:span><text:span text:style-name="T105">(</text:span><text:span text:style-name="T117">r*S</text:span><text:span text:style-name="T105">)公尺</text:span><text:span text:style-name="T254">的粒子群數量、第</text:span><text:span text:style-name="T101">S公尺</text:span><text:span text:style-name="T254">的粒子群數量 的 比值</text:span><text:span text:style-name="T101"> =</text:span><text:span text:style-name="T106">1/</text:span><text:span text:style-name="T103">距離比值</text:span><text:span text:style-name="T7">2</text:span>。</text:p>
                    </text:list-item>
                  </text:list>
                </text:list-item>
                <text:list-item>
                  <text:p text:style-name="P197">明顯例子，某一特定個體 在 時間座標系，以 同心圓 發射 粒子群。</text:p>
                  <text:list>
                    <text:list-item>
                      <text:p text:style-name="P198">第<text:span text:style-name="T101">S</text:span><text:span text:style-name="T232">2</text:span><text:span text:style-name="T254">公尺的面積、</text:span>第<text:span text:style-name="T101">S</text:span><text:span text:style-name="T231">1</text:span><text:span text:style-name="T254">公尺的面積 的 比值</text:span><text:span text:style-name="T101"> = 時間比值</text:span><text:span text:style-name="T7">2</text:span>。</text:p>
                    </text:list-item>
                    <text:list-item>
                      <text:p text:style-name="P199">第<text:span text:style-name="T17">(</text:span><text:span text:style-name="T118">a </text:span><text:span text:style-name="T110">* </text:span><text:span text:style-name="T104">t</text:span><text:span text:style-name="T233">1</text:span><text:span text:style-name="T104">)秒</text:span><text:span text:style-name="T254">的面積、</text:span>第<text:span text:style-name="T104">t</text:span><text:span text:style-name="T231">1</text:span><text:span text:style-name="T101">秒</text:span><text:span text:style-name="T254">的面積 的 比值</text:span><text:span text:style-name="T101"> = 時間比值</text:span><text:span text:style-name="T7">2</text:span>。</text:p>
                      <text:list>
                        <text:list-item>
                          <text:p text:style-name="P200"><text:span text:style-name="T118">a </text:span><text:span text:style-name="T110">是 時間倍率</text:span>。</text:p>
                        </text:list-item>
                      </text:list>
                    </text:list-item>
                    <text:list-item>
                      <text:p text:style-name="P201"><text:span text:style-name="T273">相同面積範圍，</text:span>第<text:span text:style-name="T17">(</text:span><text:span text:style-name="T119">a*</text:span><text:span text:style-name="T104">t</text:span><text:span text:style-name="T233">1</text:span><text:span text:style-name="T17">)</text:span><text:span text:style-name="T104">秒</text:span><text:span text:style-name="T254">的粒子群數量、第</text:span><text:span text:style-name="T104">t</text:span><text:span text:style-name="T231">1</text:span><text:span text:style-name="T104">秒</text:span><text:span text:style-name="T254">的粒子群數量 的 比值</text:span><text:span text:style-name="T101">=</text:span><text:span text:style-name="T106">1/</text:span><text:span text:style-name="T101">時間比值</text:span><text:span text:style-name="T7">2</text:span>。</text:p>
                    </text:list-item>
                  </text:list>
                </text:list-item>
                <text:list-item>
                  <text:p text:style-name="P196">明顯例子，某一特定個體 在 速度座標系，以 同心圓 發射 粒子群。</text:p>
                  <text:list>
                    <text:list-item>
                      <text:p text:style-name="P202">第<text:span text:style-name="T101">S</text:span><text:span text:style-name="T232">2</text:span><text:span text:style-name="T254">公尺的面積、</text:span>第<text:span text:style-name="T101">S</text:span><text:span text:style-name="T231">1</text:span><text:span text:style-name="T254">公尺的面積 的 比值</text:span><text:span text:style-name="T101"> = </text:span><text:span text:style-name="T102">速度比值</text:span><text:span text:style-name="T7">2</text:span>。</text:p>
                    </text:list-item>
                    <text:list-item>
                      <text:p text:style-name="P203">第<text:span text:style-name="T113">v</text:span><text:span text:style-name="T246">2</text:span><text:span text:style-name="T104">(公尺/秒)</text:span><text:span text:style-name="T254">的面積、</text:span>第<text:span text:style-name="T113">v</text:span><text:span text:style-name="T246">1</text:span><text:span text:style-name="T104">(公尺/秒)</text:span><text:span text:style-name="T254">的面積 的 比值</text:span><text:span text:style-name="T101"> = </text:span><text:span text:style-name="T102">速度比值</text:span><text:span text:style-name="T7">2</text:span>。</text:p>
                    </text:list-item>
                    <text:list-item>
                      <text:p text:style-name="P204"><text:span text:style-name="T273">相同面積，</text:span>第<text:span text:style-name="T113">v</text:span><text:span text:style-name="T246">2</text:span><text:span text:style-name="T104">(公尺/秒)</text:span><text:span text:style-name="T254">的粒子群數量、第</text:span><text:span text:style-name="T113">v</text:span><text:span text:style-name="T246">1</text:span><text:span text:style-name="T104">(公尺/秒)</text:span><text:span text:style-name="T254">的粒子群數量 比值</text:span><text:span text:style-name="T101">=1/</text:span><text:span text:style-name="T107">(</text:span><text:span text:style-name="T101">v</text:span><text:span text:style-name="T234">2、</text:span><text:span text:style-name="T235">1</text:span><text:span text:style-name="T107">)</text:span><text:span text:style-name="T7">2</text:span>。</text:p>
                      <text:list>
                        <text:list-item>
                          <text:p text:style-name="P205"><text:span text:style-name="T101">v</text:span><text:span text:style-name="T234">2、</text:span><text:span text:style-name="T235">1</text:span><text:span text:style-name="T17"> </text:span>是 速度比值。</text:p>
                        </text:list-item>
                      </text:list>
                    </text:list-item>
                  </text:list>
                </text:list-item>
                <text:list-item>
                  <text:p text:style-name="P202">明顯例子，第一個個體 在 第二個個體的 座標系，以 同心圓 發射（第三個個體的）粒子群。</text:p>
                  <text:list>
                    <text:list-item>
                      <text:p text:style-name="P206">第<text:span text:style-name="T101">S</text:span><text:span text:style-name="T232">2</text:span><text:span text:style-name="T254">公尺的面積、</text:span>第<text:span text:style-name="T101">S</text:span><text:span text:style-name="T231">1</text:span><text:span text:style-name="T254">公尺的面積 的 比值</text:span><text:span text:style-name="T101"> = (</text:span>第二個個體的 比值<text:span text:style-name="T102">)</text:span><text:span text:style-name="T7">2</text:span>。</text:p>
                    </text:list-item>
                    <text:list-item>
                      <text:p text:style-name="P207">第<text:span text:style-name="T112">b</text:span><text:span text:style-name="T238">2</text:span>（<text:span text:style-name="T111">u</text:span>）<text:span text:style-name="T254">的面積、</text:span>第<text:span text:style-name="T112">b</text:span><text:span text:style-name="T239">1</text:span>（<text:span text:style-name="T111">u</text:span>）<text:span text:style-name="T254">的面積 的 比值</text:span><text:span text:style-name="T101"> = (</text:span><text:span text:style-name="T53">b</text:span><text:span text:style-name="T238">2、</text:span><text:span text:style-name="T243">1</text:span><text:span text:style-name="T102">)</text:span><text:span text:style-name="T7">2</text:span>。</text:p>
                      <text:list>
                        <text:list-item>
                          <text:p text:style-name="P208">假定，第二個個體 是<text:span text:style-name="T18"> </text:span><text:span text:style-name="T54">b</text:span>。</text:p>
                          <text:list>
                            <text:list-item>
                              <text:p text:style-name="P209">假定，粒子群 蘊含的 <text:span text:style-name="T50">初始</text:span><text:span text:style-name="T53">b</text:span><text:span text:style-name="T50"> 是 </text:span><text:span text:style-name="T53">b</text:span><text:span text:style-name="T236">1</text:span><text:span text:style-name="T271">。</text:span></text:p>
                            </text:list-item>
                            <text:list-item>
                              <text:p text:style-name="P210">假定，粒子群 蘊含的<text:span text:style-name="T18"> 結果</text:span><text:span text:style-name="T53">b</text:span><text:span text:style-name="T50"> 是 </text:span><text:span text:style-name="T53">b</text:span><text:span text:style-name="T237">2</text:span>。</text:p>
                            </text:list-item>
                            <text:list-item>
                              <text:p text:style-name="P211">假定，粒子群 蘊含的<text:span text:style-name="T18"> 比值</text:span><text:span text:style-name="T53">b</text:span><text:span text:style-name="T50"> 是 </text:span><text:span text:style-name="T53">b</text:span><text:span text:style-name="T238">2、</text:span><text:span text:style-name="T241">1</text:span>。</text:p>
                            </text:list-item>
                          </text:list>
                        </text:list-item>
                        <text:list-item>
                          <text:p text:style-name="P211">假定，<text:span text:style-name="T112">b</text:span><text:span text:style-name="T51">的 單位 是 </text:span><text:span text:style-name="T52">u</text:span><text:span text:style-name="T272">。</text:span></text:p>
                          <text:list>
                            <text:list-item>
                              <text:p text:style-name="P211">明顯例子，空間的 單位 是 公尺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2"><text:span text:style-name="T273">相同面積，</text:span>第<text:span text:style-name="T112">b</text:span><text:span text:style-name="T238">2</text:span>（<text:span text:style-name="T111">u</text:span>）<text:span text:style-name="T254">的粒子群數量、第</text:span><text:span text:style-name="T112">b</text:span><text:span text:style-name="T239">1</text:span>（<text:span text:style-name="T111">u</text:span>）<text:span text:style-name="T254">的粒子群數量 的 比值 </text:span><text:span text:style-name="T101">= 1 / </text:span><text:span text:style-name="T107">(</text:span><text:span text:style-name="T53">b</text:span><text:span text:style-name="T238">2、</text:span><text:span text:style-name="T242">1</text:span><text:span text:style-name="T107">)</text:span><text:span text:style-name="T7">2</text:span>。</text:p>
                    </text:list-item>
                    <text:list-item>
                      <text:p text:style-name="P213">假定，第三個個體 均勻分布。</text:p>
                    </text:list-item>
                    <text:list-item>
                      <text:p text:style-name="P213">在 第二個個體的 座標系。</text:p>
                      <text:list>
                        <text:list-item>
                          <text:p text:style-name="P213">第三個個體 距離 第一個個體 越遠，第三個個體的 密度 越低。</text:p>
                        </text:list-item>
                        <text:list-item>
                          <text:p text:style-name="P214"><text:span text:style-name="T273">相同粒子群數量，</text:span>第三個個體 距離 第一個個體 越遠，面積 越大。</text:p>
                          <text:list>
                            <text:list-item>
                              <text:p text:style-name="P215">假定，第<text:span text:style-name="T53">b</text:span><text:span text:style-name="T237">1</text:span> （<text:span text:style-name="T111">u</text:span>）的 面積 是 <text:span text:style-name="T114">A</text:span><text:span text:style-name="T247">1</text:span>。</text:p>
                              <text:list>
                                <text:list-item>
                                  <text:p text:style-name="P216"><text:span text:style-name="T53">b</text:span><text:span text:style-name="T237">1</text:span> 是（第二個個體的 座標系，第一個個體、第三個個體 之間的）距離。</text:p>
                                </text:list-item>
                              </text:list>
                            </text:list-item>
                            <text:list-item>
                              <text:p text:style-name="P217">第<text:span text:style-name="T53">b</text:span><text:span text:style-name="T240">2</text:span> （<text:span text:style-name="T111">u</text:span>）的 <text:span text:style-name="T107">面積 = </text:span><text:span text:style-name="T114">A</text:span><text:span text:style-name="T247">1</text:span><text:span text:style-name="T107"> *</text:span><text:span text:style-name="T108"> </text:span><text:span text:style-name="T107">(</text:span><text:span text:style-name="T53">b</text:span><text:span text:style-name="T238">2、</text:span><text:span text:style-name="T244">1</text:span><text:span text:style-name="T107">)</text:span><text:span text:style-name="T7">2</text:span>。</text:p>
                              <text:list>
                                <text:list-item>
                                  <text:p text:style-name="P218"><text:span text:style-name="T53">b</text:span><text:span text:style-name="T238">2、</text:span><text:span text:style-name="T245">1</text:span> 是（第二個個體的 座標系，第三個個體 位移的）距離<text:span text:style-name="T107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9"><text:span text:style-name="T273">相同面積，</text:span>第三個個體 距離 第一個個體 越遠，粒子群數量 越少。</text:p>
                          <text:list>
                            <text:list-item>
                              <text:p text:style-name="P220">假定， 距離 是 <text:span text:style-name="T53">b</text:span><text:span text:style-name="T238">2、</text:span><text:span text:style-name="T245">1</text:span><text:span text:style-name="T107">。</text:span></text:p>
                              <text:list>
                                <text:list-item>
                                  <text:p text:style-name="P221"><text:span text:style-name="T107">當下粒子群數量 = 過去粒子群數量 *</text:span><text:span text:style-name="T108"> </text:span><text:span text:style-name="T101">1 / </text:span><text:span text:style-name="T107">(</text:span><text:span text:style-name="T53">b</text:span><text:span text:style-name="T238">2、</text:span><text:span text:style-name="T245">1</text:span><text:span text:style-name="T107">)</text:span><text:span text:style-name="T7">2</text:span>。</text:p>
                                </text:list-item>
                              </text:list>
                            </text:list-item>
                            <text:list-item>
                              <text:p text:style-name="P221">假定，第<text:span text:style-name="T53">b</text:span><text:span text:style-name="T237">1</text:span> （<text:span text:style-name="T111">u</text:span>）的 粒子群數量 是 <text:span text:style-name="T115">c</text:span><text:span text:style-name="T247">1</text:span>。</text:p>
                            </text:list-item>
                            <text:list-item>
                              <text:p text:style-name="P222">第<text:span text:style-name="T53">b</text:span><text:span text:style-name="T240">2</text:span> （<text:span text:style-name="T111">u</text:span>）的 <text:span text:style-name="T107">粒子群數量 = </text:span><text:span text:style-name="T116">c</text:span><text:span text:style-name="T247">1</text:span><text:span text:style-name="T107"> </text:span><text:span text:style-name="T109">/ </text:span><text:span text:style-name="T107">(</text:span><text:span text:style-name="T53">b</text:span><text:span text:style-name="T238">2、</text:span><text:span text:style-name="T245">1</text:span><text:span text:style-name="T107">)</text:span><text:span text:style-name="T7">2</text:span>。</text:p>
                            </text:list-item>
                          </text:list>
                        </text:list-item>
                        <text:list-item>
                          <text:p text:style-name="P223">假定， <text:span text:style-name="T53">b</text:span><text:span text:style-name="T238">2</text:span><text:span text:style-name="T17"> = </text:span><text:span text:style-name="T125">0</text:span>。</text:p>
                          <text:list>
                            <text:list-item>
                              <text:p text:style-name="P223">第<text:span text:style-name="T53">b</text:span><text:span text:style-name="T240">2</text:span> （<text:span text:style-name="T111">u</text:span>）的 <text:span text:style-name="T107">粒子群數量</text:span><text:span text:style-name="T17"> = </text:span><text:span text:style-name="T125">0</text:span>。</text:p>
                            </text:list-item>
                            <text:list-item>
                              <text:p text:style-name="P329">（相關描述在 <text:span text:style-name="T209">世界學</text:span> 文件群的 <text:span text:style-name="T209">無窮大、無窮小</text:span> 的 <text:span text:style-name="T209">假定，汽車流水線 運作</text:span>）</text:p>
                            </text:list-item>
                          </text:list>
                        </text:list-item>
                        <text:list-item>
                          <text:p text:style-name="P224">假定，<text:span text:style-name="T53">b</text:span><text:span text:style-name="T238">2</text:span><text:span text:style-name="T17"> 無限趨近於 </text:span><text:span text:style-name="T126">0</text:span>。</text:p>
                          <text:list>
                            <text:list-item>
                              <text:p text:style-name="P224">第<text:span text:style-name="T53">b</text:span><text:span text:style-name="T240">2</text:span> （<text:span text:style-name="T111">u</text:span>）的 <text:span text:style-name="T107">粒子群數量</text:span><text:span text:style-name="T17"> = 粒子群 </text:span><text:span text:style-name="T126">剛生產出來的 數量</text:span>。</text:p>
                              <text:list>
                                <text:list-item>
                                  <text:p text:style-name="P224">抽象例子，汽車流水線 連續生產、連綿不斷生產的 的 生產數量。</text:p>
                                  <text:list>
                                    <text:list-item>
                                      <text:p text:style-name="P224">連續生產 的 明顯例子，（古典力學 認定的）連續。</text:p>
                                    </text:list-item>
                                  </text:list>
                                </text:list-item>
                                <text:list-item>
                                  <text:p text:style-name="P224">抽象例子，麵包工坊、麵包烤箱 剛出爐、一次出爐、一批一批 的 麵包數量。</text:p>
                                  <text:list>
                                    <text:list-item>
                                      <text:p text:style-name="P224">一批一批 的 明顯例子，（量子力學 認定的）一份一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8">明顯例子，<text:span text:style-name="T17">P = IR</text:span><text:span text:style-name="T8">2</text:span><text:span text:style-name="T338">。</text:span></text:p>
              <text:list>
                <text:list-item>
                  <text:p text:style-name="P225"><text:span text:style-name="T133">P = I * (</text:span><text:span text:style-name="T135">電阻</text:span><text:span text:style-name="T133">串聯 * </text:span><text:span text:style-name="T136">電阻</text:span><text:span text:style-name="T133">並聯)。</text:span></text:p>
                  <text:list>
                    <text:list-item>
                      <text:p text:style-name="P226"><text:span text:style-name="T133">P = I * (</text:span><text:span text:style-name="T135">R</text:span><text:span text:style-name="T133">串聯 * </text:span><text:span text:style-name="T135">R</text:span><text:span text:style-name="T133">並聯)</text:span>。</text:p>
                      <text:list>
                        <text:list-item>
                          <text:p text:style-name="P227"><text:span text:style-name="T135">R</text:span><text:span text:style-name="T133">串聯 * </text:span><text:span text:style-name="T135">R</text:span><text:span text:style-name="T133">並聯 = (串聯 R、R)個(並聯 R、</text:span><text:span text:style-name="T148">R</text:span><text:span text:style-name="T133">)</text:span>。</text:p>
                        </text:list-item>
                      </text:list>
                    </text:list-item>
                    <text:list-item>
                      <text:p text:style-name="P228"><text:span text:style-name="T17">P = I * </text:span><text:span text:style-name="T134">(</text:span><text:span text:style-name="T17">(R + R) * (R * R / </text:span><text:span text:style-name="T134">(R + R)))</text:span>。</text:p>
                    </text:list-item>
                    <text:list-item>
                      <text:p text:style-name="P229"><text:span text:style-name="T17">P = I</text:span><text:span text:style-name="T133">R</text:span><text:span text:style-name="T8">2</text:span>。</text:p>
                    </text:list-item>
                  </text:list>
                </text:list-item>
                <text:list-item>
                  <text:p text:style-name="P281"><text:span text:style-name="T133">P = I * </text:span><text:span text:style-name="T135">電阻</text:span>平方<text:span text:style-name="T133">串聯</text:span>。</text:p>
                  <text:list>
                    <text:list-item>
                      <text:p text:style-name="P282">平方<text:span text:style-name="T133">串聯</text:span> 是 <text:span text:style-name="T133">(串聯 </text:span><text:span text:style-name="T135">電阻</text:span><text:span text:style-name="T133">個 </text:span><text:span text:style-name="T135">電阻</text:span><text:span text:style-name="T133">)</text:span>。</text:p>
                      <text:list>
                        <text:list-item>
                          <text:p text:style-name="P281">平方<text:span text:style-name="T133">串聯</text:span> 是 <text:span text:style-name="T133">(串聯 R個 </text:span><text:span text:style-name="T148">R</text:span><text:span text:style-name="T133">)</text:span>。</text:p>
                        </text:list-item>
                      </text:list>
                    </text:list-item>
                    <text:list-item>
                      <text:p text:style-name="P280"><text:span text:style-name="T133">P = I * (串聯 R個 </text:span><text:span text:style-name="T148">R</text:span><text:span text:style-name="T133">)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bookmark-start text:name="無窮大、無窮小"/>無窮大<text:bookmark-end text:name="無窮大、無窮小"/>、無窮小</text:p>
          <text:list>
            <text:list-item>
              <text:p text:style-name="P287">無窮<text:span text:style-name="T212">大、</text:span>無窮<text:span text:style-name="T212">小</text:span>。</text:p>
              <text:list>
                <text:list-item>
                  <text:p text:style-name="P288">無窮<text:span text:style-name="T212">大</text:span> 是 <text:span text:style-name="T212">無限大。</text:span></text:p>
                </text:list-item>
                <text:list-item>
                  <text:p text:style-name="P288">無窮<text:span text:style-name="T212">小</text:span> 是 <text:span text:style-name="T212">無限小</text:span>。</text:p>
                </text:list-item>
              </text:list>
            </text:list-item>
            <text:list-item>
              <text:p text:style-name="P289">數值、無窮。</text:p>
              <text:list>
                <text:list-item>
                  <text:p text:style-name="P290">數值、無窮。</text:p>
                  <text:list>
                    <text:list-item>
                      <text:p text:style-name="P13"><text:span text:style-name="T270">數值 </text:span><text:span text:style-name="T316">↔</text:span><text:span text:style-name="T270"> 存在</text:span>。</text:p>
                    </text:list-item>
                    <text:list-item>
                      <text:p text:style-name="P291"><text:span text:style-name="T270">無窮 </text:span><text:span text:style-name="T316">↔</text:span><text:span text:style-name="T270"> 變化</text:span>。</text:p>
                    </text:list-item>
                    <text:list-item>
                      <text:p text:style-name="P301"><text:span text:style-name="T350">0 </text:span><text:span text:style-name="T348"><text:s/></text:span><text:span text:style-name="T316">↔</text:span><text:span text:style-name="T350"> (還)沒有存在、(還)沒有</text:span><text:span text:style-name="T352">變化、(已經)存在完成、(已經)變化完成</text:span>。</text:p>
                    </text:list-item>
                  </text:list>
                </text:list-item>
                <text:list-item>
                  <text:p text:style-name="P291">數值、無窮。</text:p>
                  <text:list>
                    <text:list-item>
                      <text:p text:style-name="P292"><text:span text:style-name="T270">數值 </text:span><text:span text:style-name="T316">↔</text:span><text:span text:style-name="T270"> 成熟期</text:span>。<text:span text:style-name="T289">{、發胖期、消瘦期}</text:span></text:p>
                    </text:list-item>
                    <text:list-item>
                      <text:p text:style-name="P293"><text:span text:style-name="T270">無窮 </text:span><text:span text:style-name="T316">↔</text:span><text:span text:style-name="T270"> 成長期、衰亡期</text:span>。<text:span text:style-name="T289">{、懷孕期、降解期}</text:span></text:p>
                    </text:list-item>
                  </text:list>
                </text:list-item>
                <text:list-item>
                  <text:p text:style-name="P293">數值、無窮。</text:p>
                  <text:list>
                    <text:list-item>
                      <text:p text:style-name="P294"><text:span text:style-name="T270">數值 </text:span><text:span text:style-name="T316">↔</text:span><text:span text:style-name="T270"> 降低、維持、提升</text:span>。<text:span text:style-name="T289">{</text:span><text:span text:style-name="T290">維持 </text:span><text:span text:style-name="T298">↔</text:span><text:span text:style-name="T290"> 暫停 降低、提升}</text:span></text:p>
                    </text:list-item>
                    <text:list-item>
                      <text:p text:style-name="P295"><text:span text:style-name="T270">無窮 </text:span><text:span text:style-name="T316">↔</text:span><text:span text:style-name="T270"> 退化、維持、昇華</text:span>。<text:span text:style-name="T289">{</text:span><text:span text:style-name="T290">維持 </text:span><text:span text:style-name="T298">↔</text:span><text:span text:style-name="T290"> 暫停 退化、昇華</text:span><text:span text:style-name="T289">}</text:span></text:p>
                    </text:list-item>
                  </text:list>
                </text:list-item>
                <text:list-item>
                  <text:p text:style-name="P293">數值、無窮。</text:p>
                  <text:list>
                    <text:list-item>
                      <text:p text:style-name="P293"><text:span text:style-name="T270">數值 </text:span><text:span text:style-name="T316">↔</text:span><text:span text:style-name="T270"> 溫度</text:span>。</text:p>
                      <text:list>
                        <text:list-item>
                          <text:p text:style-name="P296"><text:span text:style-name="T270">數值 </text:span><text:span text:style-name="T316">↔</text:span><text:span text:style-name="T270">（某一特定個體 在 某一特定相態的）溫度、重量、平均動能</text:span>。</text:p>
                        </text:list-item>
                      </text:list>
                    </text:list-item>
                    <text:list-item>
                      <text:p text:style-name="P293"><text:span text:style-name="T270">無窮 </text:span><text:span text:style-name="T316">↔</text:span><text:span text:style-name="T270"> 相變</text:span>。</text:p>
                      <text:list>
                        <text:list-item>
                          <text:p text:style-name="P289"><text:span text:style-name="T270">無窮 </text:span><text:span text:style-name="T316">↔</text:span><text:span text:style-name="T270">（某一特定個體 在 不同相態的）相態轉換、相態轉變</text:span>。</text:p>
                          <text:list>
                            <text:list-item>
                              <text:p text:style-name="P289">相態 的 明顯例子，固態、液態、氣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350">0 </text:span><text:span text:style-name="T348"><text:s/></text:span><text:span text:style-name="T316">↔</text:span><text:span text:style-name="T105"> </text:span><text:span text:style-name="T208">(還)沒有相變、(已經)</text:span><text:span text:style-name="T270">相變完成</text:span>。</text:p>
                    </text:list-item>
                  </text:list>
                </text:list-item>
                <text:list-item>
                  <text:p text:style-name="P297">數值、無窮。</text:p>
                  <text:list>
                    <text:list-item>
                      <text:p text:style-name="P297"><text:span text:style-name="T270">數值 </text:span><text:span text:style-name="T316">↔</text:span><text:span text:style-name="T270"> 數量</text:span>。</text:p>
                    </text:list-item>
                    <text:list-item>
                      <text:p text:style-name="P298"><text:span text:style-name="T270">無窮 </text:span><text:span text:style-name="T316">↔</text:span><text:span text:style-name="T270"> 種類</text:span>。</text:p>
                    </text:list-item>
                  </text:list>
                </text:list-item>
                <text:list-item>
                  <text:p text:style-name="P298">數值、無窮。</text:p>
                  <text:list>
                    <text:list-item>
                      <text:p text:style-name="P299"><text:span text:style-name="T270">數值 </text:span><text:span text:style-name="T316">↔</text:span><text:span text:style-name="T270"> 量變</text:span>。</text:p>
                    </text:list-item>
                    <text:list-item>
                      <text:p text:style-name="P300"><text:span text:style-name="T270">無窮 </text:span><text:span text:style-name="T316">↔</text:span><text:span text:style-name="T270"> 質變</text:span>、湧現、<text:span text:style-name="T158">反</text:span>湧現、<text:span text:style-name="T215">出現</text:span>、<text:span text:style-name="T215">消失</text:span>。</text:p>
                      <text:list>
                        <text:list-item>
                          <text:p text:style-name="P230"><text:span text:style-name="T215">出現 </text:span><text:span text:style-name="T320">↔</text:span><text:span text:style-name="T311"> 無窮大</text:span>。<text:span text:style-name="T289">{</text:span><text:span text:style-name="T291">、湧現</text:span><text:span text:style-name="T289">}</text:span></text:p>
                        </text:list-item>
                        <text:list-item>
                          <text:p text:style-name="P231"><text:span text:style-name="T215">消失 </text:span><text:span text:style-name="T320">↔</text:span><text:span text:style-name="T311"> 無窮小</text:span>。<text:span text:style-name="T289">{</text:span><text:span text:style-name="T291">、</text:span><text:span text:style-name="T294">反</text:span><text:span text:style-name="T291">湧現</text:span><text:span text:style-name="T289">}</text:span></text:p>
                        </text:list-item>
                        <text:list-item>
                          <text:p text:style-name="P330">（出現、消失 的 相關描述在 <text:span text:style-name="T209">世界學</text:span> 文件群的 <text:span text:style-name="T209">湧現</text:span>）</text:p>
                        </text:list-item>
                      </text:list>
                    </text:list-item>
                    <text:list-item>
                      <text:p text:style-name="P283"><text:span text:style-name="T350">0 </text:span><text:span text:style-name="T348"><text:s/></text:span><text:span text:style-name="T316">↔</text:span><text:span text:style-name="T17"> (還)沒有量變、(還)沒有質變、(已經)量變完成、(已經)質變</text:span>完成。</text:p>
                    </text:list-item>
                  </text:list>
                </text:list-item>
              </text:list>
            </text:list-item>
            <text:list-item>
              <text:p text:style-name="P232">無窮大 <text:span text:style-name="T316">↔</text:span> 變化（的 過程）、不存在。</text:p>
              <text:list>
                <text:list-item>
                  <text:p text:style-name="P233">無窮小 <text:span text:style-name="T316">↔</text:span> 無窮大的 倒數。</text:p>
                  <text:list>
                    <text:list-item>
                      <text:p text:style-name="P5">無窮<text:span text:style-name="T187">小 </text:span><text:span text:style-name="T316">↔</text:span> <text:span text:style-name="T187">狀態、結構、關係 </text:span>變化<text:span text:style-name="T187">（的 過程）</text:span>。</text:p>
                      <text:list>
                        <text:list-item>
                          <text:p text:style-name="P222">變化 的 明顯例子，產生、消失、湮滅、轉變、轉換。</text:p>
                          <text:list>
                            <text:list-item>
                              <text:p text:style-name="P234">逼近、變成 數值 <text:span text:style-name="T316">↔</text:span>（逐漸）<text:span text:style-name="T276">存在</text:span>。</text:p>
                            </text:list-item>
                            <text:list-item>
                              <text:p text:style-name="P6">從 數值<text:span text:style-name="T187"> 逼近、</text:span>變成 無窮大 <text:span text:style-name="T316">↔</text:span> 第一個<text:span text:style-name="T280">存在</text:span><text:span text:style-name="T187"> </text:span><text:span text:style-name="T192">形成</text:span><text:span text:style-name="T187">、</text:span><text:span text:style-name="T281">變成</text:span><text:span text:style-name="T187"> </text:span><text:span text:style-name="T279">第二個存在</text:span><text:span text:style-name="T191">(</text:span><text:span text:style-name="T190">的 過程)</text:span>。</text:p>
                              <text:list>
                                <text:list-item>
                                  <text:p text:style-name="P235"><text:span text:style-name="T279">形成</text:span> 是 <text:span text:style-name="T279">形成、產生、收斂</text:span>。</text:p>
                                </text:list-item>
                              </text:list>
                            </text:list-item>
                            <text:list-item>
                              <text:p text:style-name="P6">從 數值<text:span text:style-name="T187"> 逼近、</text:span>變成 無窮小 <text:span text:style-name="T316">↔</text:span> 第一個<text:span text:style-name="T280">存在</text:span><text:span text:style-name="T187"> </text:span><text:span text:style-name="T192">消成</text:span><text:span text:style-name="T187">、</text:span><text:span text:style-name="T281">變成</text:span><text:span text:style-name="T187"> </text:span><text:span text:style-name="T279">第二個存在</text:span><text:span text:style-name="T191">(</text:span><text:span text:style-name="T190">的 過程)</text:span>。</text:p>
                              <text:list>
                                <text:list-item>
                                  <text:p text:style-name="P236">消成 是 消散、消失、發散。</text:p>
                                </text:list-item>
                              </text:list>
                            </text:list-item>
                            <text:list-item>
                              <text:p text:style-name="P237">從 無窮大 逼近、變成 數值 <text:span text:style-name="T316">↔</text:span> 第一個存在<text:span text:style-name="T18"> </text:span><text:span text:style-name="T64">消成</text:span>、變成 第二個<text:span text:style-name="T276">存在</text:span><text:span text:style-name="T63">(</text:span><text:span text:style-name="T18">的 過程)</text:span>。</text:p>
                            </text:list-item>
                            <text:list-item>
                              <text:p text:style-name="P6">從 無窮小<text:span text:style-name="T187"> 逼近、</text:span>變成 數值 <text:span text:style-name="T316">↔</text:span> 第一個存在<text:span text:style-name="T187"> </text:span><text:span text:style-name="T192">形成</text:span><text:span text:style-name="T187">、</text:span><text:span text:style-name="T281">變成</text:span> 第二個<text:span text:style-name="T276">存在</text:span><text:span text:style-name="T191">(</text:span><text:span text:style-name="T190">的 過程)</text:span>。</text:p>
                              <text:list>
                                <text:list-item>
                                  <text:p text:style-name="P238">明顯例子<text:span text:style-name="T18">，攝氏</text:span><text:span text:style-name="T61">0度的液態水（逐漸）</text:span><text:span text:style-name="T64">形成、</text:span><text:span text:style-name="T61">變成 攝氏0</text:span><text:span text:style-name="T277">度的固態水</text:span>。</text:p>
                                  <text:list>
                                    <text:list-item>
                                      <text:p text:style-name="P239">液態水的 重量、存在<text:span text:style-name="T61">（逐漸）</text:span><text:span text:style-name="T64">形成、</text:span><text:span text:style-name="T61">變成</text:span><text:span text:style-name="T279"> 固態</text:span>水的 重量、存在<text:span text:style-name="T61">。</text:span></text:p>
                                      <text:list>
                                        <text:list-item>
                                          <text:p text:style-name="P240"><text:span text:style-name="T61">該過程，</text:span>液態水的 重量、存在，數值 →<text:span text:style-name="T278"> </text:span>無窮小<text:span text:style-name="T18"> →</text:span><text:span text:style-name="T62"> 0</text:span><text:span text:style-name="T278">。</text:span></text:p>
                                        </text:list-item>
                                        <text:list-item>
                                          <text:p text:style-name="P241"><text:span text:style-name="T61">該過程，</text:span>固態水的 重量、存在，<text:span text:style-name="T62">0</text:span><text:span text:style-name="T17"> →</text:span><text:span text:style-name="T123"> </text:span>無窮小<text:span text:style-name="T18"> →</text:span><text:span text:style-name="T62"> </text:span><text:span text:style-name="T278">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2">液態水的<text:span text:style-name="T65">(1/</text:span><text:span text:style-name="T18">重量</text:span><text:span text:style-name="T65">)</text:span>、<text:span text:style-name="T18">(存在</text:span><text:span text:style-name="T1">-</text:span><text:span text:style-name="T4">1</text:span><text:span text:style-name="T66">) </text:span><text:span text:style-name="T18">(</text:span><text:span text:style-name="T61">逐漸</text:span><text:span text:style-name="T66">)</text:span><text:span text:style-name="T67">消成</text:span><text:span text:style-name="T279"> 固態</text:span>水的<text:span text:style-name="T65">(1/</text:span><text:span text:style-name="T18">重量</text:span><text:span text:style-name="T65">)</text:span>、<text:span text:style-name="T18">(存在</text:span><text:span text:style-name="T1">-</text:span><text:span text:style-name="T4">1</text:span><text:span text:style-name="T66">)</text:span>。</text:p>
                                      <text:list>
                                        <text:list-item>
                                          <text:p text:style-name="P243"><text:span text:style-name="T61">該過程，</text:span>液態水的 <text:span text:style-name="T65">(1/</text:span><text:span text:style-name="T18">重量</text:span><text:span text:style-name="T65">)</text:span>、<text:span text:style-name="T18">(存在</text:span><text:span text:style-name="T1">-</text:span><text:span text:style-name="T4">1</text:span><text:span text:style-name="T66">)</text:span>，數值 →<text:span text:style-name="T278"> </text:span>無窮大<text:span text:style-name="T278">。</text:span></text:p>
                                        </text:list-item>
                                        <text:list-item>
                                          <text:p text:style-name="P241"><text:span text:style-name="T61">該過程，</text:span>固態水的 <text:span text:style-name="T65">(1/</text:span><text:span text:style-name="T18">重量</text:span><text:span text:style-name="T65">)</text:span>、<text:span text:style-name="T18">(存在</text:span><text:span text:style-name="T1">-</text:span><text:span text:style-name="T4">1</text:span><text:span text:style-name="T66">)</text:span>，無窮大<text:span text:style-name="T18"> →</text:span><text:span text:style-name="T62"> </text:span><text:span text:style-name="T278">數值</text:span>。</text:p>
                                          <text:list>
                                            <text:list-item>
                                              <text:p text:style-name="P244">固態水 開始存在的 瞬間，無窮大 瞬間 坍縮到 某一特定數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5">水分子的（平均）動<text:span text:style-name="T212">能</text:span> 沒有 變化。</text:p>
                                      <text:list>
                                        <text:list-item>
                                          <text:p text:style-name="P7"><text:span text:style-name="T187">動</text:span><text:span text:style-name="T200">能</text:span><text:span text:style-name="T187">、</text:span>大小<text:span text:style-name="T187">、溫度 的 存在 </text:span><text:span text:style-name="T317">↔</text:span><text:span text:style-name="T282"> 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1">水分子 之間的 結構、關係 有 變化。</text:p>
                                      <text:list>
                                        <text:list-item>
                                          <text:p text:style-name="P8"><text:span text:style-name="T187">結構、關係、相態 的 </text:span>變化 <text:span text:style-name="T317">↔</text:span><text:span text:style-name="T282"> 無窮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3">數值 <text:span text:style-name="T316">↔</text:span> 存在。</text:p>
                      <text:list>
                        <text:list-item>
                          <text:p text:style-name="P222">數值 的 明顯例子，<text:span text:style-name="T59">1、</text:span><text:span text:style-name="T60">√</text:span><text:span text:style-name="T59">2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46">明顯例子，蠟燭 在 空間座標系，以 同心圓 發射 光。</text:p>
                  <text:list>
                    <text:list-item>
                      <text:p text:style-name="P222">假定，蠟燭、光 的 距離 是<text:span text:style-name="T18"> </text:span><text:span text:style-name="T55">0</text:span>。</text:p>
                      <text:list>
                        <text:list-item>
                          <text:p text:style-name="P247">已知，第<text:span text:style-name="T17">(</text:span><text:span text:style-name="T120">r*</text:span><text:span text:style-name="T17">S)公尺</text:span><text:span text:style-name="T254">的面積、</text:span>第<text:span text:style-name="T17">S公尺</text:span><text:span text:style-name="T254">的面積 的比值 </text:span><text:span text:style-name="T101">= </text:span><text:span text:style-name="T103">距離比值</text:span><text:span text:style-name="T7">2</text:span>。</text:p>
                          <text:list>
                            <text:list-item>
                              <text:p text:style-name="P331">（相關描述在 <text:span text:style-name="T209">世界學</text:span> 文件群的 <text:span text:style-name="T209">平方</text:span>）</text:p>
                            </text:list-item>
                            <text:list-item>
                              <text:p text:style-name="P247">假定<text:span text:style-name="T18">，</text:span><text:span text:style-name="T56">r = 0</text:span><text:span text:style-name="T274">。</text:span></text:p>
                              <text:list>
                                <text:list-item>
                                  <text:p text:style-name="P248">第<text:span text:style-name="T121">0</text:span><text:span text:style-name="T17">公尺</text:span><text:span text:style-name="T254">的 </text:span>面積 是<text:span text:style-name="T18"> </text:span><text:span text:style-name="T56">0</text:span>。</text:p>
                                </text:list-item>
                              </text:list>
                            </text:list-item>
                            <text:list-item>
                              <text:p text:style-name="P248">光 佔據（空間）的 面積 是<text:span text:style-name="T18"> </text:span><text:span text:style-name="T57">0</text:span>。</text:p>
                            </text:list-item>
                          </text:list>
                        </text:list-item>
                        <text:list-item>
                          <text:p text:style-name="P249">已知，<text:span text:style-name="T273">相同面積。</text:span></text:p>
                          <text:list>
                            <text:list-item>
                              <text:p text:style-name="P249">第<text:span text:style-name="T17">(</text:span><text:span text:style-name="T117">r*S</text:span><text:span text:style-name="T17">)公尺</text:span><text:span text:style-name="T254">的粒子群數量、第</text:span><text:span text:style-name="T101">S公尺</text:span><text:span text:style-name="T254">的粒子群數量 的 比值</text:span><text:span text:style-name="T101"> =</text:span><text:span text:style-name="T106">1/</text:span><text:span text:style-name="T103">距離比值</text:span><text:span text:style-name="T7">2</text:span>。</text:p>
                            </text:list-item>
                            <text:list-item>
                              <text:p text:style-name="P250">假定<text:span text:style-name="T18">，</text:span><text:span text:style-name="T56">r = 0</text:span>。</text:p>
                              <text:list>
                                <text:list-item>
                                  <text:p text:style-name="P250">第<text:span text:style-name="T121">0</text:span><text:span text:style-name="T17">公尺</text:span><text:span text:style-name="T254">的 粒子群數量</text:span> 是<text:span text:style-name="T18"> </text:span>無窮大<text:span text:style-name="T7">2</text:span>。</text:p>
                                </text:list-item>
                              </text:list>
                            </text:list-item>
                            <text:list-item>
                              <text:p text:style-name="P251">光的 數量 是 無窮大<text:span text:style-name="T7">2</text:span>。</text:p>
                            </text:list-item>
                          </text:list>
                        </text:list-item>
                        <text:list-item>
                          <text:p text:style-name="P252">光 佔據的面積是零、粒子群數量是<text:span text:style-name="T58">(</text:span><text:span text:style-name="T18">無窮大</text:span><text:span text:style-name="T3">2</text:span><text:span text:style-name="T58">)</text:span><text:span text:style-name="T275"> </text:span><text:span text:style-name="T318">↔</text:span><text:span text:style-name="T122"> </text:span>蠟燭 正在產生 光。</text:p>
                          <text:list>
                            <text:list-item>
                              <text:p text:style-name="P222">光 正在形成。</text:p>
                            </text:list-item>
                            <text:list-item>
                              <text:p text:style-name="P222">假定，光 有 形成。</text:p>
                              <text:list>
                                <text:list-item>
                                  <text:p text:style-name="P253">粒子群數量 是 某一特定數值。</text:p>
                                </text:list-item>
                              </text:list>
                            </text:list-item>
                            <text:list-item>
                              <text:p text:style-name="P253">明顯例子，汽車流水線。</text:p>
                              <text:list>
                                <text:list-item>
                                  <text:p text:style-name="P253">假定，汽車流水線 生產出 汽車，汽車 駕駛出去、擴散出去。</text:p>
                                  <text:list>
                                    <text:list-item>
                                      <text:p text:style-name="P253">駕駛出去 的 明顯例子，汽車司機、電腦 駕駛 汽車 出去。</text:p>
                                    </text:list-item>
                                  </text:list>
                                </text:list-item>
                                <text:list-item>
                                  <text:p text:style-name="P254">汽車流水線 裡面的（假想、潛能、能夠生產的）汽車數量 是 無窮大。</text:p>
                                  <text:list>
                                    <text:list-item>
                                      <text:p text:style-name="P255">潛能 是（亞里斯多德 認定的）潛能。</text:p>
                                    </text:list-item>
                                    <text:list-item>
                                      <text:p text:style-name="P255">汽車流水線（只）擁有 未完成的汽車。</text:p>
                                      <text:list>
                                        <text:list-item>
                                          <text:p text:style-name="P255">離開 汽車流水線的 汽車，才算是 完成的汽車。</text:p>
                                          <text:list>
                                            <text:list-item>
                                              <text:p text:style-name="P9">完整的汽車<text:span text:style-name="T187">、成品</text:span> 是 組裝完畢的 汽車。</text:p>
                                            </text:list-item>
                                            <text:list-item>
                                              <text:p text:style-name="P9">完成的汽車<text:span text:style-name="T187">、用品</text:span> 是 正式運行的 汽車。</text:p>
                                            </text:list-item>
                                            <text:list-item>
                                              <text:p text:style-name="P256">明顯例子，手機流水線的 手機 是 未完成的手機、半成品、材料。</text:p>
                                            </text:list-item>
                                            <text:list-item>
                                              <text:p text:style-name="P255">明顯例子，手機行的手機 是 完整的手機、未使用的手機。</text:p>
                                            </text:list-item>
                                            <text:list-item>
                                              <text:p text:style-name="P257">明顯例子，使用者的手機 是 完成的手機、使用中的手機。</text:p>
                                            </text:list-item>
                                            <text:list-item>
                                              <text:p text:style-name="P257">離開 的 明顯例子，被汽車司機駕駛離開、汽車自己自動駕駛離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57">完成的汽車 不一定是 完整的汽車。</text:p>
                                          <text:list>
                                            <text:list-item>
                                              <text:p text:style-name="P257">明顯例子，（已經在道路上跑的）少裝方向燈的汽車。</text:p>
                                            </text:list-item>
                                            <text:list-item>
                                              <text:p text:style-name="P258">明顯例子，（已經在道路上跑的）方向燈損毀的汽車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59">汽車流水線 裡面的（假想、潛能、能夠生產的）汽車密度 是 無窮大。</text:p>
                                    </text:list-item>
                                  </text:list>
                                </text:list-item>
                                <text:list-item>
                                  <text:p text:style-name="P253">汽車流水線 裡面的（真實、實現、當下擁有的）汽車數量 是<text:span text:style-name="T18"> </text:span><text:span text:style-name="T68">0</text:span>。</text:p>
                                  <text:list>
                                    <text:list-item>
                                      <text:p text:style-name="P255">實現 是（亞里斯多德 認定的）實現。</text:p>
                                    </text:list-item>
                                    <text:list-item>
                                      <text:p text:style-name="P260">汽車流水線 裡面的（真實、實現、當下擁有的）汽車密度 是<text:span text:style-name="T18"> </text:span><text:span text:style-name="T69">0</text:span>。</text:p>
                                    </text:list-item>
                                    <text:list-item>
                                      <text:p text:style-name="P261">在 汽車流水線 裡面。</text:p>
                                      <text:list>
                                        <text:list-item>
                                          <text:p text:style-name="P261">汽車 正在（被 汽車流水線、工人、機械手臂）生產、產生、形成。</text:p>
                                        </text:list-item>
                                        <text:list-item>
                                          <text:p text:style-name="P262">塑膠、金屬、材料（逐漸）<text:span text:style-name="T279">形成、產生、收斂、塑形、改造 成 汽車</text:span>。</text:p>
                                          <text:list>
                                            <text:list-item>
                                              <text:p text:style-name="P262">明顯例子，攝氏<text:span text:style-name="T124">0</text:span><text:span text:style-name="T284">度的</text:span>液態水（逐漸）形成 攝氏<text:span text:style-name="T17">0</text:span>度的固態水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61">在 汽車流水線 外面。</text:p>
                                  <text:list>
                                    <text:list-item>
                                      <text:p text:style-name="P261">汽車（持續、源源不斷）出來。</text:p>
                                    </text:list-item>
                                  </text:list>
                                </text:list-item>
                                <text:list-item>
                                  <text:p text:style-name="P261">汽車 <text:span text:style-name="T319">↔</text:span><text:span text:style-name="T283"> 光</text:span>。</text:p>
                                  <text:list>
                                    <text:list-item>
                                      <text:p text:style-name="P263">（汽車流水線的）生產（汽車）過程 <text:span text:style-name="T319">↔</text:span><text:span text:style-name="T283">（蠟燭 燃燒中心的）燃燒</text:span>。</text:p>
                                    </text:list-item>
                                    <text:list-item>
                                      <text:p text:style-name="P10"><text:span text:style-name="T190">(汽車流水線的)</text:span><text:span text:style-name="T18">假想</text:span><text:span text:style-name="T190">（、潛能、</text:span><text:span text:style-name="T187">能夠生產的</text:span><text:span text:style-name="T190">）</text:span><text:span text:style-name="T187">汽車</text:span>密度 是 無窮大<text:span text:style-name="T187"> </text:span><text:span text:style-name="T201">↔</text:span><text:span text:style-name="T283">。</text:span></text:p>
                                      <text:list>
                                        <text:list-item>
                                          <text:p text:style-name="P264"><text:span text:style-name="T283">（蠟燭 燃燒中心的）</text:span><text:span text:style-name="T18">假想（、潛能、</text:span>能夠生產的<text:span text:style-name="T18">）</text:span><text:span text:style-name="T283">光密度 是 無窮大</text:span>。</text:p>
                                          <text:list>
                                            <text:list-item>
                                              <text:p text:style-name="P265"><text:span text:style-name="T18">假想</text:span>汽車密度 是 汽車流水線 裡面<text:span text:style-name="T18">的</text:span><text:span text:style-name="T283">（</text:span><text:span text:style-name="T18">假想、潛能</text:span><text:span text:style-name="T283">）</text:span>汽車密度。</text:p>
                                            </text:list-item>
                                            <text:list-item>
                                              <text:p text:style-name="P266"><text:span text:style-name="T18">假想</text:span>光密度 是<text:span text:style-name="T283">（蠟燭）燃燒中心 </text:span>裡面的<text:span text:style-name="T283">（</text:span><text:span text:style-name="T18">假想、潛能</text:span><text:span text:style-name="T283">）</text:span>光密度。</text:p>
                                            </text:list-item>
                                            <text:list-item>
                                              <text:p text:style-name="P267">假定 材料 沒有 輸入 →<text:span text:style-name="T286"> 隨著</text:span><text:span text:style-name="T72">(持續)</text:span><text:span text:style-name="T286">生產 材料密度</text:span><text:span text:style-name="T72">(持續)</text:span><text:span text:style-name="T286">下降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"><text:span text:style-name="T199">（</text:span><text:span text:style-name="T190">汽車流水線的</text:span><text:span text:style-name="T199">）</text:span><text:span text:style-name="T18">真實</text:span><text:span text:style-name="T199">（</text:span><text:span text:style-name="T187">、實現、當下擁有的）汽車</text:span>密度 是<text:span text:style-name="T18"> </text:span><text:span text:style-name="T70">0</text:span><text:span text:style-name="T189"> </text:span><text:span text:style-name="T201">↔</text:span><text:span text:style-name="T283">。</text:span></text:p>
                                      <text:list>
                                        <text:list-item>
                                          <text:p text:style-name="P268"><text:span text:style-name="T283">（蠟燭）燃燒中心的 </text:span><text:span text:style-name="T18">真實</text:span><text:span text:style-name="T283">（</text:span>、實現、當下擁有的）<text:span text:style-name="T283">光密度</text:span> 是<text:span text:style-name="T18"> </text:span><text:span text:style-name="T70">0</text:span>。</text:p>
                                          <text:list>
                                            <text:list-item>
                                              <text:p text:style-name="P266"><text:span text:style-name="T18">真實</text:span>汽車密度 是 汽車流水線 裡面的<text:span text:style-name="T283">（</text:span><text:span text:style-name="T18">真實、實現</text:span><text:span text:style-name="T283">）</text:span>汽車密度。</text:p>
                                            </text:list-item>
                                            <text:list-item>
                                              <text:p text:style-name="P266"><text:span text:style-name="T18">真實</text:span>光密度 <text:span text:style-name="T18">是</text:span><text:span text:style-name="T283">（</text:span><text:span text:style-name="T71">蠟燭</text:span><text:span text:style-name="T283">）燃燒中心 </text:span>裡面的<text:span text:style-name="T283">（</text:span><text:span text:style-name="T18">真實、實現</text:span><text:span text:style-name="T283">）</text:span>光密度。</text:p>
                                            </text:list-item>
                                            <text:list-item>
                                              <text:p text:style-name="P266">在 汽車流水線 裡面，材料、半成品（逐漸）變成 成品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69">假定，材料 沒有 輸入到、物流到 汽車流水線。</text:p>
                                      <text:list>
                                        <text:list-item>
                                          <text:p text:style-name="P270">假定，汽車流水線 運作。</text:p>
                                          <text:list>
                                            <text:list-item>
                                              <text:p text:style-name="P270">汽車 生產過程，材料的 數量（持續）下降。</text:p>
                                            </text:list-item>
                                            <text:list-item>
                                              <text:p text:style-name="P271">汽車 生產過程，半成品 的（真實、實現）數量（<text:span text:style-name="T18">持續</text:span>）上升。</text:p>
                                            </text:list-item>
                                            <text:list-item>
                                              <text:p text:style-name="P271">汽車 生產過程，成品 的（真實、實現）數量（<text:span text:style-name="T18">持續</text:span>）上升。</text:p>
                                            </text:list-item>
                                            <text:list-item>
                                              <text:p text:style-name="P12"><text:span text:style-name="T187">汽車流水線的（</text:span>假想<text:span text:style-name="T187">、潛能）完成的汽車</text:span>數量<text:span text:style-name="T187">（仍然）</text:span>是 無限大。</text:p>
                                            </text:list-item>
                                            <text:list-item>
                                              <text:p text:style-name="P12"><text:span text:style-name="T187">汽車流水線的（</text:span>真實<text:span text:style-name="T187">、實現）完成的汽車</text:span>數量<text:span text:style-name="T187">（仍然）</text:span>是<text:span text:style-name="T18"> </text:span><text:span text:style-name="T73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72">假定，汽車流水線 沒有運作。</text:p>
                                          <text:list>
                                            <text:list-item>
                                              <text:p text:style-name="P272">汽車 生產過程，材料的 數量 沒有變化。</text:p>
                                            </text:list-item>
                                            <text:list-item>
                                              <text:p text:style-name="P272">汽車 生產過程，半成品 的（真實、實現）數量 沒有變化。</text:p>
                                            </text:list-item>
                                            <text:list-item>
                                              <text:p text:style-name="P273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274">汽車流水線的（假想、潛能）完成的汽車數量（仍然）是 <text:span text:style-name="T73">0</text:span>。</text:p>
                                            </text:list-item>
                                            <text:list-item>
                                              <text:p text:style-name="P272">汽車流水線的（真實、實現）完成的汽車數量（仍然）是<text:span text:style-name="T18"> </text:span><text:span text:style-name="T73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75">汽車流水線 <text:span text:style-name="T312">↔</text:span><text:span text:style-name="T285">（</text:span><text:span text:style-name="T71">蠟燭</text:span><text:span text:style-name="T283">）</text:span>燃燒中心。</text:p>
                                          <text:list>
                                            <text:list-item>
                                              <text:p text:style-name="P276">汽車 <text:span text:style-name="T312">↔</text:span><text:span text:style-name="T285"> </text:span>光。</text:p>
                                            </text:list-item>
                                            <text:list-item>
                                              <text:p text:style-name="P277">數量 <text:span text:style-name="T312">↔</text:span><text:span text:style-name="T285"> 光、粒子群 的 數量、密度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76">假定，材料 有 輸入到、物流到 汽車流水線。</text:p>
                                      <text:list>
                                        <text:list-item>
                                          <text:p text:style-name="P276">假定，汽車流水線 運作。</text:p>
                                          <text:list>
                                            <text:list-item>
                                              <text:p text:style-name="P276">汽車 生產過程，材料的 數量 有機率（持續）上升。</text:p>
                                            </text:list-item>
                                            <text:list-item>
                                              <text:p text:style-name="P276">汽車 生產過程，半成品 的（實現）數量（持續）上升。</text:p>
                                            </text:list-item>
                                            <text:list-item>
                                              <text:p text:style-name="P278">汽車 生產過程，成品 的（真實、實現）數量（<text:span text:style-name="T18">持續</text:span>）上升。</text:p>
                                            </text:list-item>
                                            <text:list-item>
                                              <text:p text:style-name="P278">汽車流水線的（假想、潛能）完成的汽車數量（仍然）是 無限大。</text:p>
                                            </text:list-item>
                                            <text:list-item>
                                              <text:p text:style-name="P276">汽車流水線的（真實、實現）完成的汽車數量（仍然）是<text:span text:style-name="T18"> </text:span><text:span text:style-name="T73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76">假定，汽車流水線 沒有運作。</text:p>
                                          <text:list>
                                            <text:list-item>
                                              <text:p text:style-name="P279">汽車 生產過程，材料的 數量（持續）上升。</text:p>
                                            </text:list-item>
                                            <text:list-item>
                                              <text:p text:style-name="P278">汽車 生產過程，半成品 的（實現）數量 沒有變化。</text:p>
                                            </text:list-item>
                                            <text:list-item>
                                              <text:p text:style-name="P278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278">汽車流水線的（假想、潛能）完成的汽車數量（仍然）是 <text:span text:style-name="T73">0</text:span>。</text:p>
                                            </text:list-item>
                                            <text:list-item>
                                              <text:p text:style-name="P278">汽車流水線的（真實、實現）完成的汽車數量（仍然）是<text:span text:style-name="T17"> </text:span><text:span text:style-name="T127">0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9">運動</text:p>
          <text:list>
            <text:list-item>
              <text:p text:style-name="P332"><text:span text:style-name="T285">運動</text:span>。</text:p>
              <text:list>
                <text:list-item>
                  <text:p text:style-name="P333">一維運動。</text:p>
                  <text:list>
                    <text:list-item>
                      <text:p text:style-name="P333">單點運動。</text:p>
                      <text:list>
                        <text:list-item>
                          <text:p text:style-name="P334">（二維的）單點往復運動<text:span text:style-name="T270"> </text:span><text:span text:style-name="T321">↔</text:span><text:span text:style-name="T285">（三維的）</text:span>單點往復運動<text:span text:style-name="T285">、</text:span>直線運動。</text:p>
                        </text:list-item>
                      </text:list>
                    </text:list-item>
                  </text:list>
                </text:list-item>
                <text:list-item>
                  <text:p text:style-name="P333">二維運動。</text:p>
                  <text:list>
                    <text:list-item>
                      <text:p text:style-name="P333">直線運動。</text:p>
                      <text:list>
                        <text:list-item>
                          <text:p text:style-name="P335">（二維的）直線往復運動<text:span text:style-name="T270"> </text:span><text:span text:style-name="T321">↔</text:span><text:span text:style-name="T285">（三維的）</text:span>直線往復運動、二維曲線<text:span text:style-name="T285">運動、圓周運動</text:span>。</text:p>
                          <text:list>
                            <text:list-item>
                              <text:p text:style-name="P336">直線往復運動 的 明顯例子，上下運動。</text:p>
                            </text:list-item>
                            <text:list-item>
                              <text:p text:style-name="P337">（二維的）上下運動<text:span text:style-name="T270"> </text:span><text:span text:style-name="T321">↔</text:span><text:span text:style-name="T285">（三維的）圓周運動、同心圓運動</text:span>。</text:p>
                            </text:list-item>
                            <text:list-item>
                              <text:p text:style-name="P50"><text:span text:style-name="T255">明顯例子，粒子 上下運動 →</text:span><text:span text:style-name="T266"> </text:span>粒子 <text:span text:style-name="T285">同心圓運動</text:span>。</text:p>
                              <text:list>
                                <text:list-item>
                                  <text:p text:style-name="P368">同心圓 不是 正圓。</text:p>
                                </text:list-item>
                                <text:list-item>
                                  <text:p text:style-name="P368">同心圓 是 擁有相同 圓心的 圓。</text:p>
                                  <text:list>
                                    <text:list-item>
                                      <text:p text:style-name="P369">同心圓 是 擁有相同 圓心、弧心 的 圓弧（曲線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35">（二維的）直線向前運動<text:span text:style-name="T270"> </text:span><text:span text:style-name="T321">↔</text:span><text:span text:style-name="T285">（三維的）</text:span>直線向前運動、二維曲線<text:span text:style-name="T285">運動、弦波運動</text:span>。</text:p>
                          <text:list>
                            <text:list-item>
                              <text:p text:style-name="P338">右 是<text:span text:style-name="T18"> XYZ坐標系的（</text:span><text:span text:style-name="T75">X軸的）右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3"><text:span text:style-name="T285">曲線運動</text:span>。</text:p>
                      <text:list>
                        <text:list-item>
                          <text:p text:style-name="P339">（二維的）<text:span text:style-name="T285">圓周運動 </text:span><text:span text:style-name="T321">↔</text:span><text:span text:style-name="T285"> </text:span><text:span text:style-name="T74">(三維的)圓周</text:span><text:span text:style-name="T285">運動</text:span>、三維曲線<text:span text:style-name="T285">運動、螺旋線運動、球周運動</text:span>。</text:p>
                          <text:list>
                            <text:list-item>
                              <text:p text:style-name="P340">圓周運動 的 明顯例子，圓周運動、同心圓運動。</text:p>
                            </text:list-item>
                          </text:list>
                        </text:list-item>
                        <text:list-item>
                          <text:p text:style-name="P339">（二維的）弦波<text:span text:style-name="T287">運動 </text:span><text:span text:style-name="T321">↔</text:span><text:span text:style-name="T285"> </text:span><text:span text:style-name="T74">(三維的)</text:span>弦波<text:span text:style-name="T287">運動</text:span>、三維曲線<text:span text:style-name="T285">運動、螺旋線運動、球弦運動</text:span>。</text:p>
                          <text:list>
                            <text:list-item>
                              <text:p text:style-name="P341">（二維的）弦波運動、圓周運動、同心圓運動<text:span text:style-name="T270"> </text:span><text:span text:style-name="T321">↔</text:span><text:span text:style-name="T285">（三維的）螺旋線運動</text:span>。</text:p>
                            </text:list-item>
                            <text:list-item>
                              <text:p text:style-name="P50"><text:span text:style-name="T255">明顯例子，電磁波 弦波運動 →</text:span><text:span text:style-name="T266"> </text:span>電磁波 <text:span text:style-name="T288">螺旋線</text:span>運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2"><text:bookmark-start text:name="湧現"/>湧現<text:bookmark-end text:name="湧現"/></text:p>
          <text:list>
            <text:list-item>
              <text:p text:style-name="P342">（<text:span text:style-name="T301">湧現 的 </text:span>相關描述在 <text:span text:style-name="T209">新生之書</text:span>的 <text:span text:style-name="T209">_</text:span> 文件群的 <text:span text:style-name="T209">湧現</text:span>）</text:p>
            </text:list-item>
            <text:list-item>
              <text:p text:style-name="P343">（<text:span text:style-name="T301">湧現 的 </text:span>相關描述在 <text:span text:style-name="T209">世界學</text:span> 文件群的 <text:span text:style-name="T209">宏觀世界、古典世界、微觀世界</text:span>）</text:p>
            </text:list-item>
            <text:list-item>
              <text:p text:style-name="P343">（<text:span text:style-name="T301">湧現 的 </text:span>相關描述在 <text:span text:style-name="T209">物質世界學</text:span> 文件群的 <text:span text:style-name="T209">量子</text:span>）</text:p>
            </text:list-item>
            <text:list-item>
              <text:p text:style-name="P51">假定，某一特定個體 達到、超過 某一特定條件。</text:p>
              <text:list>
                <text:list-item>
                  <text:p text:style-name="P52">該個體 有機率出現 湧現 現象。</text:p>
                </text:list-item>
                <text:list-item>
                  <text:p text:style-name="P53">明顯例子。</text:p>
                  <text:list>
                    <text:list-item>
                      <text:p text:style-name="P53">假定，微觀尺度，水分子的 平均動能 逐漸 下降。</text:p>
                      <text:list>
                        <text:list-item>
                          <text:p text:style-name="P54">古典尺度，水的 溫度 越來越低。</text:p>
                        </text:list-item>
                      </text:list>
                    </text:list-item>
                    <text:list-item>
                      <text:p text:style-name="P55">假定，古典尺度，攝氏<text:span text:style-name="T170">0度</text:span><text:span text:style-name="T302">的</text:span>液態水 變成 攝氏<text:span text:style-name="T170">0度</text:span><text:span text:style-name="T302">的</text:span>冰塊。</text:p>
                      <text:list>
                        <text:list-item>
                          <text:p text:style-name="P56">微觀尺度，水分子的 平均動能 <text:span text:style-name="T346">≤</text:span> 某一特定閥值。</text:p>
                          <text:list>
                            <text:list-item>
                              <text:p text:style-name="P57">水分子 逐漸 鏈結。</text:p>
                            </text:list-item>
                            <text:list-item>
                              <text:p text:style-name="P58">水分子的 變化 越太小，水分子 鏈結的 機率 越高。</text:p>
                              <text:list>
                                <text:list-item>
                                  <text:p text:style-name="P59">變化 越太小 <text:span text:style-name="T312">↔</text:span><text:span text:style-name="T310">（火箭的）速度 越太低於（脫離地球的）逃逸速度</text:span>。</text:p>
                                </text:list-item>
                                <text:list-item>
                                  <text:p text:style-name="P60"><text:span text:style-name="T310">（</text:span>平均動能 <text:span text:style-name="T346">≤</text:span> 某一特定閥值<text:span text:style-name="T310">）</text:span><text:span text:style-name="T312">↔</text:span><text:span text:style-name="T310"> </text:span><text:span text:style-name="T128">((火箭的)</text:span><text:span text:style-name="T310">速度</text:span> <text:span text:style-name="T346">≤</text:span> <text:span text:style-name="T128">(</text:span><text:span text:style-name="T310">脫離地球的</text:span><text:span text:style-name="T128">)</text:span><text:span text:style-name="T310">逃逸速度</text:span><text:span text:style-name="T128">)</text:span>。</text:p>
                                  <text:list>
                                    <text:list-item>
                                      <text:p text:style-name="P51">水分子的 鏈結力 <text:span text:style-name="T312">↔</text:span> 地球的 引力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微觀尺度，水分子的 平均動能（達到、超過）低於 某一特定閥值。</text:p>
                      <text:list>
                        <text:list-item>
                          <text:p text:style-name="P51">微觀尺度，水分子 出現 鏈結的 湧現現象。</text:p>
                        </text:list-item>
                        <text:list-item>
                          <text:p text:style-name="P62">微觀尺度，水分子的 平均動能 <text:span text:style-name="T346">≤</text:span> 該閥值，湧現出 鏈結 現象。</text:p>
                          <text:list>
                            <text:list-item>
                              <text:p text:style-name="P62">（微觀尺度）鏈結變化 <text:span text:style-name="T312">↔</text:span>（古典尺度的）相態變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出現 是 從無到有。</text:p>
              <text:list>
                <text:list-item>
                  <text:p text:style-name="P63">出現 是，從 無 變成 單一、一小群、一大群。</text:p>
                </text:list-item>
                <text:list-item>
                  <text:p text:style-name="P63">出現 <text:span text:style-name="T320">↔</text:span><text:span text:style-name="T311"> 無窮大</text:span>。</text:p>
                  <text:list>
                    <text:list-item>
                      <text:p text:style-name="P344">（無窮大 的 相關描述在 <text:span text:style-name="T209">世界學</text:span> 文件群的 <text:span text:style-name="T209">無窮大、無窮小</text:span>）</text:p>
                    </text:list-item>
                  </text:list>
                </text:list-item>
              </text:list>
            </text:list-item>
            <text:list-item>
              <text:p text:style-name="P64">消失 是 從有到無。</text:p>
              <text:list>
                <text:list-item>
                  <text:p text:style-name="P64">消失 是，從 單一、一小群、一大群 變成 無。</text:p>
                </text:list-item>
                <text:list-item>
                  <text:p text:style-name="P65">消失 <text:span text:style-name="T320">↔</text:span><text:span text:style-name="T311"> 無窮小</text:span>。</text:p>
                </text:list-item>
              </text:list>
            </text:list-item>
            <text:list-item>
              <text:p text:style-name="P15">湧現 <text:span text:style-name="T320">↔</text:span><text:span text:style-name="T204"> 出現、</text:span><text:span text:style-name="T311">昇華</text:span><text:span text:style-name="T204">、質變、狀態轉移</text:span><text:span text:style-name="T311">、從無到有</text:span>。</text:p>
              <text:list>
                <text:list-item>
                  <text:p text:style-name="P66">昇華 <text:span text:style-name="T320">↔</text:span><text:span text:style-name="T311"> 無窮大</text:span>。</text:p>
                </text:list-item>
                <text:list-item>
                  <text:p text:style-name="P67">明顯例子，液態水的 溫度（持續）提升。</text:p>
                  <text:list>
                    <text:list-item>
                      <text:p text:style-name="P67">假定，液態水的 溫度 提升到 攝<text:span text:style-name="T17">氏</text:span><text:span text:style-name="T171">100度（</text:span><text:span text:style-name="T326">以上）</text:span>。</text:p>
                    </text:list-item>
                    <text:list-item>
                      <text:p text:style-name="P68">水 在 古典尺度，湧現。</text:p>
                    </text:list-item>
                    <text:list-item>
                      <text:p text:style-name="P67">古典尺度，水（逐漸）湧現出 氣態水、沸騰現象。</text:p>
                      <text:list>
                        <text:list-item>
                          <text:p text:style-name="P67">水（逐漸）消失 液態水。</text:p>
                        </text:list-item>
                        <text:list-item>
                          <text:p text:style-name="P67">水（逐漸）出現 氣態水、沸騰現象。</text:p>
                        </text:list-item>
                        <text:list-item>
                          <text:p text:style-name="P303">水（逐漸）從 液態水 昇華成 氣態水。</text:p>
                          <text:list>
                            <text:list-item>
                              <text:p text:style-name="P303">水（逐漸）從 液態水 質變成 氣態水。</text:p>
                            </text:list-item>
                            <text:list-item>
                              <text:p text:style-name="P304">水（逐漸）從 液態水 狀態轉移到 氣態水。</text:p>
                              <text:list>
                                <text:list-item>
                                  <text:p text:style-name="P305">水（逐漸）從 液態水的狀態 狀態轉移到 氣態水的狀態。</text:p>
                                </text:list-item>
                                <text:list-item>
                                  <text:p text:style-name="P306">水的 相態（逐漸）從 液態 狀態轉移到 氣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06">明顯例子，假定，某一特定行星 沒有 衛星、行星環、行星殼。</text:p>
                  <text:list>
                    <text:list-item>
                      <text:p text:style-name="P306">行星 吸引 宇宙塵埃、太空垃圾。</text:p>
                    </text:list-item>
                    <text:list-item>
                      <text:p text:style-name="P306">假定，有 宇宙塵埃、太空垃圾 繞著 行星 轉。</text:p>
                      <text:list>
                        <text:list-item>
                          <text:p text:style-name="P307">行星 出現、湧現出 衛星。</text:p>
                          <text:list>
                            <text:list-item>
                              <text:p text:style-name="P307">（微觀尺度 → 古典尺度 → 宏觀尺度）行星 出現、湧現出 衛星。</text:p>
                              <text:list>
                                <text:list-item>
                                  <text:p text:style-name="P308">（古典尺度的）單一 宇宙塵埃，（微觀尺度）行星 出現、湧現出 衛星。</text:p>
                                  <text:list>
                                    <text:list-item>
                                      <text:p text:style-name="P309">（微觀尺度）行星 有 衛星。</text:p>
                                    </text:list-item>
                                    <text:list-item>
                                      <text:p text:style-name="P310">（古典尺度、宏觀尺度）行星 沒有 衛星。</text:p>
                                    </text:list-item>
                                  </text:list>
                                </text:list-item>
                                <text:list-item>
                                  <text:p text:style-name="P308">（古典尺度的）一小群 宇宙塵埃，（古典尺度）行星 出現、湧現出 衛星。</text:p>
                                  <text:list>
                                    <text:list-item>
                                      <text:p text:style-name="P311">（微觀尺度、古典尺度）行星 有 衛星。</text:p>
                                    </text:list-item>
                                    <text:list-item>
                                      <text:p text:style-name="P311">（宏觀尺度）行星 沒有 衛星。</text:p>
                                    </text:list-item>
                                  </text:list>
                                </text:list-item>
                                <text:list-item>
                                  <text:p text:style-name="P308">（古典尺度的）一大群 宇宙塵埃，（宏觀尺度）行星 出現、湧現出 衛星。</text:p>
                                  <text:list>
                                    <text:list-item>
                                      <text:p text:style-name="P309">（微觀尺度、古典尺度、宏觀尺度）行星 有 衛星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2">行星（持續）吸引 宇宙塵埃、太空垃圾。</text:p>
                    </text:list-item>
                    <text:list-item>
                      <text:p text:style-name="P312">假定，宇宙塵埃群、太空垃圾群 形成 環、殼。</text:p>
                      <text:list>
                        <text:list-item>
                          <text:p text:style-name="P312">行星 出現、湧現出 行星環、行星殼。</text:p>
                          <text:list>
                            <text:list-item>
                              <text:p text:style-name="P313">（微觀尺度 → 古典尺度 → 宏觀尺度）行星 出現、湧現出 行星環、行星殼。</text:p>
                              <text:list>
                                <text:list-item>
                                  <text:p text:style-name="P313"><text:span text:style-name="T172">(</text:span><text:span text:style-name="T17">古典尺度的)</text:span>單一 宇宙塵埃群 形成的 環，<text:span text:style-name="T17">(微觀尺度)</text:span>行星 出現 行星環。</text:p>
                                </text:list-item>
                                <text:list-item>
                                  <text:p text:style-name="P314"><text:span text:style-name="T172">(</text:span><text:span text:style-name="T17">古典尺度的)</text:span>一小群 宇宙塵埃群 形成<text:span text:style-name="T17">的 環，(古典尺度)</text:span>行星 出現 行星環。</text:p>
                                </text:list-item>
                                <text:list-item>
                                  <text:p text:style-name="P314"><text:span text:style-name="T172">(</text:span><text:span text:style-name="T17">古典尺度的)</text:span>一大群 宇宙塵埃群 形成<text:span text:style-name="T17">的 環</text:span>，<text:span text:style-name="T17">(宏觀尺度)</text:span>行星 出現 行星環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湧現 是 質變。</text:p>
              <text:list>
                <text:list-item>
                  <text:p text:style-name="P70">湧現 是，出現 質的 改變。</text:p>
                  <text:list>
                    <text:list-item>
                      <text:p text:style-name="P16">湧現 是<text:span text:style-name="T187">，（從 單一、一小群 變成 一大群）出現 </text:span>質<text:span text:style-name="T187">的 改</text:span>變。</text:p>
                      <text:list>
                        <text:list-item>
                          <text:p text:style-name="P71">明顯例子，一隻蜜蜂 隨意飛行 湧現成、行態變化成 一群蜜蜂 採蜜、建造蜂巢。</text:p>
                          <text:list>
                            <text:list-item>
                              <text:p text:style-name="P71">行態 不是 型態。</text:p>
                            </text:list-item>
                            <text:list-item>
                              <text:p text:style-name="P70">行態 是 行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1">湧現 是，第一個狀態 變成 第二個狀態。</text:p>
                      <text:list>
                        <text:list-item>
                          <text:p text:style-name="P71">明顯例子，液態水 湧現成、相態變化成 冰塊。</text:p>
                        </text:list-item>
                      </text:list>
                    </text:list-item>
                    <text:list-item>
                      <text:p text:style-name="P70">明顯例子，數量 <text:span text:style-name="T347">≥</text:span><text:span text:style-name="T307"> 某一特定閥值</text:span>，逐漸 湧現。</text:p>
                      <text:list>
                        <text:list-item>
                          <text:p text:style-name="P72">明顯例子，把 杯子 放置在 桌子 上面。</text:p>
                          <text:list>
                            <text:list-item>
                              <text:p text:style-name="P73">假定，桌子 彈性變形。</text:p>
                            </text:list-item>
                            <text:list-item>
                              <text:p text:style-name="P73">已知，動量<text:span text:style-name="T17"> = 力 * 時間</text:span>。</text:p>
                              <text:list>
                                <text:list-item>
                                  <text:p text:style-name="P73">動<text:span text:style-name="T17">量 = 杯子（傳遞到、作用在 桌子）</text:span>的 動量。</text:p>
                                </text:list-item>
                                <text:list-item>
                                  <text:p text:style-name="P73"><text:span text:style-name="T17">力 = 杯子</text:span>的 重力。</text:p>
                                </text:list-item>
                                <text:list-item>
                                  <text:p text:style-name="P73"><text:span text:style-name="T17">時間 = 放置的 時間</text:span>。</text:p>
                                </text:list-item>
                                <text:list-item>
                                  <text:p text:style-name="P74">假定，動量 <text:span text:style-name="T303">≥</text:span> 桌子的 彈性變形的耐久度閥值、彈性變形的動量容許閥值。</text:p>
                                  <text:list>
                                    <text:list-item>
                                      <text:p text:style-name="P75">假定，桌子的 塑性變形的耐久度閥值、塑性變形的動量容許閥值 <text:span text:style-name="T304">&gt;</text:span><text:span text:style-name="T17"> </text:span>動量。</text:p>
                                    </text:list-item>
                                    <text:list-item>
                                      <text:p text:style-name="P76">古典尺度，桌子（仍然）彈性變形。</text:p>
                                    </text:list-item>
                                    <text:list-item>
                                      <text:p text:style-name="P77">微觀尺度，桌子<text:span text:style-name="T17">(一大群)彈性變形、(單一、一小群)</text:span>塑性變形、斷裂變形。</text:p>
                                    </text:list-item>
                                  </text:list>
                                </text:list-item>
                                <text:list-item>
                                  <text:p text:style-name="P78">假定，動量 <text:span text:style-name="T303">≥</text:span> 桌子的 塑性變形的耐久度閥值、塑性變形的動量容許閥值。</text:p>
                                  <text:list>
                                    <text:list-item>
                                      <text:p text:style-name="P75">假定，桌子的 斷裂變形的耐久度閥值、斷裂變形的動量容許閥值 <text:span text:style-name="T304">&gt;</text:span><text:span text:style-name="T17"> </text:span>動量。</text:p>
                                    </text:list-item>
                                    <text:list-item>
                                      <text:p text:style-name="P79">古典尺度，桌子（逐漸）湧現出 塑性變形。</text:p>
                                    </text:list-item>
                                    <text:list-item>
                                      <text:p text:style-name="P80">微觀尺度，桌子<text:span text:style-name="T17">(一大群)</text:span>塑性變形<text:span text:style-name="T17">、(單一、一小群)彈性變形</text:span>、斷裂變形。</text:p>
                                    </text:list-item>
                                  </text:list>
                                </text:list-item>
                                <text:list-item>
                                  <text:p text:style-name="P81">假定，動量 <text:span text:style-name="T303">≥</text:span> 桌子的 斷裂變形的耐久度閥值、斷裂變形的動量容許閥值。</text:p>
                                  <text:list>
                                    <text:list-item>
                                      <text:p text:style-name="P81">古典尺度，桌子（逐漸）湧現出 斷裂變形。</text:p>
                                    </text:list-item>
                                    <text:list-item>
                                      <text:p text:style-name="P80">微觀尺度，桌子<text:span text:style-name="T17">(一大群)</text:span>斷裂變形<text:span text:style-name="T17">、(單一、一小群)彈性變形</text:span>、塑性變形。</text:p>
                                    </text:list-item>
                                  </text:list>
                                </text:list-item>
                                <text:list-item>
                                  <text:p text:style-name="P80">抽象例子，滴水穿石、持續蒸發到消失。</text:p>
                                </text:list-item>
                              </text:list>
                            </text:list-item>
                            <text:list-item>
                              <text:p text:style-name="P82">數量 <text:span text:style-name="T320">↔</text:span> 動量。</text:p>
                              <text:list>
                                <text:list-item>
                                  <text:p text:style-name="P82"><text:span text:style-name="T307">某一特定閥值</text:span> <text:span text:style-name="T320">↔</text:span>（桌子的）耐久度閥值、動量容許閥值。</text:p>
                                </text:list-item>
                                <text:list-item>
                                  <text:p text:style-name="P82">湧現 <text:span text:style-name="T320">↔</text:span>（從 彈性變形 變成 斷裂變形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明顯例子，數量 <text:span text:style-name="T347">≤</text:span><text:span text:style-name="T307"> 某一特定閥值</text:span>，逐漸 湧現。</text:p>
                    </text:list-item>
                  </text:list>
                </text:list-item>
              </text:list>
            </text:list-item>
            <text:list-item>
              <text:p text:style-name="P83">湧現過程 是，從 質變的 過程。</text:p>
              <text:list>
                <text:list-item>
                  <text:p text:style-name="P83">明顯例子，地球 有機率捕捉到 單一、一小群 宇宙塵埃、太空垃圾，形成<text:span text:style-name="T17">(微觀尺度的)</text:span>衛星。</text:p>
                  <text:list>
                    <text:list-item>
                      <text:p text:style-name="P84">地球 有機率（逐漸 累積）有 一大群 塵埃、太空垃圾，湧現出 行星環、行星殼。</text:p>
                    </text:list-item>
                  </text:list>
                </text:list-item>
                <text:list-item>
                  <text:p text:style-name="P83">明顯例子，高溫的液態水 有機率有 單一、一小群 鏈結，形成（微觀尺度的）冰、小碎冰。</text:p>
                  <text:list>
                    <text:list-item>
                      <text:p text:style-name="P83">低溫的液態水 有機率有 一大群 鏈結，湧現出（人類 認定的）冰、相態變化。</text:p>
                    </text:list-item>
                  </text:list>
                </text:list-item>
              </text:list>
            </text:list-item>
            <text:list-item>
              <text:p text:style-name="P83">湧現 是 質變、狀態轉移。</text:p>
              <text:list>
                <text:list-item>
                  <text:p text:style-name="P83">明顯例子，地球上的 火箭。</text:p>
                  <text:list>
                    <text:list-item>
                      <text:p text:style-name="P83">假定，火箭的 速度（持續）提升。</text:p>
                    </text:list-item>
                    <text:list-item>
                      <text:p text:style-name="P83">假定，火箭的 速度<text:span text:style-name="T17"> &lt; 逃逸速度</text:span>。</text:p>
                      <text:list>
                        <text:list-item>
                          <text:p text:style-name="P83">火箭 沒有脫離 地球。</text:p>
                        </text:list-item>
                        <text:list-item>
                          <text:p text:style-name="P83">火箭 是 沒有脫離的 狀態。</text:p>
                        </text:list-item>
                      </text:list>
                    </text:list-item>
                    <text:list-item>
                      <text:p text:style-name="P83">假定，火箭的 速度 <text:span text:style-name="T305">≥</text:span><text:span text:style-name="T308"> </text:span>逃逸速度。</text:p>
                      <text:list>
                        <text:list-item>
                          <text:p text:style-name="P83">火箭 有機率脫離 地球。</text:p>
                        </text:list-item>
                        <text:list-item>
                          <text:p text:style-name="P83">火箭 有機率湧現出 脫離 狀態、現象。</text:p>
                          <text:list>
                            <text:list-item>
                              <text:p text:style-name="P83">火箭 有機率，從 沒有脫離的狀態 昇華成 脫離的狀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3">明顯例子，鹽水。</text:p>
                  <text:list>
                    <text:list-item>
                      <text:p text:style-name="P83">假定，水（持續）加鹽。</text:p>
                      <text:list>
                        <text:list-item>
                          <text:p text:style-name="P83">水的 鹽量（持續）提升。</text:p>
                        </text:list-item>
                        <text:list-item>
                          <text:p text:style-name="P85">鹽水 擁有的 鹽量（持續）提升。</text:p>
                        </text:list-item>
                      </text:list>
                    </text:list-item>
                    <text:list-item>
                      <text:p text:style-name="P86">鹽水（逐漸）從 未飽和的狀態 湧現出<text:span text:style-name="T327"> 飽和</text:span>的狀態。<text:span text:style-name="T292">{湧現出、昇華成、質變成、狀態轉移到</text:span><text:span text:style-name="T293"> 過飽和</text:span><text:span text:style-name="T292">的狀態}</text:span></text:p>
                      <text:list>
                        <text:list-item>
                          <text:p text:style-name="P87">鹽水，未飽和 <text:span text:style-name="T328">→ 飽和</text:span>。<text:span text:style-name="T297">{→ 過飽和}</text:span></text:p>
                        </text:list-item>
                        <text:list-item>
                          <text:p text:style-name="P88">鹽水，鹹度提升 <text:span text:style-name="T328">→</text:span> 鹹度不變。</text:p>
                        </text:list-item>
                        <text:list-item>
                          <text:p text:style-name="P88">鹽水，液體 <text:span text:style-name="T328">→</text:span> 包覆固體的液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>湧現<text:span text:style-name="T187"> 是 從無到有</text:span>。</text:p>
              <text:list>
                <text:list-item>
                  <text:p text:style-name="P18">組合型湧現<text:span text:style-name="T187">、條件型湧現</text:span>。</text:p>
                  <text:list>
                    <text:list-item>
                      <text:p text:style-name="P89">把 不同種類的個體群 組合起來，出現、湧現出 某一特定狀態、某一特定現象。</text:p>
                      <text:list>
                        <text:list-item>
                          <text:p text:style-name="P89">明顯例子，組合型湧現，第一個個體、第二個個體 組合出 第三個個體。</text:p>
                        </text:list-item>
                      </text:list>
                    </text:list-item>
                    <text:list-item>
                      <text:p text:style-name="P89">明顯例子，汽車流水線。</text:p>
                      <text:list>
                        <text:list-item>
                          <text:p text:style-name="P89">每一個站點 都在做 同一件事。</text:p>
                          <text:list>
                            <text:list-item>
                              <text:p text:style-name="P89">明顯例子，噴漆站點 只做，把 漆 噴在 汽車 上面。</text:p>
                            </text:list-item>
                          </text:list>
                        </text:list-item>
                        <text:list-item>
                          <text:p text:style-name="P89">所有站點 組合起來，出現、湧現出 汽車流水線、能夠組裝出汽車。</text:p>
                        </text:list-item>
                      </text:list>
                    </text:list-item>
                    <text:list-item>
                      <text:p text:style-name="P89">明顯例子，馬達。</text:p>
                      <text:list>
                        <text:list-item>
                          <text:p text:style-name="P90">轉子、定子 組合起來，出現、湧現出 馬達。</text:p>
                        </text:list-item>
                        <text:list-item>
                          <text:p text:style-name="P91">磁鐵、線圈、機構 組合起來，出現、湧現出 馬達。</text:p>
                        </text:list-item>
                      </text:list>
                    </text:list-item>
                    <text:list-item>
                      <text:p text:style-name="P91">組合型湧現。</text:p>
                      <text:list>
                        <text:list-item>
                          <text:p text:style-name="P19">最小尺度<text:span text:style-name="T187">組合</text:span>型湧現<text:span text:style-name="T187">、最小尺度條件型湧現、最小尺度的條件型湧現</text:span>。</text:p>
                          <text:list>
                            <text:list-item>
                              <text:p text:style-name="P92">最小尺度組合型湧現。</text:p>
                              <text:list>
                                <text:list-item>
                                  <text:p text:style-name="P93">明顯例子，假定，某一特定個體 是 組合型湧現的 個體。</text:p>
                                  <text:list>
                                    <text:list-item>
                                      <text:p text:style-name="P93">假定，該個體 是 某一特定種類的 個體。</text:p>
                                    </text:list-item>
                                    <text:list-item>
                                      <text:p text:style-name="P94">假定，該個體 切割成 第一個個體、第二個個體。</text:p>
                                    </text:list-item>
                                    <text:list-item>
                                      <text:p text:style-name="P94">假定，第一個個體、第二個個體 <text:span text:style-name="T17">(都)不是</text:span> 該種類<text:span text:style-name="T17">(的 個體)</text:span>。</text:p>
                                      <text:list>
                                        <text:list-item>
                                          <text:p text:style-name="P94">該個體 是 最小尺度組合型湧現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5">最小尺度組合型湧現，相同種類的個體 無法切割成 尺度更小的相同種類的個體。</text:p>
                              <text:list>
                                <text:list-item>
                                  <text:p text:style-name="P96">無法 <text:span text:style-name="T329">依序、按照（尺度的 從宏觀到微觀）順序 反湧現</text:span>。</text:p>
                                </text:list-item>
                              </text:list>
                            </text:list-item>
                            <text:list-item>
                              <text:p text:style-name="P97">明顯例子，馬達。</text:p>
                              <text:list>
                                <text:list-item>
                                  <text:p text:style-name="P98"><text:span text:style-name="T17">(古典尺度)</text:span>馬達 無法 切割成<text:span text:style-name="T17">、反(組合型湧現)出</text:span> <text:span text:style-name="T17">(微觀尺度)</text:span>馬達。</text:p>
                                </text:list-item>
                                <text:list-item>
                                  <text:p text:style-name="P98">馬達 無法切割成 <text:span text:style-name="T169">2</text:span>個馬達、<text:span text:style-name="T169">n</text:span>個馬達。</text:p>
                                  <text:list>
                                    <text:list-item>
                                      <text:p text:style-name="P99"><text:span text:style-name="T169">n 是 正整數</text:span>。</text:p>
                                    </text:list-item>
                                    <text:list-item>
                                      <text:p text:style-name="P98">馬達 無法切割成 第一<text:span text:style-name="T17">個</text:span>馬達、第二個馬達<text:span text:style-name="T17">。</text:span></text:p>
                                      <text:list>
                                        <text:list-item>
                                          <text:p text:style-name="P98">假定，該馬達 不是 特別設計的 馬達<text:span text:style-name="T17">。</text:span></text:p>
                                        </text:list-item>
                                        <text:list-item>
                                          <text:p text:style-name="P98"><text:span text:style-name="T17">假定，該</text:span>馬達<text:span text:style-name="T17"> 是（人類 認定的）</text:span>馬達<text:span text:style-name="T17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">放大尺度<text:span text:style-name="T187">組合</text:span>型湧現<text:span text:style-name="T187">、放大尺度條件型湧現、放大尺度的條件型湧現</text:span>。</text:p>
                          <text:list>
                            <text:list-item>
                              <text:p text:style-name="P100">放大尺度組合型湧現。</text:p>
                              <text:list>
                                <text:list-item>
                                  <text:p text:style-name="P100">明顯例子，假定，某一特定個體 是 組合型湧現的 個體。</text:p>
                                  <text:list>
                                    <text:list-item>
                                      <text:p text:style-name="P100">假定，該個體 是 某一特定種類的 個體。</text:p>
                                    </text:list-item>
                                    <text:list-item>
                                      <text:p text:style-name="P100">假定，該個體 切割成 第一個個體、第二個個體。</text:p>
                                    </text:list-item>
                                    <text:list-item>
                                      <text:p text:style-name="P100">假定，<text:span text:style-name="T17">第一個個體 是</text:span> 該種類<text:span text:style-name="T17">(的 個體)</text:span>。</text:p>
                                      <text:list>
                                        <text:list-item>
                                          <text:p text:style-name="P100">該個體 是 放大尺度組合型湧現。</text:p>
                                        </text:list-item>
                                        <text:list-item>
                                          <text:p text:style-name="P101">該個體 是 <text:span text:style-name="T17">第一個個體</text:span><text:span text:style-name="T173">的 放大版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5"><text:span text:style-name="T215">放大尺度組合型湧現，相同種類的個體 能夠堆疊出，尺度更大的相同種類的個體</text:span>。</text:p>
                              <text:list>
                                <text:list-item>
                                  <text:p text:style-name="P316">依序、按照（尺度的）順序 湧現。</text:p>
                                  <text:list>
                                    <text:list-item>
                                      <text:p text:style-name="P91">明顯例子，放大尺度組合型湧現，微觀尺度 →<text:span text:style-name="T329"> 古典尺度 → 宏觀尺度</text:span>。</text:p>
                                    </text:list-item>
                                    <text:list-item>
                                      <text:p text:style-name="P102">湧現時機，更小尺度 同時、更早於 更大尺度。</text:p>
                                      <text:list>
                                        <text:list-item>
                                          <text:p text:style-name="P102">更小尺度 的 明顯例子，微觀尺度。</text:p>
                                        </text:list-item>
                                        <text:list-item>
                                          <text:p text:style-name="P102">更大尺度 的 明顯例子，古典尺度。</text:p>
                                        </text:list-item>
                                        <text:list-item>
                                          <text:p text:style-name="P103">微觀尺度、<text:span text:style-name="T329">古典尺度 有機率同時 湧現</text:span>。</text:p>
                                        </text:list-item>
                                        <text:list-item>
                                          <text:p text:style-name="P103">微觀尺度<text:span text:style-name="T329"> 有機率更早於 古典尺度 湧現</text:span>。</text:p>
                                        </text:list-item>
                                        <text:list-item>
                                          <text:p text:style-name="P103">微觀尺度<text:span text:style-name="T329"> 無法更晚於 古典尺度 湧現</text:span>。</text:p>
                                          <text:list>
                                            <text:list-item>
                                              <text:p text:style-name="P104">假定<text:span text:style-name="T17">，(微觀尺度)湧現、(</text:span><text:span text:style-name="T174">古典尺度)湧現 是 相同種類的 湧現</text:span>。</text:p>
                                            </text:list-item>
                                            <text:list-item>
                                              <text:p text:style-name="P105">假定<text:span text:style-name="T17">，(微觀尺度)湧現、(</text:span><text:span text:style-name="T174">古典尺度)湧現 是 相同方式的 湧現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1">明顯例子，行星環。</text:p>
                              <text:list>
                                <text:list-item>
                                  <text:p text:style-name="P106"><text:span text:style-name="T17">(古典尺度)行星環 能夠 切割成、反(組合型湧現)出 (微觀尺度)</text:span>行星環。</text:p>
                                </text:list-item>
                                <text:list-item>
                                  <text:p text:style-name="P317"><text:span text:style-name="T133">行星環</text:span><text:span text:style-name="T215"> 能夠切割成 第一</text:span><text:span text:style-name="T133">個行星環</text:span><text:span text:style-name="T215">、第二個</text:span><text:span text:style-name="T133">個體</text:span>。<text:span text:style-name="T295">{</text:span><text:span text:style-name="T296">行星環 能夠切割成 第一個行星環、某一特定個體</text:span><text:span text:style-name="T295">}</text:span></text:p>
                                  <text:list>
                                    <text:list-item>
                                      <text:p text:style-name="P318">假定，該行星環 不是 最小尺度的 行星環。</text:p>
                                      <text:list>
                                        <text:list-item>
                                          <text:p text:style-name="P318">最小尺度 的 明顯例子，<text:span text:style-name="T17">(微觀尺度)</text:span><text:span text:style-name="T14">10000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19">假定，該行星環 是 <text:span text:style-name="T17">(大於 最小尺度的)其</text:span>他尺度的 行星環。</text:p>
                                      <text:list>
                                        <text:list-item>
                                          <text:p text:style-name="P319">其他尺度 的 明顯例子，微觀尺度、古典尺度、宏觀尺度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0">假定，該行星環 是（人類 認定的）行星環。</text:p>
                                    </text:list-item>
                                  </text:list>
                                </text:list-item>
                                <text:list-item>
                                  <text:p text:style-name="P345">（相關描述在 <text:span text:style-name="T209">世界學</text:span> 文件群的 <text:span text:style-name="T209">湧現</text:span> 的 <text:span text:style-name="T211">行星 出現、湧現出 衛星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假定，某一特定尺度 放大尺度組合型湧現。</text:p>
              <text:list>
                <text:list-item>
                  <text:p text:style-name="P107">假定，某一特定尺度 湧現出 某一特定狀態。</text:p>
                </text:list-item>
                <text:list-item>
                  <text:p text:style-name="P88">（比 該尺度 更小的）更小尺度 已經 湧現出該狀態、進入湧現後的狀態。</text:p>
                </text:list-item>
                <text:list-item>
                  <text:p text:style-name="P88">更小尺度 先湧現，該尺度 才有機率 湧現。</text:p>
                  <text:list>
                    <text:list-item>
                      <text:p text:style-name="P21">放大尺度<text:span text:style-name="T187">組合</text:span>型湧現。</text:p>
                      <text:list>
                        <text:list-item>
                          <text:p text:style-name="P21"><text:span text:style-name="T187">更</text:span>小尺度<text:span text:style-name="T187"> 先</text:span>湧現<text:span text:style-name="T187">出 該狀態</text:span>，<text:span text:style-name="T187">該尺度、更</text:span>大尺度 才有機率湧現<text:span text:style-name="T187">出 該狀態</text:span>。</text:p>
                        </text:list-item>
                      </text:list>
                    </text:list-item>
                    <text:list-item>
                      <text:p text:style-name="P21">放大尺度<text:span text:style-name="T187">組合</text:span>型湧現。</text:p>
                      <text:list>
                        <text:list-item>
                          <text:p text:style-name="P21"><text:span text:style-name="T187">更</text:span>小尺度 沒有湧現<text:span text:style-name="T187">出 該狀態</text:span>，<text:span text:style-name="T187">該尺度、更</text:span>大尺度 無法湧現<text:span text:style-name="T187">出 該狀態</text:span>。</text:p>
                        </text:list-item>
                        <text:list-item>
                          <text:p text:style-name="P88">假定，更小尺度 沒有湧現出 該狀態。</text:p>
                          <text:list>
                            <text:list-item>
                              <text:p text:style-name="P88">該尺度 無法湧現出 該狀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6">（相關描述在 <text:span text:style-name="T209">世界學</text:span> 文件群的 <text:span text:style-name="T209">湧現</text:span> 的 <text:span text:style-name="T211">行星 出現、湧現出 衛星</text:span>）</text:p>
                    </text:list-item>
                    <text:list-item>
                      <text:p text:style-name="P108">明顯例子，假定，古典尺度 出現、湧現出 衛星、行星環。</text:p>
                      <text:list>
                        <text:list-item>
                          <text:p text:style-name="P108">（比 古典尺度 更小的）微觀尺度 已經 湧現出 衛星、行星環。</text:p>
                        </text:list-item>
                        <text:list-item>
                          <text:p text:style-name="P108">（比 古典尺度 更大的）宏觀尺度 有機率 還沒湧現出 衛星、行星環。</text:p>
                        </text:list-item>
                        <text:list-item>
                          <text:p text:style-name="P109">假定，（比 古典尺度 更大的）宏觀尺度 還沒湧現出 衛星、行星環。</text:p>
                          <text:list>
                            <text:list-item>
                              <text:p text:style-name="P110">（比 宏觀尺度 更大的<text:span text:style-name="T17">）(宏觀尺度)</text:span><text:span text:style-name="T15">2</text:span><text:span text:style-name="T17"> 無法</text:span>湧現出 衛星、行星環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0">假定，某一特定個體 組合型湧現。</text:p>
              <text:list>
                <text:list-item>
                  <text:p text:style-name="P22">組合型湧現，<text:span text:style-name="T187">元件 </text:span>種類、數量 達到 條件，<text:span text:style-name="T187">系統、個體 </text:span>才有機率湧現<text:span text:style-name="T187">出 該狀態</text:span>。</text:p>
                </text:list-item>
                <text:list-item>
                  <text:p text:style-name="P23">組合型湧現，<text:span text:style-name="T187">元件 </text:span>種類、數量 沒有達到 條件，<text:span text:style-name="T187">系統、個體 </text:span>無法湧現<text:span text:style-name="T187"> 該狀態</text:span>。</text:p>
                </text:list-item>
                <text:list-item>
                  <text:p text:style-name="P111">明顯例子，已知，有馬達的電風扇 擁有 馬達、電路、外殼。</text:p>
                  <text:list>
                    <text:list-item>
                      <text:p text:style-name="P112">馬達、電路、外殼 有機率 湧現出、組合型湧現出 有馬達的電風扇。</text:p>
                      <text:list>
                        <text:list-item>
                          <text:p text:style-name="P112">馬達、電路、外殼 有機率湧現出 有馬達的電風扇、風力發電機、遊艇推進器。</text:p>
                        </text:list-item>
                      </text:list>
                    </text:list-item>
                    <text:list-item>
                      <text:p text:style-name="P112">有 馬達、電路、外殼，才有機率湧現出 有馬達的電風扇。</text:p>
                    </text:list-item>
                    <text:list-item>
                      <text:p text:style-name="P112">沒有 馬達，無法機率湧現出 有馬達的電風扇。</text:p>
                      <text:list>
                        <text:list-item>
                          <text:p text:style-name="P113">電路、外殼，有機率湧現出 沒有馬達的電風扇。</text:p>
                        </text:list-item>
                      </text:list>
                    </text:list-item>
                  </text:list>
                </text:list-item>
                <text:list-item>
                  <text:p text:style-name="P113">明顯例子，假定，第一個個體 賣 水。</text:p>
                  <text:list>
                    <text:list-item>
                      <text:p text:style-name="P113">假定，第一個個體 賣 水，有 折扣活動。</text:p>
                      <text:list>
                        <text:list-item>
                          <text:p text:style-name="P114">假定，<text:span text:style-name="T152">10000公升 &gt; </text:span><text:span text:style-name="T17">買 水的 公升數</text:span><text:span text:style-name="T337">，價格 沒有打折</text:span>。</text:p>
                        </text:list-item>
                        <text:list-item>
                          <text:p text:style-name="P115">假定，<text:span text:style-name="T152">1</text:span><text:span text:style-name="T153">0000</text:span><text:span text:style-name="T152">0000公升 &gt; </text:span><text:span text:style-name="T17">買 水的 公升數 </text:span><text:span text:style-name="T306">≥</text:span><text:span text:style-name="T17"> </text:span><text:span text:style-name="T152">10000公升</text:span><text:span text:style-name="T337">，價格 打九折。</text:span></text:p>
                        </text:list-item>
                        <text:list-item>
                          <text:p text:style-name="P116">假定，<text:span text:style-name="T17">買 水的 公升數 </text:span><text:span text:style-name="T306">≥</text:span><text:span text:style-name="T17"> </text:span><text:span text:style-name="T152">1</text:span><text:span text:style-name="T153">0000</text:span><text:span text:style-name="T152">0000公升</text:span><text:span text:style-name="T337">，價格 打六折</text:span>。</text:p>
                        </text:list-item>
                      </text:list>
                    </text:list-item>
                    <text:list-item>
                      <text:p text:style-name="P116">假定，第二個個體 網購，把 水 加入到 購物車 裡面。</text:p>
                      <text:list>
                        <text:list-item>
                          <text:p text:style-name="P116">第二個個體 加<text:span text:style-name="T17"> </text:span><text:span text:style-name="T151">1</text:span><text:span text:style-name="T339">公升的 水 → 價格 沒有出現、沒有湧現 打折的狀態。</text:span></text:p>
                        </text:list-item>
                        <text:list-item>
                          <text:p text:style-name="P117">第二個個體 再加<text:span text:style-name="T17"> </text:span><text:span text:style-name="T152">10000</text:span><text:span text:style-name="T339">公升的 水 → 價格 出現、湧現出 打折、打九折的狀態</text:span>。</text:p>
                        </text:list-item>
                        <text:list-item>
                          <text:p text:style-name="P118">第二個個體 減<text:span text:style-name="T17"> </text:span><text:span text:style-name="T175">5</text:span><text:span text:style-name="T152">000</text:span><text:span text:style-name="T339">公升的 水 → 價格 消失、反湧現出 沒有打折的狀態</text:span>。</text:p>
                        </text:list-item>
                        <text:list-item>
                          <text:p text:style-name="P119">第二個個體 再加<text:span text:style-name="T17"> </text:span><text:span text:style-name="T176">6</text:span><text:span text:style-name="T152">000</text:span><text:span text:style-name="T339">公升的 水 → 價格 出現、湧現出 打折、打九折的狀態</text:span>。</text:p>
                        </text:list-item>
                        <text:list-item>
                          <text:p text:style-name="P120">第二個個體 再加<text:span text:style-name="T17"> </text:span><text:span text:style-name="T152">1</text:span><text:span text:style-name="T153">0000</text:span><text:span text:style-name="T152">0000</text:span><text:span text:style-name="T339">公升的 水 → 價格 出現、湧現出 打六折的狀態</text:span>。</text:p>
                          <text:list>
                            <text:list-item>
                              <text:p text:style-name="P121"><text:span text:style-name="T17">(</text:span><text:span text:style-name="T137">1+</text:span><text:span text:style-name="T152">10000</text:span><text:span text:style-name="T177">-</text:span><text:span text:style-name="T175">5</text:span><text:span text:style-name="T152">000</text:span><text:span text:style-name="T177">+</text:span><text:span text:style-name="T176">6</text:span><text:span text:style-name="T152">000</text:span><text:span text:style-name="T137">+</text:span><text:span text:style-name="T152">1</text:span><text:span text:style-name="T153">0000</text:span><text:span text:style-name="T152">0000)</text:span><text:span text:style-name="T339">公升 </text:span><text:span text:style-name="T178">= </text:span><text:span text:style-name="T152">1</text:span><text:span text:style-name="T153">000</text:span><text:span text:style-name="T178">11</text:span><text:span text:style-name="T152">00</text:span><text:span text:style-name="T178">1</text:span><text:span text:style-name="T339">公升</text:span><text:span text:style-name="T17"> </text:span><text:span text:style-name="T306">≥</text:span><text:span text:style-name="T17"> </text:span><text:span text:style-name="T152">1</text:span><text:span text:style-name="T153">0000</text:span><text:span text:style-name="T152">0000</text:span><text:span text:style-name="T339">公升</text:span>。</text:p>
                            </text:list-item>
                            <text:list-item>
                              <text:p text:style-name="P121">水 <text:span text:style-name="T334">↔</text:span><text:span text:style-name="T340">（元件的）種類</text:span>。</text:p>
                              <text:list>
                                <text:list-item>
                                  <text:p text:style-name="P122"><text:span text:style-name="T152">1</text:span><text:span text:style-name="T153">000</text:span><text:span text:style-name="T178">11</text:span><text:span text:style-name="T152">00</text:span><text:span text:style-name="T178">1公升</text:span><text:span text:style-name="T17"> </text:span><text:span text:style-name="T322">↔</text:span><text:span text:style-name="T17">（</text:span><text:span text:style-name="T340">元件的）數量</text:span>。</text:p>
                                </text:list-item>
                                <text:list-item>
                                  <text:p text:style-name="P123"><text:span text:style-name="T306">≥</text:span><text:span text:style-name="T309"> </text:span><text:span text:style-name="T152">1</text:span><text:span text:style-name="T153">0000</text:span><text:span text:style-name="T152">0000</text:span><text:span text:style-name="T339">公升</text:span> <text:span text:style-name="T334">↔</text:span><text:span text:style-name="T340">（</text:span>達到）條件。</text:p>
                                </text:list-item>
                                <text:list-item>
                                  <text:p text:style-name="P124"><text:span text:style-name="T337">價格 打六折</text:span> <text:span text:style-name="T334">↔</text:span> 湧現的 狀態、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5">第二個個體 再加<text:span text:style-name="T17"> </text:span><text:span text:style-name="T151">1</text:span><text:span text:style-name="T339">公升的 水 → 價格 維持在 打六折的狀態</text:span>。</text:p>
                          <text:list>
                            <text:list-item>
                              <text:p text:style-name="P125">價格 沒有 湧現。</text:p>
                              <text:list>
                                <text:list-item>
                                  <text:p text:style-name="P126">價格 沒有 湧現出 其他狀態。</text:p>
                                </text:list-item>
                                <text:list-item>
                                  <text:p text:style-name="P126">價格 沒有 昇華成 其他狀態。</text:p>
                                </text:list-item>
                                <text:list-item>
                                  <text:p text:style-name="P127">價格 沒有 質變成 其他狀態。</text:p>
                                </text:list-item>
                                <text:list-item>
                                  <text:p text:style-name="P128">價格 沒有 狀態轉移到 其他狀態。</text:p>
                                </text:list-item>
                                <text:list-item>
                                  <text:p text:style-name="P128">價格 沒有 出現 其他狀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9">抽象例子，<text:span text:style-name="T131">m</text:span><text:span text:style-name="T17">元</text:span><text:span text:style-name="T154">n次</text:span><text:span text:style-name="T330">方程式。</text:span></text:p>
                  <text:list>
                    <text:list-item>
                      <text:p text:style-name="P130">假定，<text:span text:style-name="T130">n </text:span><text:span text:style-name="T78">≥</text:span><text:span text:style-name="T130"> 3</text:span><text:span text:style-name="T332">。</text:span></text:p>
                      <text:list>
                        <text:list-item>
                          <text:p text:style-name="P129"><text:span text:style-name="T131">m</text:span><text:span text:style-name="T17">元</text:span><text:span text:style-name="T179">n</text:span><text:span text:style-name="T154">次</text:span><text:span text:style-name="T330">方程式 </text:span><text:span text:style-name="T129">才</text:span><text:span text:style-name="T331">有機率湧現出 擁有</text:span><text:span text:style-name="T129">3</text:span><text:span text:style-name="T331">次方的方程式</text:span>。</text:p>
                        </text:list-item>
                      </text:list>
                    </text:list-item>
                    <text:list-item>
                      <text:p text:style-name="P324">假定，n &lt; 3。</text:p>
                      <text:list>
                        <text:list-item>
                          <text:p text:style-name="P129"><text:span text:style-name="T131">m</text:span><text:span text:style-name="T17">元</text:span><text:span text:style-name="T179">n</text:span><text:span text:style-name="T154">次</text:span><text:span text:style-name="T330">方程式 無法湧現出 擁有</text:span><text:span text:style-name="T129">3</text:span><text:span text:style-name="T331">次方的方程式</text:span>。</text:p>
                        </text:list-item>
                      </text:list>
                    </text:list-item>
                    <text:list-item>
                      <text:p text:style-name="P131">一<text:span text:style-name="T17">元</text:span><text:span text:style-name="T179">n</text:span><text:span text:style-name="T154">次</text:span><text:span text:style-name="T330">方程式的 變數、不同次方的變數 </text:span><text:span text:style-name="T333">↔</text:span><text:span text:style-name="T330"> 元件的種類</text:span>。</text:p>
                      <text:list>
                        <text:list-item>
                          <text:p text:style-name="P132"><text:span text:style-name="T131">m</text:span><text:span text:style-name="T17">元</text:span><text:span text:style-name="T179">n</text:span><text:span text:style-name="T154">次</text:span><text:span text:style-name="T330">方程式的 係數 </text:span><text:span text:style-name="T333">↔</text:span><text:span text:style-name="T330">（該種類的元件）數量</text:span>。</text:p>
                        </text:list-item>
                      </text:list>
                    </text:list-item>
                    <text:list-item>
                      <text:p text:style-name="P133">抽象例子，假定，<text:span text:style-name="T131">m</text:span><text:span text:style-name="T17">元</text:span><text:span text:style-name="T154">n次</text:span><text:span text:style-name="T330">方程式 </text:span><text:span text:style-name="T154">= </text:span><text:span text:style-name="T155">(</text:span><text:span text:style-name="T158">f(x,y) </text:span><text:span text:style-name="T155">= ax</text:span><text:span text:style-name="T11">2</text:span><text:span text:style-name="T155"> + bx + c</text:span><text:span text:style-name="T156"> + d</text:span><text:span text:style-name="T144">xy + ex</text:span><text:span text:style-name="T10">2</text:span><text:span text:style-name="T144">y</text:span><text:span text:style-name="T155">)</text:span>。</text:p>
                      <text:list>
                        <text:list-item>
                          <text:p text:style-name="P24"><text:span text:style-name="T193">f(x,y)</text:span><text:span text:style-name="T189"> </text:span><text:span text:style-name="T202">↔</text:span><text:span text:style-name="T196"> </text:span><text:span text:style-name="T165">函數</text:span> <text:span text:style-name="T335">↔</text:span><text:span text:style-name="T343"> 系統、個體</text:span>。</text:p>
                        </text:list-item>
                        <text:list-item>
                          <text:p text:style-name="P25"><text:span text:style-name="T196">x、y</text:span><text:span text:style-name="T189"> </text:span><text:span text:style-name="T202">↔</text:span><text:span text:style-name="T196"> </text:span>變數 <text:span text:style-name="T335">↔</text:span><text:span text:style-name="T343"> 元件</text:span>。</text:p>
                        </text:list-item>
                        <text:list-item>
                          <text:p text:style-name="P26"><text:span text:style-name="T197">a、b、c</text:span><text:span text:style-name="T189"> </text:span><text:span text:style-name="T203">↔</text:span><text:span text:style-name="T196"> </text:span>係數 <text:span text:style-name="T335">↔</text:span><text:span text:style-name="T343"> 數量</text:span>。</text:p>
                        </text:list-item>
                        <text:list-item>
                          <text:p text:style-name="P134"><text:span text:style-name="T144">ex</text:span><text:span text:style-name="T10">2</text:span><text:span text:style-name="T144">y</text:span>。</text:p>
                          <text:list>
                            <text:list-item>
                              <text:p text:style-name="P135">已知，<text:span text:style-name="T144">e</text:span><text:span text:style-name="T17"> </text:span><text:span text:style-name="T323">↔</text:span><text:span text:style-name="T17"> </text:span>數量。</text:p>
                            </text:list-item>
                            <text:list-item>
                              <text:p text:style-name="P134">假<text:span text:style-name="T17">定，</text:span><text:span text:style-name="T180">g(x,y)</text:span><text:span text:style-name="T181"> = </text:span><text:span text:style-name="T144">x</text:span><text:span text:style-name="T10">2</text:span><text:span text:style-name="T144">y</text:span><text:span text:style-name="T344">。</text:span></text:p>
                            </text:list-item>
                            <text:list-item>
                              <text:p text:style-name="P136">假定，乘法 <text:span text:style-name="T323">↔</text:span> 鏈結。</text:p>
                            </text:list-item>
                            <text:list-item>
                              <text:p text:style-name="P137">假定，<text:span text:style-name="T166">x</text:span><text:span text:style-name="T17"> </text:span><text:span text:style-name="T323">↔</text:span><text:span text:style-name="T17"> </text:span>氫原子<text:span text:style-name="T17">(H)</text:span><text:span text:style-name="T345">。</text:span></text:p>
                            </text:list-item>
                            <text:list-item>
                              <text:p text:style-name="P138">假定，<text:span text:style-name="T167">y</text:span><text:span text:style-name="T17"> </text:span><text:span text:style-name="T323">↔</text:span><text:span text:style-name="T17"> 氧</text:span>原子<text:span text:style-name="T17">(O)</text:span>。</text:p>
                            </text:list-item>
                            <text:list-item>
                              <text:p text:style-name="P139"><text:span text:style-name="T180">g(x,y)</text:span><text:span text:style-name="T17"> </text:span><text:span text:style-name="T323">↔</text:span><text:span text:style-name="T17"> </text:span>水分<text:span text:style-name="T17">子(H</text:span><text:span text:style-name="T252">2</text:span><text:span text:style-name="T182">O</text:span><text:span text:style-name="T17">)</text:span>。</text:p>
                            </text:list-item>
                            <text:list-item>
                              <text:p text:style-name="P140"><text:span text:style-name="T180">g(x,y)</text:span><text:span text:style-name="T17"> </text:span>是由 <text:span text:style-name="T181">2個x、1個y 乘法 組成</text:span><text:span text:style-name="T17"> </text:span><text:span text:style-name="T323">↔</text:span><text:span text:style-name="T17"> </text:span>水<text:span text:style-name="T17"> </text:span>是由 <text:span text:style-name="T181">2個</text:span>氫<text:span text:style-name="T181">、1個</text:span><text:span text:style-name="T17">氧</text:span> 鏈結<text:span text:style-name="T181"> 組成</text:span>。</text:p>
                            </text:list-item>
                            <text:list-item>
                              <text:p text:style-name="P141"><text:span text:style-name="T144">ex</text:span><text:span text:style-name="T10">2</text:span><text:span text:style-name="T144">y</text:span><text:span text:style-name="T17"> </text:span><text:span text:style-name="T323">↔</text:span><text:span text:style-name="T17"> </text:span><text:span text:style-name="T168">e個水分子</text:span>。</text:p>
                            </text:list-item>
                            <text:list-item>
                              <text:p text:style-name="P142"><text:span text:style-name="T158">f(x,y) 擁有 </text:span><text:span text:style-name="T144">ex</text:span><text:span text:style-name="T10">2</text:span><text:span text:style-name="T144">y、e</text:span><text:span text:style-name="T168">個</text:span><text:span text:style-name="T144">x</text:span><text:span text:style-name="T10">2</text:span><text:span text:style-name="T144">y</text:span><text:span text:style-name="T17"> </text:span><text:span text:style-name="T323">↔</text:span><text:span text:style-name="T17"> 該系統、該個體 擁有 </text:span><text:span text:style-name="T168">e個水分子</text:span>。</text:p>
                            </text:list-item>
                            <text:list-item>
                              <text:p text:style-name="P143"><text:span text:style-name="T158">f(x,y) 沒有 </text:span><text:span text:style-name="T144">x</text:span><text:span text:style-name="T10">2</text:span><text:span text:style-name="T144">y</text:span><text:span text:style-name="T12">2</text:span><text:span text:style-name="T17"> </text:span><text:span text:style-name="T323">↔</text:span><text:span text:style-name="T17"> 該系統、該個體 沒有 </text:span><text:span text:style-name="T168">雙氧水</text:span>。</text:p>
                            </text:list-item>
                            <text:list-item>
                              <text:p text:style-name="P144">假定，<text:span text:style-name="T158">f(x,y) * </text:span><text:span text:style-name="T159">y</text:span><text:span text:style-name="T17"> </text:span><text:span text:style-name="T323">↔</text:span><text:span text:style-name="T17"> (該系統、該個體 的每個)子系統、子個體 都鏈結 氧原子</text:span>。</text:p>
                              <text:list>
                                <text:list-item>
                                  <text:p text:style-name="P145"><text:span text:style-name="T158">f(x,y) * </text:span><text:span text:style-name="T159">y</text:span><text:span text:style-name="T158"> </text:span><text:span text:style-name="T155">= ax</text:span><text:span text:style-name="T11">2 </text:span><text:span text:style-name="T159">y</text:span><text:span text:style-name="T155"> + bx</text:span><text:span text:style-name="T160">y</text:span><text:span text:style-name="T155"> + c</text:span><text:span text:style-name="T160">y</text:span><text:span text:style-name="T156"> + d</text:span><text:span text:style-name="T144">xy</text:span><text:span text:style-name="T13">2</text:span><text:span text:style-name="T144"> + ex</text:span><text:span text:style-name="T10">2</text:span><text:span text:style-name="T144">y</text:span><text:span text:style-name="T13">2</text:span>。</text:p>
                                </text:list-item>
                                <text:list-item>
                                  <text:p text:style-name="P146"><text:span text:style-name="T17">(</text:span><text:span text:style-name="T158">f(x,y) * </text:span><text:span text:style-name="T159">y)</text:span><text:span text:style-name="T158">擁有 </text:span><text:span text:style-name="T144">ex</text:span><text:span text:style-name="T10">2</text:span><text:span text:style-name="T144">y</text:span><text:span text:style-name="T10">2</text:span><text:span text:style-name="T144">、e</text:span><text:span text:style-name="T168">個</text:span><text:span text:style-name="T144">x</text:span><text:span text:style-name="T10">2</text:span><text:span text:style-name="T144">y</text:span><text:span text:style-name="T10">2</text:span><text:span text:style-name="T17"> </text:span><text:span text:style-name="T323">↔</text:span><text:span text:style-name="T17"> 新的系統、新的個體 擁有 </text:span><text:span text:style-name="T168">e個雙氧水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7">已知，<text:span text:style-name="T155">(</text:span><text:span text:style-name="T158">f(x,y) </text:span><text:span text:style-name="T155">= ax</text:span><text:span text:style-name="T11">2</text:span><text:span text:style-name="T155"> + bx + c</text:span><text:span text:style-name="T156"> + d</text:span><text:span text:style-name="T144">xy + ex</text:span><text:span text:style-name="T10">2</text:span><text:span text:style-name="T144">y</text:span><text:span text:style-name="T155">)</text:span>。</text:p>
                          <text:list>
                            <text:list-item>
                              <text:p text:style-name="P147">假定，<text:span text:style-name="T155">ax</text:span><text:span text:style-name="T11">2</text:span><text:span text:style-name="T155"> + bx + c</text:span><text:span text:style-name="T156"> + d</text:span><text:span text:style-name="T144">xy + ex</text:span><text:span text:style-name="T10">2</text:span><text:span text:style-name="T144">y = (</text:span><text:span text:style-name="T161">x - i</text:span><text:span text:style-name="T144">)(</text:span><text:span text:style-name="T161">x - j</text:span><text:span text:style-name="T144">)(</text:span><text:span text:style-name="T161">y - k</text:span><text:span text:style-name="T144">)</text:span>。</text:p>
                            </text:list-item>
                            <text:list-item>
                              <text:p text:style-name="P27"><text:span text:style-name="T198">i、j、k</text:span><text:span text:style-name="T189"> </text:span><text:span text:style-name="T203">↔</text:span><text:span text:style-name="T196"> 係數的</text:span><text:span text:style-name="T165">本質、</text:span><text:span text:style-name="T194">m</text:span><text:span text:style-name="T189">元</text:span><text:span text:style-name="T195">n次</text:span><text:span text:style-name="T206">方程式</text:span><text:span text:style-name="T187">的</text:span>解 <text:span text:style-name="T335">↔</text:span><text:span text:style-name="T343"> </text:span><text:span text:style-name="T205">數量的</text:span><text:span text:style-name="T343">本質</text:span>。</text:p>
                            </text:list-item>
                          </text:list>
                        </text:list-item>
                        <text:list-item>
                          <text:p text:style-name="P148">已知，<text:span text:style-name="T155">(</text:span><text:span text:style-name="T158">f(x,y) </text:span><text:span text:style-name="T155">= ax</text:span><text:span text:style-name="T11">2</text:span><text:span text:style-name="T155"> + bx + c</text:span><text:span text:style-name="T156"> + d</text:span><text:span text:style-name="T144">xy + ex</text:span><text:span text:style-name="T10">2</text:span><text:span text:style-name="T144">y</text:span><text:span text:style-name="T155">)</text:span>。</text:p>
                          <text:list>
                            <text:list-item>
                              <text:p text:style-name="P149"><text:span text:style-name="T158">該f(x,y)的 特徵 是 最高次方是二次方、有</text:span><text:span text:style-name="T162">x、有y</text:span><text:span text:style-name="T158">、二元二次方程式</text:span>。</text:p>
                              <text:list>
                                <text:list-item>
                                  <text:p text:style-name="P150">假定，<text:span text:style-name="T158">f(x,y) * </text:span><text:span text:style-name="T163">x</text:span>。</text:p>
                                  <text:list>
                                    <text:list-item>
                                      <text:p text:style-name="P151">新的<text:span text:style-name="T158">f(x,y)的 特徵 是 最高次方是三次方、有</text:span><text:span text:style-name="T162">x、有y</text:span><text:span text:style-name="T158">、二元三次方程式</text:span>。</text:p>
                                    </text:list-item>
                                    <text:list-item>
                                      <text:p text:style-name="P152">新的<text:span text:style-name="T158">f(x,y) 湧現出 最高次方是三次方、二元三次方程式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53"><text:span text:style-name="T17">該系統、該個體 </text:span><text:span text:style-name="T158">的特徵是 擁有 </text:span><text:span text:style-name="T164">a個H</text:span><text:span text:style-name="T250">2</text:span><text:span text:style-name="T164">、b個H、c個？？？、d個HO、e個H</text:span><text:span text:style-name="T250">2</text:span><text:span text:style-name="T164">O</text:span>。</text:p>
                              <text:list>
                                <text:list-item>
                                  <text:p text:style-name="P154"><text:span text:style-name="T164">？？？ 有機率是 化學鍵的 潛能位置、空白位置、預留位置</text:span>。</text:p>
                                  <text:list>
                                    <text:list-item>
                                      <text:p text:style-name="P154">潛能 是（潛能、實現 的）潛能。</text:p>
                                    </text:list-item>
                                    <text:list-item>
                                      <text:p text:style-name="P154">抽象例子，未飽和的鹽水、鹽水裡面的未飽和水。</text:p>
                                    </text:list-item>
                                  </text:list>
                                </text:list-item>
                                <text:list-item>
                                  <text:p text:style-name="P155">假定<text:span text:style-name="T17">，(該系統、該個體 的每個)子系統、子個體 都鏈結 氧原子</text:span>。</text:p>
                                  <text:list>
                                    <text:list-item>
                                      <text:p text:style-name="P156">新的系統、新的個體 <text:span text:style-name="T158">的 特徵 是 擁有 </text:span><text:span text:style-name="T164">a個H</text:span><text:span text:style-name="T250">2</text:span><text:span text:style-name="T164">O、b個HO、c個O、d個HO</text:span><text:span text:style-name="T251">2</text:span><text:span text:style-name="T164">、e個H</text:span><text:span text:style-name="T250">2</text:span><text:span text:style-name="T164">O</text:span><text:span text:style-name="T251">2</text:span>。</text:p>
                                    </text:list-item>
                                    <text:list-item>
                                      <text:p text:style-name="P157">新的系統、新的個體<text:span text:style-name="T158"> 出現、湧現出 </text:span><text:span text:style-name="T164">O、HO</text:span><text:span text:style-name="T251">2</text:span><text:span text:style-name="T164">、H</text:span><text:span text:style-name="T250">2</text:span><text:span text:style-name="T164">O</text:span><text:span text:style-name="T251">2</text:span>。</text:p>
                                    </text:list-item>
                                    <text:list-item>
                                      <text:p text:style-name="P157">新的系統、新的個體<text:span text:style-name="T158"> 消失、反湧現出 </text:span><text:span text:style-name="T164">H</text:span><text:span text:style-name="T250">2</text:span><text:span text:style-name="T164">、H、？？？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47"><text:span text:style-name="T330">湧現出 擁有</text:span><text:span text:style-name="T157">2</text:span><text:span text:style-name="T330">次方的方程式、擁有</text:span><text:span text:style-name="T157">1</text:span><text:span text:style-name="T330">次方的方程式</text:span>。</text:p>
                        </text:list-item>
                        <text:list-item>
                          <text:p text:style-name="P347"><text:span text:style-name="T330">湧現出 擁有</text:span><text:span text:style-name="T157">2種變數</text:span><text:span text:style-name="T330">的方程式、擁有</text:span><text:span text:style-name="T157">1種變數</text:span><text:span text:style-name="T330">的方程式</text:span>。</text:p>
                        </text:list-item>
                        <text:list-item>
                          <text:p text:style-name="P348">假定<text:span text:style-name="T17">，</text:span><text:span text:style-name="T132">x 是</text:span><text:span text:style-name="T336"> 第一個電阻。</text:span></text:p>
                          <text:list>
                            <text:list-item>
                              <text:p text:style-name="P348"><text:span text:style-name="T132">明顯例子，</text:span><text:span text:style-name="T138">x 是 </text:span><text:span text:style-name="T132">1</text:span><text:span text:style-name="T336">歐姆的電阻</text:span>。</text:p>
                            </text:list-item>
                          </text:list>
                        </text:list-item>
                        <text:list-item>
                          <text:p text:style-name="P348">假定，<text:span text:style-name="T132">y </text:span><text:span text:style-name="T336">是 第二個電阻。</text:span></text:p>
                        </text:list-item>
                        <text:list-item>
                          <text:p text:style-name="P349">假定，<text:span text:style-name="T139">z </text:span><text:span text:style-name="T341">是（</text:span><text:span text:style-name="T131">m</text:span><text:span text:style-name="T17">元</text:span><text:span text:style-name="T154">n次</text:span><text:span text:style-name="T330">方程式型電路的）等效電阻</text:span>。</text:p>
                        </text:list-item>
                        <text:list-item>
                          <text:p text:style-name="P350">假定<text:span text:style-name="T17">，</text:span><text:span text:style-name="T183">a</text:span><text:span text:style-name="T132">x 是</text:span><text:span text:style-name="T336"> 串聯</text:span><text:span text:style-name="T132"> a</text:span><text:span text:style-name="T336">個 第一個電阻</text:span>。</text:p>
                          <text:list>
                            <text:list-item>
                              <text:p text:style-name="P351"><text:span text:style-name="T140">a</text:span><text:span text:style-name="T132">x </text:span><text:span text:style-name="T184">+ </text:span><text:span text:style-name="T140">b</text:span><text:span text:style-name="T184">y</text:span><text:span text:style-name="T132"> 是</text:span><text:span text:style-name="T336"> 串聯 </text:span><text:span text:style-name="T140">a</text:span><text:span text:style-name="T336">個第一個電阻、</text:span><text:span text:style-name="T140">b</text:span><text:span text:style-name="T336">個第二個電阻</text:span>。</text:p>
                            </text:list-item>
                            <text:list-item>
                              <text:p text:style-name="P352"><text:span text:style-name="T141">Σ</text:span><text:span text:style-name="T253">i=1</text:span><text:span text:style-name="T16">j</text:span><text:span text:style-name="T141">(a</text:span><text:span text:style-name="T248">i</text:span><text:span text:style-name="T141"> * x</text:span><text:span text:style-name="T248">i</text:span><text:span text:style-name="T141">) 是 </text:span><text:span text:style-name="T336">串聯 </text:span><text:span text:style-name="T140">a</text:span><text:span text:style-name="T249">1</text:span><text:span text:style-name="T336">個第</text:span><text:span text:style-name="T142">1</text:span><text:span text:style-name="T336">個電阻、</text:span><text:span text:style-name="T140">a</text:span><text:span text:style-name="T249">2</text:span><text:span text:style-name="T336">個第</text:span><text:span text:style-name="T142">2</text:span><text:span text:style-name="T336">個電阻、…、</text:span><text:span text:style-name="T140">a</text:span><text:span text:style-name="T249">j</text:span><text:span text:style-name="T336">個第</text:span><text:span text:style-name="T142">j</text:span><text:span text:style-name="T336">個電阻</text:span>。</text:p>
                            </text:list-item>
                          </text:list>
                        </text:list-item>
                        <text:list-item>
                          <text:p text:style-name="P353">假定<text:span text:style-name="T17">，</text:span><text:span text:style-name="T132">x</text:span><text:span text:style-name="T9">2</text:span><text:span text:style-name="T132"> 是 </text:span><text:span text:style-name="T143">((</text:span><text:span text:style-name="T336">串</text:span><text:span text:style-name="T132">聯 * 並聯)，第一個電阻、第一個電阻)</text:span>。</text:p>
                          <text:list>
                            <text:list-item>
                              <text:p text:style-name="P354"><text:span text:style-name="T143">((</text:span><text:span text:style-name="T336">串</text:span><text:span text:style-name="T132">聯 * 並聯)，第一個電阻、第一個電阻)</text:span>。</text:p>
                              <text:list>
                                <text:list-item>
                                  <text:p text:style-name="P355"><text:span text:style-name="T143">((</text:span><text:span text:style-name="T336">串</text:span><text:span text:style-name="T132">聯 * 並聯)，第一個電阻、第一個電阻) 是 (串聯 第一個電阻、第一個電阻)個(並聯 第一個電阻、第一個電阻)</text:span>。</text:p>
                                </text:list-item>
                              </text:list>
                            </text:list-item>
                            <text:list-item>
                              <text:p text:style-name="P356"><text:span text:style-name="T140">a</text:span><text:span text:style-name="T132">x *</text:span><text:span text:style-name="T184"> </text:span><text:span text:style-name="T140">b</text:span><text:span text:style-name="T184">y</text:span><text:span text:style-name="T132"> 是 ((</text:span><text:span text:style-name="T336">串聯 * 並聯</text:span><text:span text:style-name="T132">)，</text:span><text:span text:style-name="T140">a</text:span><text:span text:style-name="T132">個第一個電阻、</text:span><text:span text:style-name="T140">b</text:span><text:span text:style-name="T132">個第二個電阻)</text:span>。</text:p>
                              <text:list>
                                <text:list-item>
                                  <text:p text:style-name="P370">串聯 是 <text:span text:style-name="T185">(</text:span><text:span text:style-name="T140">a</text:span><text:span text:style-name="T132">x </text:span><text:span text:style-name="T185">+ by)</text:span>。</text:p>
                                </text:list-item>
                                <text:list-item>
                                  <text:p text:style-name="P357">並聯 是<text:span text:style-name="T17"> ((</text:span><text:span text:style-name="T140">a</text:span><text:span text:style-name="T132">x * </text:span><text:span text:style-name="T185">by)/(</text:span><text:span text:style-name="T140">a</text:span><text:span text:style-name="T132">x </text:span><text:span text:style-name="T185">+ by))</text:span>。</text:p>
                                </text:list-item>
                                <text:list-item>
                                  <text:p text:style-name="P371"><text:span text:style-name="T132">(串聯 * 並聯) = (</text:span><text:span text:style-name="T133">(</text:span><text:span text:style-name="T140">a</text:span><text:span text:style-name="T132">x * </text:span><text:span text:style-name="T185">by)/(</text:span><text:span text:style-name="T140">a</text:span><text:span text:style-name="T132">x </text:span><text:span text:style-name="T185">+ by)) * (</text:span><text:span text:style-name="T140">a</text:span><text:span text:style-name="T132">x </text:span><text:span text:style-name="T185">+ by) = </text:span><text:span text:style-name="T133">(</text:span><text:span text:style-name="T140">a</text:span><text:span text:style-name="T132">x * </text:span><text:span text:style-name="T185">by)</text:span>。</text:p>
                                </text:list-item>
                              </text:list>
                            </text:list-item>
                            <text:list-item>
                              <text:p text:style-name="P358"><text:span text:style-name="T342">Π</text:span><text:span text:style-name="T253">i=1</text:span><text:span text:style-name="T16">j</text:span><text:span text:style-name="T342">(</text:span><text:span text:style-name="T141">a</text:span><text:span text:style-name="T248">i</text:span><text:span text:style-name="T141"> * x</text:span><text:span text:style-name="T248">i</text:span><text:span text:style-name="T342">)</text:span><text:span text:style-name="T141"> 是 ((</text:span><text:span text:style-name="T336">串聯 * 並聯</text:span><text:span text:style-name="T132">)</text:span><text:span text:style-name="T336">，</text:span><text:span text:style-name="T140">a</text:span><text:span text:style-name="T249">1</text:span><text:span text:style-name="T336">個第</text:span><text:span text:style-name="T142">1</text:span><text:span text:style-name="T336">個電阻、…、</text:span><text:span text:style-name="T140">a</text:span><text:span text:style-name="T249">j</text:span><text:span text:style-name="T336">個第</text:span><text:span text:style-name="T142">j</text:span><text:span text:style-name="T336">個電阻</text:span><text:span text:style-name="T132">)</text:span>。</text:p>
                              <text:list>
                                <text:list-item>
                                  <text:p text:style-name="P359"><text:span text:style-name="T342">Π</text:span><text:span text:style-name="T253">i=1</text:span><text:span text:style-name="T16">j</text:span><text:span text:style-name="T342">(</text:span><text:span text:style-name="T141">a</text:span><text:span text:style-name="T248">i</text:span><text:span text:style-name="T141"> * x</text:span><text:span text:style-name="T248">i</text:span><text:span text:style-name="T342">)</text:span><text:span text:style-name="T141"> 是 </text:span><text:span text:style-name="T336">串聯</text:span><text:span text:style-name="T132">(</text:span><text:span text:style-name="T336">並聯</text:span><text:span text:style-name="T132"> </text:span><text:span text:style-name="T140">a</text:span><text:span text:style-name="T249">1</text:span><text:span text:style-name="T336">個第</text:span><text:span text:style-name="T142">1</text:span><text:span text:style-name="T336">個電阻、…、</text:span><text:span text:style-name="T140">a</text:span><text:span text:style-name="T249">j</text:span><text:span text:style-name="T336">個第</text:span><text:span text:style-name="T142">j</text:span><text:span text:style-name="T336">個電阻</text:span><text:span text:style-name="T132">)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8">抽象例子，<text:span text:style-name="T144">ex</text:span><text:span text:style-name="T10">2</text:span><text:span text:style-name="T144">y </text:span><text:span text:style-name="T261">= ex</text:span><text:span text:style-name="T265">2</text:span><text:span text:style-name="T261"> * </text:span><text:span text:style-name="T262">y</text:span><text:span text:style-name="T144"> = </text:span><text:span text:style-name="T132">((</text:span><text:span text:style-name="T336">串</text:span><text:span text:style-name="T132">聯 * 並聯)，</text:span><text:span text:style-name="T144">ex</text:span><text:span text:style-name="T10">2</text:span><text:span text:style-name="T132">、</text:span><text:span text:style-name="T145">y</text:span><text:span text:style-name="T132">)</text:span>。</text:p>
                          <text:list>
                            <text:list-item>
                              <text:p text:style-name="P360"><text:span text:style-name="T144">ex</text:span><text:span text:style-name="T10">2</text:span><text:span text:style-name="T144">y = </text:span><text:span text:style-name="T132">((串聯 * 並聯)，</text:span><text:span text:style-name="T146">(</text:span><text:span text:style-name="T144">e</text:span><text:span text:style-name="T186">x * </text:span><text:span text:style-name="T144">x</text:span><text:span text:style-name="T146">)</text:span><text:span text:style-name="T132">、</text:span><text:span text:style-name="T145">y</text:span><text:span text:style-name="T132">)</text:span>。</text:p>
                            </text:list-item>
                            <text:list-item>
                              <text:p text:style-name="P361"><text:span text:style-name="T144">ex</text:span><text:span text:style-name="T10">2</text:span><text:span text:style-name="T144">y = </text:span><text:span text:style-name="T132">((</text:span><text:span text:style-name="T336">串聯</text:span><text:span text:style-name="T132"> * 並聯)，</text:span><text:span text:style-name="T146">(</text:span><text:span text:style-name="T132">(串聯 * 並聯)，</text:span><text:span text:style-name="T147">ex</text:span><text:span text:style-name="T132">、</text:span><text:span text:style-name="T147">x</text:span><text:span text:style-name="T146">)</text:span><text:span text:style-name="T132">、</text:span><text:span text:style-name="T145">y</text:span><text:span text:style-name="T132">)</text:span>。</text:p>
                            </text:list-item>
                            <text:list-item>
                              <text:p text:style-name="P362"><text:span text:style-name="T144">ex</text:span><text:span text:style-name="T10">2</text:span><text:span text:style-name="T144">y = </text:span><text:span text:style-name="T132">((</text:span><text:span text:style-name="T336">串聯</text:span><text:span text:style-name="T132"> * 並聯)，</text:span><text:span text:style-name="T146">(</text:span><text:span text:style-name="T132">(串聯 * </text:span><text:span text:style-name="T336">並聯</text:span><text:span text:style-name="T132">)，(串聯</text:span><text:span text:style-name="T147">e個x)</text:span><text:span text:style-name="T132">、</text:span><text:span text:style-name="T147">x</text:span><text:span text:style-name="T146">)</text:span><text:span text:style-name="T132">、</text:span><text:span text:style-name="T145">y</text:span><text:span text:style-name="T132">)</text:span>。</text:p>
                            </text:list-item>
                            <text:list-item>
                              <text:p text:style-name="P363"><text:span text:style-name="T144">ex</text:span><text:span text:style-name="T10">2</text:span><text:span text:style-name="T144">y = </text:span><text:span text:style-name="T132">((串聯 * 並聯)，(</text:span><text:span text:style-name="T336">串聯 </text:span><text:span text:style-name="T132">(串聯</text:span><text:span text:style-name="T147">e個x)</text:span><text:span text:style-name="T132">、</text:span><text:span text:style-name="T147">x</text:span><text:span text:style-name="T132">)個(</text:span><text:span text:style-name="T336">並聯 </text:span><text:span text:style-name="T132">(串聯</text:span><text:span text:style-name="T147">e個x)</text:span><text:span text:style-name="T132">、</text:span><text:span text:style-name="T147">x</text:span><text:span text:style-name="T146">)</text:span><text:span text:style-name="T132">、</text:span><text:span text:style-name="T145">y</text:span><text:span text:style-name="T132">)</text:span>。</text:p>
                            </text:list-item>
                            <text:list-item>
                              <text:p text:style-name="P364"><text:span text:style-name="T144">ex</text:span><text:span text:style-name="T10">2</text:span><text:span text:style-name="T144">y = </text:span><text:span text:style-name="T132">((串聯 * 並聯)，(串聯((</text:span><text:span text:style-name="T147">e+</text:span><text:span text:style-name="T149">1)</text:span><text:span text:style-name="T147">個x)</text:span><text:span text:style-name="T132">個(</text:span><text:span text:style-name="T336">並聯 </text:span><text:span text:style-name="T132">(串聯</text:span><text:span text:style-name="T147">e個x)</text:span><text:span text:style-name="T132">、</text:span><text:span text:style-name="T147">x</text:span><text:span text:style-name="T146">))</text:span><text:span text:style-name="T132">、</text:span><text:span text:style-name="T145">y</text:span><text:span text:style-name="T132">)</text:span>。</text:p>
                            </text:list-item>
                            <text:list-item>
                              <text:p text:style-name="P365"><text:span text:style-name="T144">ex</text:span><text:span text:style-name="T10">2</text:span><text:span text:style-name="T144">y = </text:span><text:span text:style-name="T132">(串聯 (串聯((</text:span><text:span text:style-name="T147">e+</text:span><text:span text:style-name="T149">1)</text:span><text:span text:style-name="T147">個x)</text:span><text:span text:style-name="T132">個(</text:span><text:span text:style-name="T336">並聯 </text:span><text:span text:style-name="T132">(串聯</text:span><text:span text:style-name="T147">e個x)</text:span><text:span text:style-name="T132">、</text:span><text:span text:style-name="T147">x</text:span><text:span text:style-name="T146">))</text:span><text:span text:style-name="T132">、</text:span><text:span text:style-name="T145">y</text:span><text:span text:style-name="T132">)個(並聯 (串聯((</text:span><text:span text:style-name="T147">e+</text:span><text:span text:style-name="T149">1)</text:span><text:span text:style-name="T147">個x)</text:span><text:span text:style-name="T132">個(</text:span><text:span text:style-name="T336">並聯 </text:span><text:span text:style-name="T132">(串聯</text:span><text:span text:style-name="T147">e個x)</text:span><text:span text:style-name="T132">、</text:span><text:span text:style-name="T147">x</text:span><text:span text:style-name="T146">))</text:span><text:span text:style-name="T132">、</text:span><text:span text:style-name="T145">y</text:span><text:span text:style-name="T132">)</text:span>。</text:p>
                            </text:list-item>
                            <text:list-item>
                              <text:p text:style-name="P366"><text:span text:style-name="T144">ex</text:span><text:span text:style-name="T10">2</text:span><text:span text:style-name="T144">y = </text:span><text:span text:style-name="T132">(串聯 (串聯((</text:span><text:span text:style-name="T147">e+</text:span><text:span text:style-name="T149">1)</text:span><text:span text:style-name="T147">x)</text:span><text:span text:style-name="T132">個(</text:span><text:span text:style-name="T336">並聯 </text:span><text:span text:style-name="T132">(串聯</text:span><text:span text:style-name="T147">e個x)</text:span><text:span text:style-name="T132">、</text:span><text:span text:style-name="T147">x</text:span><text:span text:style-name="T146">))</text:span><text:span text:style-name="T132">、</text:span><text:span text:style-name="T145">y</text:span><text:span text:style-name="T132">)個(並聯 (串聯((</text:span><text:span text:style-name="T147">e+</text:span><text:span text:style-name="T149">1)</text:span><text:span text:style-name="T147">x)</text:span><text:span text:style-name="T132">個(</text:span><text:span text:style-name="T336">並聯 </text:span><text:span text:style-name="T132">(串聯</text:span><text:span text:style-name="T147">e個x)</text:span><text:span text:style-name="T132">、</text:span><text:span text:style-name="T147">x</text:span><text:span text:style-name="T146">))</text:span><text:span text:style-name="T132">、</text:span><text:span text:style-name="T145">y</text:span><text:span text:style-name="T132">)</text:span>。</text:p>
                            </text:list-item>
                            <text:list-item>
                              <text:p text:style-name="P367"><text:span text:style-name="T144">ex</text:span><text:span text:style-name="T10">2</text:span><text:span text:style-name="T144">y = </text:span><text:span text:style-name="T76">(</text:span><text:span text:style-name="T132">(((</text:span><text:span text:style-name="T147">e+</text:span><text:span text:style-name="T149">1)</text:span><text:span text:style-name="T147">x)</text:span><text:span text:style-name="T132">個(</text:span><text:span text:style-name="T336">並聯 </text:span><text:span text:style-name="T147">ex</text:span><text:span text:style-name="T132">、</text:span><text:span text:style-name="T147">x)</text:span><text:span text:style-name="T146">)+</text:span><text:span text:style-name="T145">y</text:span><text:span text:style-name="T76">)個(並聯</text:span><text:span text:style-name="T132">((</text:span><text:span text:style-name="T147">e+</text:span><text:span text:style-name="T149">1)</text:span><text:span text:style-name="T147">x)</text:span><text:span text:style-name="T132">個(</text:span><text:span text:style-name="T336">並聯</text:span><text:span text:style-name="T147">ex</text:span><text:span text:style-name="T132">、</text:span><text:span text:style-name="T147">x</text:span><text:span text:style-name="T146">))</text:span><text:span text:style-name="T145">、</text:span><text:span text:style-name="T150">y</text:span><text:span text:style-name="T76">)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8T22:51:01.970000000</dc:date>
    <meta:editing-duration>P27DT12H35M52S</meta:editing-duration>
    <meta:editing-cycles>20563</meta:editing-cycles>
    <meta:document-statistic meta:table-count="0" meta:image-count="0" meta:object-count="0" meta:page-count="1" meta:paragraph-count="654" meta:word-count="13722" meta:character-count="17044" meta:non-whitespace-character-count="15169"/>
  </office:meta>
</office:document-meta>
</file>